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5" style:family="table">
      <style:table-properties style:width="17cm" table:align="margins"/>
    </style:style>
    <style:style style:name="Table15.A" style:family="table-column">
      <style:table-column-properties style:column-width="2.792cm" style:rel-column-width="10763*"/>
    </style:style>
    <style:style style:name="Table15.B" style:family="table-column">
      <style:table-column-properties style:column-width="2.618cm" style:rel-column-width="10090*"/>
    </style:style>
    <style:style style:name="Table15.C" style:family="table-column">
      <style:table-column-properties style:column-width="7.34cm" style:rel-column-width="28293*"/>
    </style:style>
    <style:style style:name="Table15.D" style:family="table-column">
      <style:table-column-properties style:column-width="4.251cm" style:rel-column-width="16389*"/>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1" style:family="table">
      <style:table-properties style:width="18.309cm" fo:margin-left="0cm" table:align="left"/>
    </style:style>
    <style:style style:name="Table1.A" style:family="table-column">
      <style:table-column-properties style:column-width="3.704cm"/>
    </style:style>
    <style:style style:name="Table1.B" style:family="table-column">
      <style:table-column-properties style:column-width="14.60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8.309cm" fo:margin-left="0cm" table:align="left"/>
    </style:style>
    <style:style style:name="Table3.A" style:family="table-column">
      <style:table-column-properties style:column-width="3.704cm"/>
    </style:style>
    <style:style style:name="Table3.B" style:family="table-column">
      <style:table-column-properties style:column-width="14.60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8.309cm" fo:margin-left="0cm" table:align="left"/>
    </style:style>
    <style:style style:name="Table5.A" style:family="table-column">
      <style:table-column-properties style:column-width="3.704cm"/>
    </style:style>
    <style:style style:name="Table5.B" style:family="table-column">
      <style:table-column-properties style:column-width="14.60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8.309cm" fo:margin-left="0cm" table:align="left"/>
    </style:style>
    <style:style style:name="Table6.A" style:family="table-column">
      <style:table-column-properties style:column-width="3.704cm"/>
    </style:style>
    <style:style style:name="Table6.B" style:family="table-column">
      <style:table-column-properties style:column-width="14.60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8.309cm" fo:margin-left="0cm" table:align="left"/>
    </style:style>
    <style:style style:name="Table7.A" style:family="table-column">
      <style:table-column-properties style:column-width="3.704cm"/>
    </style:style>
    <style:style style:name="Table7.B" style:family="table-column">
      <style:table-column-properties style:column-width="14.60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8.309cm" fo:margin-left="0cm" table:align="left"/>
    </style:style>
    <style:style style:name="Table8.A" style:family="table-column">
      <style:table-column-properties style:column-width="3.704cm"/>
    </style:style>
    <style:style style:name="Table8.B" style:family="table-column">
      <style:table-column-properties style:column-width="14.605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8.309cm" fo:margin-left="0cm" table:align="left"/>
    </style:style>
    <style:style style:name="Table9.A" style:family="table-column">
      <style:table-column-properties style:column-width="3.704cm"/>
    </style:style>
    <style:style style:name="Table9.B" style:family="table-column">
      <style:table-column-properties style:column-width="14.605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8.309cm" fo:margin-left="0cm" table:align="left"/>
    </style:style>
    <style:style style:name="Table10.A" style:family="table-column">
      <style:table-column-properties style:column-width="3.704cm"/>
    </style:style>
    <style:style style:name="Table10.B" style:family="table-column">
      <style:table-column-properties style:column-width="14.605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8.309cm" fo:margin-left="0cm" table:align="left"/>
    </style:style>
    <style:style style:name="Table11.A" style:family="table-column">
      <style:table-column-properties style:column-width="3.704cm"/>
    </style:style>
    <style:style style:name="Table11.B" style:family="table-column">
      <style:table-column-properties style:column-width="14.605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27" style:family="table">
      <style:table-properties style:width="18.309cm" fo:margin-left="0cm" table:align="left"/>
    </style:style>
    <style:style style:name="Table27.A" style:family="table-column">
      <style:table-column-properties style:column-width="3.704cm"/>
    </style:style>
    <style:style style:name="Table27.B" style:family="table-column">
      <style:table-column-properties style:column-width="14.605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12" style:family="table">
      <style:table-properties style:width="18.309cm" fo:margin-left="0cm" table:align="left"/>
    </style:style>
    <style:style style:name="Table12.A" style:family="table-column">
      <style:table-column-properties style:column-width="3.704cm"/>
    </style:style>
    <style:style style:name="Table12.B" style:family="table-column">
      <style:table-column-properties style:column-width="14.605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8.309cm" fo:margin-left="0cm" table:align="left"/>
    </style:style>
    <style:style style:name="Table13.A" style:family="table-column">
      <style:table-column-properties style:column-width="3.704cm"/>
    </style:style>
    <style:style style:name="Table13.B" style:family="table-column">
      <style:table-column-properties style:column-width="14.605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8.309cm" fo:margin-left="0cm" table:align="left"/>
    </style:style>
    <style:style style:name="Table14.A" style:family="table-column">
      <style:table-column-properties style:column-width="3.704cm"/>
    </style:style>
    <style:style style:name="Table14.B" style:family="table-column">
      <style:table-column-properties style:column-width="14.605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2" style:family="table">
      <style:table-properties style:width="18.309cm" fo:margin-left="0cm" table:align="left"/>
    </style:style>
    <style:style style:name="Table2.A" style:family="table-column">
      <style:table-column-properties style:column-width="3.704cm"/>
    </style:style>
    <style:style style:name="Table2.B" style:family="table-column">
      <style:table-column-properties style:column-width="14.60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3.493cm"/>
    </style:style>
    <style:style style:name="Table4.B" style:family="table-column">
      <style:table-column-properties style:column-width="13.5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style>
    <style:style style:name="Table16.A" style:family="table-column">
      <style:table-column-properties style:column-width="3.493cm"/>
    </style:style>
    <style:style style:name="Table16.B" style:family="table-column">
      <style:table-column-properties style:column-width="13.52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13.6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3.413cm"/>
    </style:style>
    <style:style style:name="Table18.B" style:family="table-column">
      <style:table-column-properties style:column-width="13.6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3.413cm"/>
    </style:style>
    <style:style style:name="Table19.B" style:family="table-column">
      <style:table-column-properties style:column-width="13.6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413cm"/>
    </style:style>
    <style:style style:name="Table20.B" style:family="table-column">
      <style:table-column-properties style:column-width="13.6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3.413cm"/>
    </style:style>
    <style:style style:name="Table21.B" style:family="table-column">
      <style:table-column-properties style:column-width="13.6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3.413cm"/>
    </style:style>
    <style:style style:name="Table22.B" style:family="table-column">
      <style:table-column-properties style:column-width="13.6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3.413cm"/>
    </style:style>
    <style:style style:name="Table23.B" style:family="table-column">
      <style:table-column-properties style:column-width="13.6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table:align="left"/>
    </style:style>
    <style:style style:name="Table24.A" style:family="table-column">
      <style:table-column-properties style:column-width="3.493cm"/>
    </style:style>
    <style:style style:name="Table24.B" style:family="table-column">
      <style:table-column-properties style:column-width="13.52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3.493cm"/>
    </style:style>
    <style:style style:name="Table25.B" style:family="table-column">
      <style:table-column-properties style:column-width="13.52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3.493cm"/>
    </style:style>
    <style:style style:name="Table26.B" style:family="table-column">
      <style:table-column-properties style:column-width="13.52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3.493cm"/>
    </style:style>
    <style:style style:name="Table29.B" style:family="table-column">
      <style:table-column-properties style:column-width="13.52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table:align="left"/>
    </style:style>
    <style:style style:name="Table30.A" style:family="table-column">
      <style:table-column-properties style:column-width="3.493cm"/>
    </style:style>
    <style:style style:name="Table30.B" style:family="table-column">
      <style:table-column-properties style:column-width="13.52cm"/>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table:align="left"/>
    </style:style>
    <style:style style:name="Table31.A" style:family="table-column">
      <style:table-column-properties style:column-width="3.493cm"/>
    </style:style>
    <style:style style:name="Table31.B" style:family="table-column">
      <style:table-column-properties style:column-width="13.52cm"/>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table:align="left"/>
    </style:style>
    <style:style style:name="Table32.A" style:family="table-column">
      <style:table-column-properties style:column-width="3.413cm"/>
    </style:style>
    <style:style style:name="Table32.B" style:family="table-column">
      <style:table-column-properties style:column-width="13.6cm"/>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table:align="left"/>
    </style:style>
    <style:style style:name="Table33.A" style:family="table-column">
      <style:table-column-properties style:column-width="3.413cm"/>
    </style:style>
    <style:style style:name="Table33.B" style:family="table-column">
      <style:table-column-properties style:column-width="13.6cm"/>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3.413cm"/>
    </style:style>
    <style:style style:name="Table34.B" style:family="table-column">
      <style:table-column-properties style:column-width="13.6cm"/>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3.413cm"/>
    </style:style>
    <style:style style:name="Table35.B" style:family="table-column">
      <style:table-column-properties style:column-width="13.6cm"/>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table:align="left"/>
    </style:style>
    <style:style style:name="Table36.A" style:family="table-column">
      <style:table-column-properties style:column-width="3.413cm"/>
    </style:style>
    <style:style style:name="Table36.B" style:family="table-column">
      <style:table-column-properties style:column-width="13.6cm"/>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3.413cm"/>
    </style:style>
    <style:style style:name="Table39.B" style:family="table-column">
      <style:table-column-properties style:column-width="13.6cm"/>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3.413cm"/>
    </style:style>
    <style:style style:name="Table37.B" style:family="table-column">
      <style:table-column-properties style:column-width="13.6cm"/>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013cm" fo:margin-left="0cm" table:align="left"/>
    </style:style>
    <style:style style:name="Table38.A" style:family="table-column">
      <style:table-column-properties style:column-width="3.493cm"/>
    </style:style>
    <style:style style:name="Table38.B" style:family="table-column">
      <style:table-column-properties style:column-width="13.52cm"/>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table:align="left"/>
    </style:style>
    <style:style style:name="Table40.A" style:family="table-column">
      <style:table-column-properties style:column-width="3.493cm"/>
    </style:style>
    <style:style style:name="Table40.B" style:family="table-column">
      <style:table-column-properties style:column-width="13.52cm"/>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3.493cm"/>
    </style:style>
    <style:style style:name="Table41.B" style:family="table-column">
      <style:table-column-properties style:column-width="13.52cm"/>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table:align="left"/>
    </style:style>
    <style:style style:name="Table28.A" style:family="table-column">
      <style:table-column-properties style:column-width="3.493cm"/>
    </style:style>
    <style:style style:name="Table28.B" style:family="table-column">
      <style:table-column-properties style:column-width="13.52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3.493cm"/>
    </style:style>
    <style:style style:name="Table42.B" style:family="table-column">
      <style:table-column-properties style:column-width="13.52cm"/>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table:align="left"/>
    </style:style>
    <style:style style:name="Table43.A" style:family="table-column">
      <style:table-column-properties style:column-width="3.493cm"/>
    </style:style>
    <style:style style:name="Table43.B" style:family="table-column">
      <style:table-column-properties style:column-width="13.52cm"/>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493cm"/>
    </style:style>
    <style:style style:name="Table44.B" style:family="table-column">
      <style:table-column-properties style:column-width="13.52cm"/>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3.493cm"/>
    </style:style>
    <style:style style:name="Table45.B" style:family="table-column">
      <style:table-column-properties style:column-width="13.52cm"/>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3.493cm"/>
    </style:style>
    <style:style style:name="Table46.B" style:family="table-column">
      <style:table-column-properties style:column-width="13.52cm"/>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table:align="left"/>
    </style:style>
    <style:style style:name="Table47.A" style:family="table-column">
      <style:table-column-properties style:column-width="3.493cm"/>
    </style:style>
    <style:style style:name="Table47.B" style:family="table-column">
      <style:table-column-properties style:column-width="13.52cm"/>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paragraph-rsid="0035ef04"/>
    </style:style>
    <style:style style:name="P2" style:family="paragraph" style:parent-style-name="Footer">
      <style:text-properties fo:font-size="10pt" officeooo:rsid="001f5ab2" officeooo:paragraph-rsid="0071f2eb" style:font-size-asian="10pt" style:font-size-complex="10pt"/>
    </style:style>
    <style:style style:name="P3" style:family="paragraph" style:parent-style-name="Standard">
      <style:text-properties officeooo:rsid="0017f251" officeooo:paragraph-rsid="0017f251"/>
    </style:style>
    <style:style style:name="P4" style:family="paragraph" style:parent-style-name="Standard">
      <style:text-properties officeooo:rsid="0017f251" officeooo:paragraph-rsid="001c642a"/>
    </style:style>
    <style:style style:name="P5" style:family="paragraph" style:parent-style-name="Standard">
      <style:text-properties officeooo:rsid="001b3aaf" officeooo:paragraph-rsid="001b3aaf"/>
    </style:style>
    <style:style style:name="P6" style:family="paragraph" style:parent-style-name="Standard">
      <style:text-properties officeooo:rsid="001c642a" officeooo:paragraph-rsid="001c642a"/>
    </style:style>
    <style:style style:name="P7" style:family="paragraph" style:parent-style-name="Standard">
      <style:text-properties officeooo:rsid="001c642a" officeooo:paragraph-rsid="001c9d72"/>
    </style:style>
    <style:style style:name="P8" style:family="paragraph" style:parent-style-name="Standard">
      <style:text-properties officeooo:rsid="001c642a" officeooo:paragraph-rsid="001f6eda"/>
    </style:style>
    <style:style style:name="P9" style:family="paragraph" style:parent-style-name="Standard">
      <style:text-properties officeooo:rsid="001c642a" officeooo:paragraph-rsid="00b41e61"/>
    </style:style>
    <style:style style:name="P10" style:family="paragraph" style:parent-style-name="Standard">
      <style:text-properties officeooo:rsid="001c642a" officeooo:paragraph-rsid="00b4e3a4"/>
    </style:style>
    <style:style style:name="P11" style:family="paragraph" style:parent-style-name="Standard">
      <style:text-properties officeooo:rsid="001c642a" officeooo:paragraph-rsid="00e9a60d"/>
    </style:style>
    <style:style style:name="P12" style:family="paragraph" style:parent-style-name="Standard">
      <style:text-properties officeooo:paragraph-rsid="001c642a"/>
    </style:style>
    <style:style style:name="P13" style:family="paragraph" style:parent-style-name="Standard">
      <style:text-properties officeooo:paragraph-rsid="001c9d72"/>
    </style:style>
    <style:style style:name="P14" style:family="paragraph" style:parent-style-name="Standard">
      <style:text-properties officeooo:rsid="001f6eda" officeooo:paragraph-rsid="001f6eda"/>
    </style:style>
    <style:style style:name="P15" style:family="paragraph" style:parent-style-name="Standard">
      <style:text-properties officeooo:rsid="001f6eda" officeooo:paragraph-rsid="005a203f"/>
    </style:style>
    <style:style style:name="P16" style:family="paragraph" style:parent-style-name="Standard">
      <style:text-properties officeooo:rsid="001f6eda" officeooo:paragraph-rsid="00e9a60d"/>
    </style:style>
    <style:style style:name="P17" style:family="paragraph" style:parent-style-name="Standard">
      <style:text-properties officeooo:paragraph-rsid="001f6eda"/>
    </style:style>
    <style:style style:name="P18" style:family="paragraph" style:parent-style-name="Standard">
      <style:text-properties fo:font-size="16pt" fo:font-weight="bold" officeooo:rsid="0021f366" officeooo:paragraph-rsid="0035ef04" style:font-size-asian="16pt" style:font-weight-asian="bold" style:font-size-complex="16pt" style:font-weight-complex="bold"/>
    </style:style>
    <style:style style:name="P19" style:family="paragraph" style:parent-style-name="Standard">
      <style:paragraph-properties fo:text-align="center" style:justify-single-word="false"/>
      <style:text-properties fo:font-size="32pt" officeooo:rsid="001382b0" officeooo:paragraph-rsid="0035ef04" style:font-size-asian="32pt" style:font-size-complex="32pt"/>
    </style:style>
    <style:style style:name="P20" style:family="paragraph" style:parent-style-name="Standard">
      <style:paragraph-properties fo:text-align="center" style:justify-single-word="false"/>
      <style:text-properties officeooo:rsid="001382b0" officeooo:paragraph-rsid="0035ef04"/>
    </style:style>
    <style:style style:name="P21" style:family="paragraph" style:parent-style-name="Standard">
      <style:paragraph-properties fo:text-align="center" style:justify-single-word="false"/>
      <style:text-properties fo:font-size="14pt" officeooo:rsid="001382b0" officeooo:paragraph-rsid="0035ef04" style:font-size-asian="14pt" style:font-size-complex="14pt"/>
    </style:style>
    <style:style style:name="P22" style:family="paragraph" style:parent-style-name="Standard">
      <style:text-properties officeooo:rsid="002d6d47" officeooo:paragraph-rsid="0035ef04"/>
    </style:style>
    <style:style style:name="P23" style:family="paragraph" style:parent-style-name="Standard">
      <style:text-properties fo:font-size="18pt" officeooo:rsid="002d6d47" officeooo:paragraph-rsid="0035ef04"/>
    </style:style>
    <style:style style:name="P24" style:family="paragraph" style:parent-style-name="Standard">
      <style:text-properties officeooo:rsid="0099d03a" officeooo:paragraph-rsid="0099d03a"/>
    </style:style>
    <style:style style:name="P25" style:family="paragraph" style:parent-style-name="Standard">
      <style:text-properties officeooo:rsid="009d3167" officeooo:paragraph-rsid="009d3167"/>
    </style:style>
    <style:style style:name="P26" style:family="paragraph" style:parent-style-name="Standard">
      <style:text-properties officeooo:paragraph-rsid="001b3aaf"/>
    </style:style>
    <style:style style:name="P27" style:family="paragraph" style:parent-style-name="Standard">
      <style:text-properties officeooo:rsid="00a3f4f4" officeooo:paragraph-rsid="00a3f4f4"/>
    </style:style>
    <style:style style:name="P28" style:family="paragraph" style:parent-style-name="Standard">
      <style:text-properties officeooo:rsid="00c78bad" officeooo:paragraph-rsid="00c78bad"/>
    </style:style>
    <style:style style:name="P29" style:family="paragraph" style:parent-style-name="Standard">
      <style:text-properties officeooo:rsid="009b269e" officeooo:paragraph-rsid="0017f251"/>
    </style:style>
    <style:style style:name="P30" style:family="paragraph" style:parent-style-name="Standard">
      <style:text-properties officeooo:rsid="00b92980" officeooo:paragraph-rsid="001c642a"/>
    </style:style>
    <style:style style:name="P31" style:family="paragraph" style:parent-style-name="Standard">
      <style:text-properties fo:font-size="12pt" officeooo:paragraph-rsid="012f6182"/>
    </style:style>
    <style:style style:name="P32" style:family="paragraph" style:parent-style-name="Heading">
      <style:paragraph-properties fo:text-align="center" style:justify-single-word="false"/>
      <style:text-properties fo:font-size="20pt" officeooo:paragraph-rsid="0035ef04" style:font-size-asian="20pt" style:font-size-complex="20pt"/>
    </style:style>
    <style:style style:name="P33" style:family="paragraph" style:parent-style-name="Text_20_body">
      <style:text-properties officeooo:rsid="00395251" officeooo:paragraph-rsid="00395251"/>
    </style:style>
    <style:style style:name="P34" style:family="paragraph" style:parent-style-name="Text_20_body">
      <style:text-properties officeooo:rsid="003c7157" officeooo:paragraph-rsid="003c7157"/>
    </style:style>
    <style:style style:name="P35" style:family="paragraph" style:parent-style-name="Text_20_body">
      <style:text-properties officeooo:paragraph-rsid="00706eed"/>
    </style:style>
    <style:style style:name="P36" style:family="paragraph" style:parent-style-name="Text_20_body">
      <style:text-properties officeooo:rsid="00a9aca3" officeooo:paragraph-rsid="00a9aca3"/>
    </style:style>
    <style:style style:name="P37" style:family="paragraph" style:parent-style-name="Text_20_body">
      <style:text-properties officeooo:rsid="006aab25" officeooo:paragraph-rsid="006aab25"/>
    </style:style>
    <style:style style:name="P38" style:family="paragraph" style:parent-style-name="Text_20_body">
      <style:text-properties officeooo:rsid="00c2fa0b" officeooo:paragraph-rsid="00c2fa0b"/>
    </style:style>
    <style:style style:name="P39" style:family="paragraph" style:parent-style-name="Text_20_body">
      <style:text-properties fo:color="#000000" style:font-name="DejaVu Sans Mono" fo:font-size="9pt" fo:background-color="#e4e4ff"/>
    </style:style>
    <style:style style:name="P40" style:family="paragraph" style:parent-style-name="Text_20_body">
      <style:text-properties fo:color="#000000" style:font-name="Liberation Serif" fo:font-size="12pt" officeooo:paragraph-rsid="0126583d" style:font-size-asian="12pt" style:font-size-complex="12pt"/>
    </style:style>
    <style:style style:name="P41" style:family="paragraph" style:parent-style-name="Text_20_body">
      <style:text-properties fo:font-weight="normal" officeooo:rsid="010f92b3" officeooo:paragraph-rsid="010f92b3" style:font-weight-asian="normal" style:font-weight-complex="normal"/>
    </style:style>
    <style:style style:name="P42" style:family="paragraph" style:parent-style-name="Text_20_body">
      <style:text-properties officeooo:rsid="00f787cc" officeooo:paragraph-rsid="0126583d"/>
    </style:style>
    <style:style style:name="P43" style:family="paragraph" style:parent-style-name="Text_20_body">
      <style:text-properties officeooo:rsid="0125372b" officeooo:paragraph-rsid="0125372b"/>
    </style:style>
    <style:style style:name="P44" style:family="paragraph" style:parent-style-name="Text_20_body">
      <style:text-properties style:font-name="Liberation Serif" fo:font-size="12pt" officeooo:paragraph-rsid="0125372b" style:font-size-asian="12pt" style:font-size-complex="12pt"/>
    </style:style>
    <style:style style:name="P45" style:family="paragraph" style:parent-style-name="Text_20_body">
      <style:text-properties style:font-name="Liberation Serif" fo:font-size="12pt" fo:font-weight="normal" officeooo:paragraph-rsid="0126583d" style:font-size-asian="12pt" style:font-weight-asian="normal" style:font-size-complex="12pt" style:font-weight-complex="normal"/>
    </style:style>
    <style:style style:name="P46" style:family="paragraph" style:parent-style-name="Text_20_body">
      <style:text-properties fo:font-variant="normal" fo:text-transform="none" fo:color="#000000" style:font-name="Liberation Serif" fo:font-size="12pt" fo:letter-spacing="normal" fo:font-style="normal" fo:font-weight="normal" officeooo:rsid="0126583d" officeooo:paragraph-rsid="0126583d" style:font-size-asian="12pt" style:font-weight-asian="normal" style:font-size-complex="12pt" style:font-weight-complex="normal"/>
    </style:style>
    <style:style style:name="P47" style:family="paragraph" style:parent-style-name="Text_20_body">
      <style:text-properties officeooo:paragraph-rsid="012f6182"/>
    </style:style>
    <style:style style:name="P48" style:family="paragraph" style:parent-style-name="Table_20_Contents">
      <style:text-properties officeooo:rsid="001b3aaf" officeooo:paragraph-rsid="001b3aaf"/>
    </style:style>
    <style:style style:name="P49" style:family="paragraph" style:parent-style-name="Table_20_Contents">
      <style:text-properties officeooo:rsid="001b3aaf" officeooo:paragraph-rsid="001c642a"/>
    </style:style>
    <style:style style:name="P50" style:family="paragraph" style:parent-style-name="Table_20_Contents">
      <style:text-properties officeooo:rsid="001b3aaf" officeooo:paragraph-rsid="001c9d72"/>
    </style:style>
    <style:style style:name="P51" style:family="paragraph" style:parent-style-name="Table_20_Contents">
      <style:text-properties officeooo:rsid="001b3aaf" officeooo:paragraph-rsid="001f6eda"/>
    </style:style>
    <style:style style:name="P52" style:family="paragraph" style:parent-style-name="Table_20_Contents">
      <style:text-properties officeooo:rsid="001b3aaf" officeooo:paragraph-rsid="005a203f"/>
    </style:style>
    <style:style style:name="P53" style:family="paragraph" style:parent-style-name="Table_20_Contents">
      <style:text-properties officeooo:rsid="001b3aaf" officeooo:paragraph-rsid="00e9a60d"/>
    </style:style>
    <style:style style:name="P54" style:family="paragraph" style:parent-style-name="Table_20_Contents">
      <style:text-properties officeooo:rsid="001c642a" officeooo:paragraph-rsid="001c642a"/>
    </style:style>
    <style:style style:name="P55" style:family="paragraph" style:parent-style-name="Table_20_Contents">
      <style:text-properties officeooo:rsid="001c642a" officeooo:paragraph-rsid="006c16a0"/>
    </style:style>
    <style:style style:name="P56" style:family="paragraph" style:parent-style-name="Table_20_Contents">
      <style:text-properties officeooo:rsid="001c642a" officeooo:paragraph-rsid="007f54e1"/>
    </style:style>
    <style:style style:name="P57" style:family="paragraph" style:parent-style-name="Table_20_Contents">
      <style:text-properties officeooo:rsid="001c642a" officeooo:paragraph-rsid="001c9d72"/>
    </style:style>
    <style:style style:name="P58" style:family="paragraph" style:parent-style-name="Table_20_Contents">
      <style:text-properties officeooo:rsid="001c642a" officeooo:paragraph-rsid="00b41e61"/>
    </style:style>
    <style:style style:name="P59" style:family="paragraph" style:parent-style-name="Table_20_Contents">
      <style:text-properties officeooo:rsid="001e1a8b" officeooo:paragraph-rsid="001e1a8b"/>
    </style:style>
    <style:style style:name="P60" style:family="paragraph" style:parent-style-name="Table_20_Contents">
      <style:text-properties officeooo:rsid="001f6eda" officeooo:paragraph-rsid="001f6eda"/>
    </style:style>
    <style:style style:name="P61" style:family="paragraph" style:parent-style-name="Table_20_Contents">
      <style:text-properties officeooo:rsid="001f6eda" officeooo:paragraph-rsid="00d8aa3f"/>
    </style:style>
    <style:style style:name="P62" style:family="paragraph" style:parent-style-name="Table_20_Contents">
      <style:text-properties officeooo:rsid="001f6eda" officeooo:paragraph-rsid="00e9a60d"/>
    </style:style>
    <style:style style:name="P63" style:family="paragraph" style:parent-style-name="Table_20_Contents">
      <style:text-properties officeooo:rsid="00200071" officeooo:paragraph-rsid="00200071"/>
    </style:style>
    <style:style style:name="P64" style:family="paragraph" style:parent-style-name="Table_20_Contents">
      <style:text-properties officeooo:rsid="00200071" officeooo:paragraph-rsid="005a203f"/>
    </style:style>
    <style:style style:name="P65" style:family="paragraph" style:parent-style-name="Table_20_Contents">
      <style:text-properties officeooo:rsid="00200071" officeooo:paragraph-rsid="00e9a60d"/>
    </style:style>
    <style:style style:name="P66" style:family="paragraph" style:parent-style-name="Table_20_Contents">
      <style:text-properties fo:font-weight="bold" officeooo:rsid="002d6d47" officeooo:paragraph-rsid="0035ef04" style:font-weight-asian="bold" style:font-weight-complex="bold"/>
    </style:style>
    <style:style style:name="P67" style:family="paragraph" style:parent-style-name="Table_20_Contents">
      <style:text-properties officeooo:rsid="002d6d47" officeooo:paragraph-rsid="0035ef04"/>
    </style:style>
    <style:style style:name="P68" style:family="paragraph" style:parent-style-name="Table_20_Contents">
      <style:text-properties officeooo:rsid="0035ef04" officeooo:paragraph-rsid="0035ef04"/>
    </style:style>
    <style:style style:name="P69" style:family="paragraph" style:parent-style-name="Table_20_Contents">
      <style:text-properties officeooo:rsid="003ccb98" officeooo:paragraph-rsid="003ccb98"/>
    </style:style>
    <style:style style:name="P70" style:family="paragraph" style:parent-style-name="Table_20_Contents">
      <style:text-properties officeooo:rsid="003ccb98" officeooo:paragraph-rsid="005a203f"/>
    </style:style>
    <style:style style:name="P71" style:family="paragraph" style:parent-style-name="Table_20_Contents">
      <style:text-properties officeooo:rsid="003ccb98" officeooo:paragraph-rsid="00e9a60d"/>
    </style:style>
    <style:style style:name="P72" style:family="paragraph" style:parent-style-name="Table_20_Contents">
      <style:text-properties officeooo:rsid="004bc587" officeooo:paragraph-rsid="004bc587"/>
    </style:style>
    <style:style style:name="P73" style:family="paragraph" style:parent-style-name="Table_20_Contents">
      <style:text-properties officeooo:rsid="006b41ed" officeooo:paragraph-rsid="006c16a0"/>
    </style:style>
    <style:style style:name="P74" style:family="paragraph" style:parent-style-name="Table_20_Contents">
      <style:text-properties officeooo:rsid="006b41ed" officeooo:paragraph-rsid="007f54e1"/>
    </style:style>
    <style:style style:name="P75" style:family="paragraph" style:parent-style-name="Table_20_Contents">
      <style:text-properties officeooo:rsid="00777579" officeooo:paragraph-rsid="00777579"/>
    </style:style>
    <style:style style:name="P76" style:family="paragraph" style:parent-style-name="Table_20_Contents">
      <style:text-properties officeooo:rsid="0078e5fe" officeooo:paragraph-rsid="0078e5fe"/>
    </style:style>
    <style:style style:name="P77" style:family="paragraph" style:parent-style-name="Table_20_Contents">
      <style:text-properties officeooo:rsid="0078e5fe" officeooo:paragraph-rsid="00e9a60d"/>
    </style:style>
    <style:style style:name="P78" style:family="paragraph" style:parent-style-name="Table_20_Contents">
      <style:text-properties officeooo:rsid="007f54e1" officeooo:paragraph-rsid="007f54e1"/>
    </style:style>
    <style:style style:name="P79" style:family="paragraph" style:parent-style-name="Table_20_Contents">
      <style:text-properties officeooo:rsid="00803f8d" officeooo:paragraph-rsid="00803f8d"/>
    </style:style>
    <style:style style:name="P80" style:family="paragraph" style:parent-style-name="Table_20_Contents">
      <style:text-properties officeooo:rsid="00803f8d" officeooo:paragraph-rsid="00d581ce"/>
    </style:style>
    <style:style style:name="P81" style:family="paragraph" style:parent-style-name="Table_20_Contents">
      <style:text-properties officeooo:rsid="0081e957" officeooo:paragraph-rsid="0081e957"/>
    </style:style>
    <style:style style:name="P82" style:family="paragraph" style:parent-style-name="Table_20_Contents">
      <style:text-properties officeooo:rsid="008d7b24" officeooo:paragraph-rsid="008d7b24"/>
    </style:style>
    <style:style style:name="P83" style:family="paragraph" style:parent-style-name="Table_20_Contents">
      <style:text-properties officeooo:rsid="008d7b24" officeooo:paragraph-rsid="001c9d72"/>
    </style:style>
    <style:style style:name="P84" style:family="paragraph" style:parent-style-name="Table_20_Contents">
      <style:text-properties officeooo:rsid="0094c78f" officeooo:paragraph-rsid="0094c78f"/>
    </style:style>
    <style:style style:name="P85" style:family="paragraph" style:parent-style-name="Table_20_Contents">
      <style:text-properties fo:font-size="10pt" officeooo:rsid="006b41ed" officeooo:paragraph-rsid="006b41ed" style:font-size-asian="10pt" style:font-size-complex="10pt"/>
    </style:style>
    <style:style style:name="P86" style:family="paragraph" style:parent-style-name="Table_20_Contents">
      <style:text-properties fo:font-weight="normal" officeooo:rsid="00b0896a" officeooo:paragraph-rsid="00b0896a" style:font-weight-asian="normal" style:font-weight-complex="normal"/>
    </style:style>
    <style:style style:name="P87" style:family="paragraph" style:parent-style-name="Table_20_Contents">
      <style:text-properties fo:font-weight="normal" officeooo:rsid="00b806b3" officeooo:paragraph-rsid="00200071" style:font-weight-asian="normal" style:font-weight-complex="normal"/>
    </style:style>
    <style:style style:name="P88" style:family="paragraph" style:parent-style-name="Table_20_Contents">
      <style:text-properties fo:font-weight="normal" officeooo:rsid="00bb6534" officeooo:paragraph-rsid="00200071" style:font-weight-asian="normal" style:font-weight-complex="normal"/>
    </style:style>
    <style:style style:name="P89" style:family="paragraph" style:parent-style-name="Table_20_Contents">
      <style:text-properties officeooo:rsid="00cfcac1" officeooo:paragraph-rsid="00cfcac1"/>
    </style:style>
    <style:style style:name="P90" style:family="paragraph" style:parent-style-name="Table_20_Contents">
      <style:text-properties officeooo:rsid="00d8aa3f" officeooo:paragraph-rsid="00d8aa3f"/>
    </style:style>
    <style:style style:name="P91" style:family="paragraph" style:parent-style-name="Table_20_Contents">
      <style:text-properties fo:font-size="12pt" officeooo:rsid="00e07564" officeooo:paragraph-rsid="00e07564" style:font-size-asian="12pt" style:font-size-complex="12pt"/>
    </style:style>
    <style:style style:name="P92" style:family="paragraph" style:parent-style-name="Table_20_Contents">
      <style:text-properties fo:font-size="12pt" officeooo:rsid="00e07564" officeooo:paragraph-rsid="00e26862" style:font-size-asian="12pt" style:font-size-complex="12pt"/>
    </style:style>
    <style:style style:name="P93" style:family="paragraph" style:parent-style-name="Table_20_Contents">
      <style:text-properties fo:font-size="12pt" officeooo:rsid="00e07564" officeooo:paragraph-rsid="00e3ead4" style:font-size-asian="12pt" style:font-size-complex="12pt"/>
    </style:style>
    <style:style style:name="P94" style:family="paragraph" style:parent-style-name="Table_20_Contents">
      <style:text-properties fo:font-size="12pt" officeooo:rsid="00e07564" officeooo:paragraph-rsid="00e52800" style:font-size-asian="12pt" style:font-size-complex="12pt"/>
    </style:style>
    <style:style style:name="P95" style:family="paragraph" style:parent-style-name="Table_20_Contents">
      <style:text-properties fo:font-size="12pt" officeooo:rsid="00e07564" officeooo:paragraph-rsid="012d28f0" style:font-size-asian="12pt" style:font-size-complex="12pt"/>
    </style:style>
    <style:style style:name="P96" style:family="paragraph" style:parent-style-name="Table_20_Contents">
      <style:text-properties fo:font-size="12pt" officeooo:rsid="00e07564" officeooo:paragraph-rsid="012d4976" style:font-size-asian="12pt" style:font-size-complex="12pt"/>
    </style:style>
    <style:style style:name="P97" style:family="paragraph" style:parent-style-name="Table_20_Contents">
      <style:text-properties fo:font-size="12pt" officeooo:rsid="00e07564" officeooo:paragraph-rsid="012f6182" style:font-size-asian="12pt" style:font-size-complex="12pt"/>
    </style:style>
    <style:style style:name="P98" style:family="paragraph" style:parent-style-name="Table_20_Contents">
      <style:text-properties fo:font-size="12pt" officeooo:rsid="00e26862" officeooo:paragraph-rsid="00e26862" style:font-size-asian="12pt" style:font-size-complex="12pt"/>
    </style:style>
    <style:style style:name="P99" style:family="paragraph" style:parent-style-name="Table_20_Contents">
      <style:text-properties fo:font-size="12pt" officeooo:rsid="00e52800" officeooo:paragraph-rsid="00e52800" style:font-size-asian="12pt" style:font-size-complex="12pt"/>
    </style:style>
    <style:style style:name="P100" style:family="paragraph" style:parent-style-name="Table_20_Contents">
      <style:text-properties fo:font-size="12pt" officeooo:rsid="012b881c" officeooo:paragraph-rsid="012b881c" style:font-size-asian="12pt" style:font-size-complex="12pt"/>
    </style:style>
    <style:style style:name="P101" style:family="paragraph" style:parent-style-name="Table_20_Contents">
      <style:text-properties fo:font-size="12pt" officeooo:rsid="012d28f0" officeooo:paragraph-rsid="012d28f0" style:font-size-asian="12pt" style:font-size-complex="12pt"/>
    </style:style>
    <style:style style:name="P102" style:family="paragraph" style:parent-style-name="Table_20_Contents">
      <style:text-properties officeooo:rsid="00e9a60d" officeooo:paragraph-rsid="00e9a60d"/>
    </style:style>
    <style:style style:name="P103" style:family="paragraph" style:parent-style-name="Table_20_Contents">
      <style:text-properties officeooo:rsid="00effab3" officeooo:paragraph-rsid="01019d17"/>
    </style:style>
    <style:style style:name="P104" style:family="paragraph" style:parent-style-name="Table_20_Contents">
      <style:text-properties officeooo:rsid="00fda250" officeooo:paragraph-rsid="00fda250"/>
    </style:style>
    <style:style style:name="P105" style:family="paragraph" style:parent-style-name="Table_20_Contents">
      <style:text-properties officeooo:rsid="01019d17" officeooo:paragraph-rsid="01019d17"/>
    </style:style>
    <style:style style:name="P106" style:family="paragraph" style:parent-style-name="Table_20_Contents">
      <style:text-properties officeooo:rsid="01322b72" officeooo:paragraph-rsid="01322b72"/>
    </style:style>
    <style:style style:name="P107" style:family="paragraph" style:parent-style-name="Table_20_Contents">
      <style:text-properties officeooo:rsid="0133ce01" officeooo:paragraph-rsid="0133ce01"/>
    </style:style>
    <style:style style:name="P108" style:family="paragraph" style:parent-style-name="Preformatted_20_Text">
      <style:text-properties fo:color="#000000" style:font-name="DejaVu Sans Mono" fo:font-size="9pt" officeooo:paragraph-rsid="003ef484" fo:background-color="#e4e4ff"/>
    </style:style>
    <style:style style:name="P109" style:family="paragraph" style:parent-style-name="Preformatted_20_Text">
      <style:text-properties fo:color="#008000" style:font-name="DejaVu Sans Mono" fo:font-size="9pt" fo:font-weight="bold" officeooo:paragraph-rsid="00e07564"/>
    </style:style>
    <style:style style:name="P110" style:family="paragraph" style:parent-style-name="Preformatted_20_Text">
      <style:text-properties fo:color="#008000" style:font-name="DejaVu Sans Mono" fo:font-size="9pt" fo:font-weight="bold" officeooo:paragraph-rsid="00e3ead4" style:font-size-asian="12pt" style:font-weight-asian="normal" style:font-size-complex="12pt" style:font-weight-complex="normal"/>
    </style:style>
    <style:style style:name="P111" style:family="paragraph" style:parent-style-name="Preformatted_20_Text">
      <style:text-properties fo:color="#008000" style:font-name="DejaVu Sans Mono" fo:font-size="9pt" fo:font-weight="bold" officeooo:paragraph-rsid="012d28f0" style:font-size-asian="12pt" style:font-weight-asian="normal" style:font-size-complex="12pt" style:font-weight-complex="normal"/>
    </style:style>
    <style:style style:name="P112" style:family="paragraph" style:parent-style-name="Preformatted_20_Text">
      <style:text-properties fo:color="#008000" style:font-name="DejaVu Sans Mono" fo:font-size="9pt" fo:font-weight="bold" officeooo:paragraph-rsid="00e52800"/>
    </style:style>
    <style:style style:name="P113" style:family="paragraph" style:parent-style-name="Preformatted_20_Text">
      <style:text-properties fo:font-size="12pt" fo:font-weight="normal" officeooo:paragraph-rsid="00e3ead4" style:font-size-asian="12pt" style:font-weight-asian="normal" style:font-size-complex="12pt" style:font-weight-complex="normal"/>
    </style:style>
    <style:style style:name="P114" style:family="paragraph" style:parent-style-name="Preformatted_20_Text">
      <style:text-properties officeooo:paragraph-rsid="012d4976"/>
    </style:style>
    <style:style style:name="P115" style:family="paragraph" style:parent-style-name="Preformatted_20_Text">
      <style:paragraph-properties fo:background-color="#ffffff">
        <style:background-image/>
      </style:paragraph-properties>
      <style:text-properties fo:color="#000000" style:font-name="Liberation Sans" fo:font-size="9pt"/>
    </style:style>
    <style:style style:name="P116" style:family="paragraph" style:parent-style-name="Preformatted_20_Text">
      <style:paragraph-properties fo:background-color="#ffffff">
        <style:background-image/>
      </style:paragraph-properties>
      <style:text-properties fo:color="#000000" style:font-name="DejaVu Sans Mono" fo:font-size="9pt"/>
    </style:style>
    <style:style style:name="P117" style:family="paragraph" style:parent-style-name="Preformatted_20_Text">
      <style:paragraph-properties fo:background-color="#ffffff">
        <style:background-image/>
      </style:paragraph-properties>
      <style:text-properties fo:color="#000000" style:font-name="DejaVu Sans Mono" fo:font-size="9pt" fo:background-color="#e4e4ff"/>
    </style:style>
    <style:style style:name="P118" style:family="paragraph" style:parent-style-name="Preformatted_20_Text">
      <style:paragraph-properties fo:background-color="#ffffff">
        <style:background-image/>
      </style:paragraph-properties>
      <style:text-properties fo:color="#000000" style:font-name="DejaVu Sans Mono" fo:font-size="9pt" officeooo:paragraph-rsid="00e26862" fo:background-color="#e4e4ff"/>
    </style:style>
    <style:style style:name="P119" style:family="paragraph" style:parent-style-name="Preformatted_20_Text">
      <style:paragraph-properties fo:background-color="#ffffff">
        <style:background-image/>
      </style:paragraph-properties>
      <style:text-properties fo:color="#000000" style:font-name="DejaVu Sans Mono" fo:font-size="9pt" officeooo:paragraph-rsid="00e26862"/>
    </style:style>
    <style:style style:name="P120" style:family="paragraph" style:parent-style-name="Preformatted_20_Text">
      <style:paragraph-properties fo:background-color="#ffffff">
        <style:background-image/>
      </style:paragraph-properties>
      <style:text-properties fo:color="#008000" style:font-name="DejaVu Sans Mono" fo:font-size="9pt" fo:font-weight="bold" officeooo:rsid="006035d8" officeooo:paragraph-rsid="006035d8"/>
    </style:style>
    <style:style style:name="P121" style:family="paragraph" style:parent-style-name="Preformatted_20_Text">
      <style:paragraph-properties fo:background-color="#ffffff">
        <style:background-image/>
      </style:paragraph-properties>
      <style:text-properties fo:color="#008000" style:font-name="DejaVu Sans Mono" fo:font-size="9pt" fo:font-weight="bold" officeooo:paragraph-rsid="00e26862"/>
    </style:style>
    <style:style style:name="P122" style:family="paragraph" style:parent-style-name="Preformatted_20_Text">
      <style:paragraph-properties fo:background-color="#ffffff">
        <style:background-image/>
      </style:paragraph-properties>
      <style:text-properties fo:color="#008000" style:font-name="DejaVu Sans Mono" fo:font-size="9pt" fo:font-weight="bold" officeooo:paragraph-rsid="012f6182"/>
    </style:style>
    <style:style style:name="P123" style:family="paragraph" style:parent-style-name="Standard">
      <style:paragraph-properties fo:background-color="#ffffff">
        <style:background-image/>
      </style:paragraph-properties>
      <style:text-properties officeooo:paragraph-rsid="00e26862"/>
    </style:style>
    <style:style style:name="P124" style:family="paragraph" style:parent-style-name="Standard">
      <style:paragraph-properties fo:background-color="#ffffff">
        <style:background-image/>
      </style:paragraph-properties>
      <style:text-properties fo:color="#008000" style:font-name="DejaVu Sans Mono" fo:font-size="9pt" fo:font-weight="bold" officeooo:paragraph-rsid="00e26862"/>
    </style:style>
    <style:style style:name="P125"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weight="normal" style:font-size-asian="12pt" style:font-weight-asian="normal" style:font-size-complex="12pt" style:font-weight-complex="normal"/>
    </style:style>
    <style:style style:name="P126"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weight="normal" officeooo:rsid="00e07564" officeooo:paragraph-rsid="00e07564" style:font-size-asian="12pt" style:font-weight-asian="normal" style:font-size-complex="12pt" style:font-weight-complex="normal"/>
    </style:style>
    <style:style style:name="P127"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weight="normal" officeooo:rsid="00e26862" officeooo:paragraph-rsid="00e26862" style:font-size-asian="12pt" style:font-weight-asian="normal" style:font-size-complex="12pt" style:font-weight-complex="normal"/>
    </style:style>
    <style:style style:name="P128"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weight="normal" officeooo:rsid="00e28122" officeooo:paragraph-rsid="00e28122" style:font-size-asian="12pt" style:font-weight-asian="normal" style:font-size-complex="12pt" style:font-weight-complex="normal"/>
    </style:style>
    <style:style style:name="P129"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weight="normal" officeooo:rsid="00e28122" officeooo:paragraph-rsid="012f6182" style:font-size-asian="12pt" style:font-weight-asian="normal" style:font-size-complex="12pt" style:font-weight-complex="normal"/>
    </style:style>
    <style:style style:name="P130"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weight="normal" officeooo:rsid="00e3ead4" officeooo:paragraph-rsid="00e3ead4" style:font-size-asian="12pt" style:font-weight-asian="normal" style:font-size-complex="12pt" style:font-weight-complex="normal"/>
    </style:style>
    <style:style style:name="P131"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weight="normal" officeooo:rsid="00e52800" officeooo:paragraph-rsid="00e52800" style:font-size-asian="12pt" style:font-weight-asian="normal" style:font-size-complex="12pt" style:font-weight-complex="normal"/>
    </style:style>
    <style:style style:name="P132"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weight="normal" officeooo:rsid="0129a472" officeooo:paragraph-rsid="0129a472" style:font-size-asian="12pt" style:font-weight-asian="normal" style:font-size-complex="12pt" style:font-weight-complex="normal"/>
    </style:style>
    <style:style style:name="P133"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weight="normal" officeooo:rsid="012d28f0" officeooo:paragraph-rsid="012d28f0" style:font-size-asian="12pt" style:font-weight-asian="normal" style:font-size-complex="12pt" style:font-weight-complex="normal"/>
    </style:style>
    <style:style style:name="P134" style:family="paragraph" style:parent-style-name="Preformatted_20_Text">
      <style:paragraph-properties fo:margin-top="0cm" fo:margin-bottom="0.499cm" style:contextual-spacing="false" fo:background-color="#ffffff">
        <style:background-image/>
      </style:paragraph-properties>
      <style:text-properties fo:color="#000000" style:font-name="Liberation Serif" fo:font-size="12pt" fo:font-weight="normal" officeooo:rsid="012d4976" officeooo:paragraph-rsid="012d4976" style:font-size-asian="12pt" style:font-weight-asian="normal" style:font-size-complex="12pt" style:font-weight-complex="normal"/>
    </style:style>
    <style:style style:name="P135" style:family="paragraph" style:parent-style-name="Contents_20_2">
      <style:paragraph-properties>
        <style:tab-stops>
          <style:tab-stop style:position="16.501cm" style:type="right" style:leader-style="dotted" style:leader-text="."/>
        </style:tab-stops>
      </style:paragraph-properties>
    </style:style>
    <style:style style:name="P136" style:family="paragraph" style:parent-style-name="Contents_20_1">
      <style:paragraph-properties>
        <style:tab-stops>
          <style:tab-stop style:position="17cm" style:type="right" style:leader-style="dotted" style:leader-text="."/>
        </style:tab-stops>
      </style:paragraph-properties>
    </style:style>
    <style:style style:name="P137" style:family="paragraph" style:parent-style-name="Text_20_body" style:list-style-name="L1">
      <style:text-properties fo:font-weight="bold" officeooo:rsid="01907d0d" officeooo:paragraph-rsid="00db19c7" style:font-weight-asian="bold" style:font-weight-complex="bold"/>
    </style:style>
    <style:style style:name="P138" style:family="paragraph" style:parent-style-name="Text_20_body" style:list-style-name="L1">
      <style:text-properties officeooo:rsid="01907d0d" officeooo:paragraph-rsid="00db19c7"/>
    </style:style>
    <style:style style:name="P139" style:family="paragraph" style:parent-style-name="Text_20_body" style:list-style-name="L1">
      <style:text-properties officeooo:rsid="012f444a" officeooo:paragraph-rsid="012f444a"/>
    </style:style>
    <style:style style:name="P140" style:family="paragraph" style:parent-style-name="Text_20_body" style:list-style-name="L1">
      <style:text-properties officeooo:rsid="0191f0a4" officeooo:paragraph-rsid="00db19c7"/>
    </style:style>
    <style:style style:name="P141" style:family="paragraph" style:parent-style-name="Text_20_body" style:list-style-name="L1">
      <style:text-properties officeooo:rsid="0191f0a4" officeooo:paragraph-rsid="011310cf"/>
    </style:style>
    <style:style style:name="P142" style:family="paragraph" style:parent-style-name="Text_20_body" style:list-style-name="L1">
      <style:text-properties fo:font-weight="normal" officeooo:rsid="01a93349" officeooo:paragraph-rsid="00db19c7" style:font-weight-asian="normal" style:font-weight-complex="normal"/>
    </style:style>
    <style:style style:name="P143" style:family="paragraph" style:parent-style-name="Text_20_body" style:list-style-name="L1">
      <style:text-properties officeooo:rsid="0138067b" officeooo:paragraph-rsid="0138067b"/>
    </style:style>
    <style:style style:name="P144" style:family="paragraph" style:parent-style-name="Heading_20_1">
      <style:text-properties officeooo:rsid="0035ef04" officeooo:paragraph-rsid="0035ef04"/>
    </style:style>
    <style:style style:name="P145" style:family="paragraph" style:parent-style-name="Heading_20_2">
      <style:text-properties officeooo:paragraph-rsid="00cc3f42"/>
    </style:style>
    <style:style style:name="P146" style:family="paragraph" style:parent-style-name="Heading_20_2">
      <style:text-properties officeooo:paragraph-rsid="00e9a60d"/>
    </style:style>
    <style:style style:name="P147" style:family="paragraph" style:parent-style-name="Heading_20_2">
      <style:text-properties officeooo:paragraph-rsid="005a203f"/>
    </style:style>
    <style:style style:name="P148" style:family="paragraph" style:parent-style-name="Heading_20_2">
      <style:text-properties officeooo:paragraph-rsid="004a4628"/>
    </style:style>
    <style:style style:name="P149" style:family="paragraph" style:parent-style-name="Heading_20_2">
      <style:text-properties fo:font-size="12pt" fo:font-weight="normal" style:font-size-asian="12pt" style:font-weight-asian="normal" style:font-size-complex="12pt" style:font-weight-complex="normal"/>
    </style:style>
    <style:style style:name="P150" style:family="paragraph" style:parent-style-name="Heading_20_2">
      <style:text-properties fo:font-size="12pt" fo:font-weight="normal" officeooo:rsid="010adc60" style:font-size-asian="12pt" style:font-weight-asian="normal" style:font-size-complex="12pt" style:font-weight-complex="normal"/>
    </style:style>
    <style:style style:name="P151" style:family="paragraph" style:parent-style-name="Heading_20_2">
      <style:text-properties fo:font-size="12pt" fo:font-weight="normal" officeooo:rsid="010c5c0f" style:font-size-asian="12pt" style:font-weight-asian="normal" style:font-size-complex="12pt" style:font-weight-complex="normal"/>
    </style:style>
    <style:style style:name="P152" style:family="paragraph" style:parent-style-name="Heading_20_2">
      <style:text-properties fo:font-size="12pt" fo:font-weight="normal" officeooo:rsid="010e275f" style:font-size-asian="12pt" style:font-weight-asian="normal" style:font-size-complex="12pt" style:font-weight-complex="normal"/>
    </style:style>
    <style:style style:name="P153" style:family="paragraph" style:parent-style-name="Heading_20_2">
      <style:text-properties fo:font-size="12pt" fo:font-weight="normal" officeooo:rsid="010e275f" officeooo:paragraph-rsid="010e275f" style:font-size-asian="12pt" style:font-weight-asian="normal" style:font-size-complex="12pt" style:font-weight-complex="normal"/>
    </style:style>
    <style:style style:name="P154" style:family="paragraph" style:parent-style-name="Heading_20_2">
      <style:text-properties fo:font-size="12pt" fo:font-weight="normal" officeooo:rsid="010e275f" officeooo:paragraph-rsid="012d4976" style:font-size-asian="12pt" style:font-weight-asian="normal" style:font-size-complex="12pt" style:font-weight-complex="normal"/>
    </style:style>
    <style:style style:name="P155" style:family="paragraph" style:parent-style-name="Heading_20_2" style:list-style-name="">
      <style:text-properties fo:font-size="12pt" fo:font-weight="normal" style:font-size-asian="12pt" style:font-weight-asian="normal" style:font-size-complex="12pt" style:font-weight-complex="normal"/>
    </style:style>
    <style:style style:name="P156" style:family="paragraph" style:parent-style-name="Heading_20_2">
      <style:text-properties fo:font-size="12pt" fo:font-weight="normal" officeooo:rsid="008abdb0" officeooo:paragraph-rsid="010e275f" style:font-size-asian="12pt" style:font-weight-asian="normal" style:font-size-complex="12pt" style:font-weight-complex="normal"/>
    </style:style>
    <style:style style:name="P157" style:family="paragraph" style:parent-style-name="Heading_20_2">
      <style:text-properties fo:font-size="12pt" fo:font-weight="normal" officeooo:rsid="012ff9ba" officeooo:paragraph-rsid="012ff9ba" style:font-size-asian="12pt" style:font-weight-asian="normal" style:font-size-complex="12pt" style:font-weight-complex="normal"/>
    </style:style>
    <style:style style:name="P158" style:family="paragraph" style:parent-style-name="Heading_20_2">
      <style:text-properties fo:font-size="12pt" officeooo:paragraph-rsid="010e275f"/>
    </style:style>
    <style:style style:name="P159" style:family="paragraph" style:parent-style-name="Heading_20_2">
      <style:paragraph-properties fo:break-before="page"/>
      <style:text-properties fo:font-size="12pt" fo:font-weight="normal" officeooo:paragraph-rsid="010e275f" style:font-size-asian="12pt" style:font-weight-asian="normal" style:font-size-complex="12pt" style:font-weight-complex="normal"/>
    </style:style>
    <style:style style:name="P160" style:family="paragraph" style:parent-style-name="Heading_20_2">
      <style:paragraph-properties fo:break-before="page"/>
      <style:text-properties fo:font-size="12pt" fo:font-weight="normal" officeooo:rsid="010e275f" officeooo:paragraph-rsid="010e275f" style:font-size-asian="12pt" style:font-weight-asian="normal" style:font-size-complex="12pt" style:font-weight-complex="normal"/>
    </style:style>
    <style:style style:name="P161" style:family="paragraph" style:parent-style-name="Heading_20_2">
      <style:paragraph-properties fo:break-before="page"/>
      <style:text-properties fo:font-size="12pt" officeooo:paragraph-rsid="010e275f"/>
    </style:style>
    <style:style style:name="P162" style:family="paragraph" style:parent-style-name="Table_20_Contents">
      <style:text-properties fo:font-size="10pt" officeooo:rsid="006b41ed" officeooo:paragraph-rsid="006b41ed" style:font-size-asian="10pt" style:font-size-complex="10pt"/>
    </style:style>
    <style:style style:name="T1" style:family="text">
      <style:text-properties officeooo:rsid="001c642a"/>
    </style:style>
    <style:style style:name="T2" style:family="text">
      <style:text-properties officeooo:rsid="001c9d72"/>
    </style:style>
    <style:style style:name="T3" style:family="text">
      <style:text-properties officeooo:rsid="001f6eda"/>
    </style:style>
    <style:style style:name="T4" style:family="text">
      <style:text-properties officeooo:rsid="0023bbff"/>
    </style:style>
    <style:style style:name="T5" style:family="text">
      <style:text-properties officeooo:rsid="002b70f8"/>
    </style:style>
    <style:style style:name="T6" style:family="text">
      <style:text-properties fo:font-size="32pt" officeooo:rsid="001382b0" style:font-size-asian="32pt" style:font-size-complex="32pt"/>
    </style:style>
    <style:style style:name="T7" style:family="text">
      <style:text-properties fo:font-size="32pt" officeooo:rsid="005f623b" style:font-size-asian="32pt" style:font-size-complex="32pt"/>
    </style:style>
    <style:style style:name="T8" style:family="text">
      <style:text-properties fo:font-size="32pt" officeooo:rsid="0035ef04" style:font-size-asian="32pt" style:font-size-complex="32pt"/>
    </style:style>
    <style:style style:name="T9" style:family="text">
      <style:text-properties officeooo:rsid="0035ef04"/>
    </style:style>
    <style:style style:name="T10" style:family="text">
      <style:text-properties fo:color="#000000"/>
    </style:style>
    <style:style style:name="T11" style:family="text">
      <style:text-properties fo:color="#000000" officeooo:rsid="007044e2"/>
    </style:style>
    <style:style style:name="T12" style:family="text">
      <style:text-properties fo:color="#000000" officeooo:rsid="00706eed"/>
    </style:style>
    <style:style style:name="T13" style:family="text">
      <style:text-properties fo:color="#000000" style:font-name="Liberation Serif" fo:font-size="12pt" fo:font-weight="normal" style:font-size-asian="12pt" style:font-weight-asian="normal" style:font-size-complex="12pt" style:font-weight-complex="normal"/>
    </style:style>
    <style:style style:name="T14" style:family="text">
      <style:text-properties fo:color="#000000" style:font-name="Liberation Serif" fo:font-size="12pt" fo:font-weight="normal" officeooo:rsid="00e26862" style:font-size-asian="12pt" style:font-weight-asian="normal" style:font-size-complex="12pt" style:font-weight-complex="normal"/>
    </style:style>
    <style:style style:name="T15" style:family="text">
      <style:text-properties fo:color="#000000" fo:font-weight="normal" officeooo:rsid="0052a264" style:font-size-asian="12pt" style:font-weight-asian="normal" style:font-size-complex="12pt" style:font-weight-complex="normal"/>
    </style:style>
    <style:style style:name="T16" style:family="text">
      <style:text-properties fo:color="#000000" fo:font-weight="normal" officeooo:rsid="010e275f" style:font-size-asian="12pt" style:font-weight-asian="normal" style:font-size-complex="12pt" style:font-weight-complex="normal"/>
    </style:style>
    <style:style style:name="T17" style:family="text">
      <style:text-properties fo:color="#000000" fo:font-weight="normal" officeooo:rsid="0125372b" style:font-weight-asian="normal" style:font-weight-complex="normal"/>
    </style:style>
    <style:style style:name="T18" style:family="text">
      <style:text-properties officeooo:rsid="003a6974"/>
    </style:style>
    <style:style style:name="T19" style:family="text">
      <style:text-properties officeooo:rsid="003af691"/>
    </style:style>
    <style:style style:name="T20" style:family="text">
      <style:text-properties officeooo:rsid="003ccb98"/>
    </style:style>
    <style:style style:name="T21" style:family="text">
      <style:text-properties style:font-name="Liberation Sans" officeooo:rsid="0051a940"/>
    </style:style>
    <style:style style:name="T22" style:family="text">
      <style:text-properties style:font-name="Liberation Sans" officeooo:rsid="010e275f"/>
    </style:style>
    <style:style style:name="T23" style:family="text">
      <style:text-properties officeooo:rsid="004a4628"/>
    </style:style>
    <style:style style:name="T24" style:family="text">
      <style:text-properties officeooo:rsid="005a203f"/>
    </style:style>
    <style:style style:name="T25" style:family="text">
      <style:text-properties officeooo:rsid="005a2278"/>
    </style:style>
    <style:style style:name="T26" style:family="text">
      <style:text-properties officeooo:rsid="005dad91"/>
    </style:style>
    <style:style style:name="T27" style:family="text">
      <style:text-properties officeooo:rsid="001b3aaf"/>
    </style:style>
    <style:style style:name="T28" style:family="text">
      <style:text-properties officeooo:rsid="006b7731"/>
    </style:style>
    <style:style style:name="T29" style:family="text">
      <style:text-properties officeooo:rsid="006b41ed"/>
    </style:style>
    <style:style style:name="T30" style:family="text">
      <style:text-properties officeooo:rsid="006c16a0"/>
    </style:style>
    <style:style style:name="T31" style:family="text">
      <style:text-properties officeooo:rsid="006c8ab3"/>
    </style:style>
    <style:style style:name="T32" style:family="text">
      <style:text-properties officeooo:rsid="006e08d0"/>
    </style:style>
    <style:style style:name="T33" style:family="text">
      <style:text-properties officeooo:rsid="007c493e"/>
    </style:style>
    <style:style style:name="T34" style:family="text">
      <style:text-properties officeooo:rsid="0084e7a8"/>
    </style:style>
    <style:style style:name="T35" style:family="text">
      <style:text-properties officeooo:rsid="0086b0d2"/>
    </style:style>
    <style:style style:name="T36" style:family="text">
      <style:text-properties officeooo:rsid="008d7b24"/>
    </style:style>
    <style:style style:name="T37" style:family="text">
      <style:text-properties officeooo:rsid="009b269e"/>
    </style:style>
    <style:style style:name="T38" style:family="text">
      <style:text-properties officeooo:rsid="00a1bdd7"/>
    </style:style>
    <style:style style:name="T39" style:family="text">
      <style:text-properties officeooo:rsid="00a3f4f4"/>
    </style:style>
    <style:style style:name="T40" style:family="text">
      <style:text-properties officeooo:rsid="00a40094"/>
    </style:style>
    <style:style style:name="T41" style:family="text">
      <style:text-properties officeooo:rsid="00a51742"/>
    </style:style>
    <style:style style:name="T42" style:family="text">
      <style:text-properties officeooo:rsid="00aad8bc"/>
    </style:style>
    <style:style style:name="T43" style:family="text">
      <style:text-properties officeooo:rsid="00ac1968"/>
    </style:style>
    <style:style style:name="T44" style:family="text">
      <style:text-properties officeooo:rsid="00af0b8a"/>
    </style:style>
    <style:style style:name="T45" style:family="text">
      <style:text-properties officeooo:rsid="00b1ec43"/>
    </style:style>
    <style:style style:name="T46" style:family="text">
      <style:text-properties officeooo:rsid="00b2bafe"/>
    </style:style>
    <style:style style:name="T47" style:family="text">
      <style:text-properties officeooo:rsid="00b41e61"/>
    </style:style>
    <style:style style:name="T48" style:family="text">
      <style:text-properties officeooo:rsid="00b4e3a4"/>
    </style:style>
    <style:style style:name="T49" style:family="text">
      <style:text-properties officeooo:rsid="00b61d29"/>
    </style:style>
    <style:style style:name="T50" style:family="text">
      <style:text-properties officeooo:rsid="00b92980"/>
    </style:style>
    <style:style style:name="T51" style:family="text">
      <style:text-properties officeooo:rsid="00c0d150"/>
    </style:style>
    <style:style style:name="T52" style:family="text">
      <style:text-properties officeooo:rsid="00c1b530"/>
    </style:style>
    <style:style style:name="T53" style:family="text">
      <style:text-properties officeooo:rsid="00c50259"/>
    </style:style>
    <style:style style:name="T54" style:family="text">
      <style:text-properties officeooo:rsid="00d581ce"/>
    </style:style>
    <style:style style:name="T55" style:family="text">
      <style:text-properties officeooo:rsid="00d8aa3f"/>
    </style:style>
    <style:style style:name="T56" style:family="text">
      <style:text-properties officeooo:rsid="01d861b9"/>
    </style:style>
    <style:style style:name="T57" style:family="text">
      <style:text-properties officeooo:rsid="01d56183"/>
    </style:style>
    <style:style style:name="T58" style:family="text">
      <style:text-properties officeooo:rsid="01d5d61f"/>
    </style:style>
    <style:style style:name="T59" style:family="text">
      <style:text-properties officeooo:rsid="01d779f6"/>
    </style:style>
    <style:style style:name="T60" style:family="text">
      <style:text-properties officeooo:rsid="00db2a34"/>
    </style:style>
    <style:style style:name="T61" style:family="text">
      <style:text-properties officeooo:rsid="00e26862"/>
    </style:style>
    <style:style style:name="T62" style:family="text">
      <style:text-properties officeooo:rsid="00e28122"/>
    </style:style>
    <style:style style:name="T63" style:family="text">
      <style:text-properties officeooo:rsid="00e3ead4"/>
    </style:style>
    <style:style style:name="T64" style:family="text">
      <style:text-properties officeooo:rsid="00e52800"/>
    </style:style>
    <style:style style:name="T65" style:family="text">
      <style:text-properties officeooo:rsid="00e6144f"/>
    </style:style>
    <style:style style:name="T66" style:family="text">
      <style:text-properties officeooo:rsid="00e9a60d"/>
    </style:style>
    <style:style style:name="T67" style:family="text">
      <style:text-properties officeooo:rsid="00ea48c7"/>
    </style:style>
    <style:style style:name="T68" style:family="text">
      <style:text-properties officeooo:rsid="00edb916"/>
    </style:style>
    <style:style style:name="T69" style:family="text">
      <style:text-properties officeooo:rsid="00f1d00d"/>
    </style:style>
    <style:style style:name="T70" style:family="text">
      <style:text-properties officeooo:rsid="00f278de"/>
    </style:style>
    <style:style style:name="T71" style:family="text">
      <style:text-properties officeooo:rsid="01019d17"/>
    </style:style>
    <style:style style:name="T72" style:family="text">
      <style:text-properties officeooo:rsid="010374ef"/>
    </style:style>
    <style:style style:name="T73" style:family="text">
      <style:text-properties officeooo:rsid="01061efc"/>
    </style:style>
    <style:style style:name="T74" style:family="text">
      <style:text-properties officeooo:rsid="010797c6"/>
    </style:style>
    <style:style style:name="T75" style:family="text">
      <style:text-properties fo:font-weight="normal" officeooo:rsid="0051a940" style:font-size-asian="12pt" style:font-weight-asian="normal" style:font-size-complex="12pt" style:font-weight-complex="normal"/>
    </style:style>
    <style:style style:name="T76" style:family="text">
      <style:text-properties fo:font-weight="normal" officeooo:rsid="0052a264" style:font-size-asian="12pt" style:font-weight-asian="normal" style:font-size-complex="12pt" style:font-weight-complex="normal"/>
    </style:style>
    <style:style style:name="T77" style:family="text">
      <style:text-properties fo:font-weight="normal" officeooo:rsid="010e275f" style:font-size-asian="12pt" style:font-weight-asian="normal" style:font-size-complex="12pt" style:font-weight-complex="normal"/>
    </style:style>
    <style:style style:name="T78" style:family="text">
      <style:text-properties fo:font-weight="normal" style:font-weight-asian="normal" style:font-weight-complex="normal"/>
    </style:style>
    <style:style style:name="T79" style:family="text">
      <style:text-properties officeooo:rsid="010e275f"/>
    </style:style>
    <style:style style:name="T80" style:family="text">
      <style:text-properties officeooo:rsid="010e866c"/>
    </style:style>
    <style:style style:name="T81" style:family="text">
      <style:text-properties officeooo:rsid="01138925"/>
    </style:style>
    <style:style style:name="T82" style:family="text">
      <style:text-properties fo:font-variant="normal" fo:text-transform="none" fo:color="#000000" style:font-name="Liberation Serif" fo:font-size="12pt" fo:letter-spacing="normal" fo:font-style="normal" fo:font-weight="normal" officeooo:rsid="00e26862" style:font-size-asian="12pt" style:font-weight-asian="normal" style:font-size-complex="12pt" style:font-weight-complex="normal"/>
    </style:style>
    <style:style style:name="T83" style:family="text">
      <style:text-properties fo:font-variant="normal" fo:text-transform="none" fo:color="#000000" style:font-name="Liberation Serif" fo:font-size="12pt" fo:letter-spacing="normal" fo:font-style="normal" fo:font-weight="bold" officeooo:rsid="0126583d" style:font-size-asian="12pt" style:font-weight-asian="bold" style:font-size-complex="12pt" style:font-weight-complex="bold"/>
    </style:style>
    <style:style style:name="T84" style:family="text">
      <style:text-properties fo:font-variant="normal" fo:text-transform="none" fo:color="#000000" fo:letter-spacing="normal" fo:font-style="normal" fo:font-weight="normal" officeooo:rsid="0126583d" style:font-weight-asian="normal" style:font-weight-complex="normal"/>
    </style:style>
    <style:style style:name="T85" style:family="text">
      <style:text-properties fo:font-variant="normal" fo:text-transform="none" fo:color="#000000" fo:letter-spacing="normal" fo:font-style="normal" officeooo:rsid="0125372b"/>
    </style:style>
    <style:style style:name="T86" style:family="text">
      <style:text-properties fo:font-variant="normal" fo:text-transform="none" fo:color="#000000" fo:letter-spacing="normal" fo:font-style="normal" officeooo:rsid="0126583d"/>
    </style:style>
    <style:style style:name="T87" style:family="text">
      <style:text-properties fo:font-variant="normal" fo:text-transform="none" fo:color="#000000" fo:letter-spacing="normal" fo:font-style="normal" fo:font-weight="bold"/>
    </style:style>
    <style:style style:name="T88" style:family="text">
      <style:text-properties fo:font-variant="normal" fo:text-transform="none" fo:color="#000000" fo:letter-spacing="normal" fo:font-style="normal" fo:font-weight="bold" style:font-weight-asian="bold" style:font-weight-complex="bold"/>
    </style:style>
    <style:style style:name="T89" style:family="text">
      <style:text-properties fo:font-variant="normal" fo:text-transform="none" fo:letter-spacing="normal" fo:font-style="normal" fo:font-weight="normal"/>
    </style:style>
    <style:style style:name="T90" style:family="text">
      <style:text-properties fo:font-variant="normal" fo:text-transform="none" fo:letter-spacing="normal" fo:font-style="normal" fo:font-weight="normal" officeooo:rsid="0126583d" style:font-weight-asian="normal" style:font-weight-complex="normal"/>
    </style:style>
    <style:style style:name="T91" style:family="text">
      <style:text-properties fo:font-variant="normal" fo:text-transform="none" fo:letter-spacing="normal" fo:font-style="normal" fo:font-weight="normal" officeooo:rsid="0126583d"/>
    </style:style>
    <style:style style:name="T92" style:family="text">
      <style:text-properties fo:font-variant="normal" fo:text-transform="none" fo:letter-spacing="normal" fo:font-style="normal" fo:font-weight="bold" officeooo:rsid="0126583d" style:font-weight-asian="normal" style:font-weight-complex="normal"/>
    </style:style>
    <style:style style:name="T93" style:family="text">
      <style:text-properties officeooo:rsid="012d28f0"/>
    </style:style>
    <style:style style:name="T94" style:family="text">
      <style:text-properties officeooo:rsid="012d4976"/>
    </style:style>
    <style:style style:name="T95" style:family="text">
      <style:text-properties officeooo:rsid="012f444a"/>
    </style:style>
    <style:style style:name="T96" style:family="text">
      <style:text-properties officeooo:rsid="012f6182"/>
    </style:style>
    <style:style style:name="T97" style:family="text">
      <style:text-properties officeooo:rsid="0135530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text:span text:style-name="T9">EST</text:span> <text:span text:style-name="T19">API</text:span></text:p>
      <text:p text:style-name="P19">Specification </text:p>
      <text:p text:style-name="P20"/>
      <text:p text:style-name="P32">for </text:p>
      <text:p text:style-name="P20"/>
      <text:p text:style-name="P18"><text:span text:style-name="T6"><text:tab/><text:tab/> <text:s/>Portea </text:span><text:span text:style-name="T8">Coupon</text:span><text:span text:style-name="T7"> </text:span><text:span text:style-name="T8">Engine</text:span><text:span text:style-name="T6"> </text:span></text:p>
      <text:p text:style-name="P18"/>
      <text:p text:style-name="P18"/>
      <text:p text:style-name="P18"/>
      <text:p text:style-name="P18"/>
      <text:p text:style-name="P18"/>
      <text:p text:style-name="P18"/>
      <text:p text:style-name="P18"/>
      <text:p text:style-name="P18"/>
      <text:p text:style-name="P21">Version 0.<text:span text:style-name="T74">2</text:span></text:p>
      <text:p text:style-name="P21"/>
      <text:p text:style-name="P21">Portea Medical</text:p>
      <text:p text:style-name="P18"><text:tab/><text:tab/></text:p>
      <text:p text:style-name="P18"/>
      <text:p text:style-name="P18"/>
      <text:p text:style-name="P18"/>
      <text:p text:style-name="P18"/>
      <text:p text:style-name="P18"/>
      <text:p text:style-name="P18"/>
      <text:p text:style-name="P18"/>
      <text:p text:style-name="P18"/>
      <text:p text:style-name="P18"/>
      <text:p text:style-name="P3"/>
      <text:p text:style-name="P3"/>
      <text:p text:style-name="P3"/>
      <text:p text:style-name="P3"/>
      <text:p text:style-name="P3"/>
      <text:p text:style-name="P3"/>
      <text:p text:style-name="P3"/>
      <text:p text:style-name="P3"/>
      <text:p text:style-name="P3"><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span> </text:index-entry-span>
            <text:index-entry-chapter/>
            <text:index-entry-span>  </text:index-entry-span>
            <text:index-entry-link-end/>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start text:style-name="Index_20_Link"/>
            <text:index-entry-span> </text:index-entry-span>
            <text:index-entry-link-end/>
            <text:index-entry-chapter/>
            <text:index-entry-span> </text:index-entry-span>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6"><text:a xlink:type="simple" xlink:href="#__RefHeading__111_1603272880" text:style-name="Index_20_Link" text:visited-style-name="Index_20_Link">1 Introduction<text:tab/>4</text:a></text:p>
          <text:p text:style-name="P136"><text:a xlink:type="simple" xlink:href="#__RefHeading__113_1603272880" text:style-name="Index_20_Link" text:visited-style-name="Index_20_Link">2 Rest API<text:tab/>4</text:a></text:p>
          <text:p text:style-name="P135"><text:a xlink:type="simple" xlink:href="#__RefHeading__115_1603272880" text:style-name="Index_20_Link" text:visited-style-name="Index_20_Link"><text:s/>2.1 C</text:a>reate Coupon Discount Request<text:tab/>4</text:p>
          <text:p text:style-name="P135"><text:a xlink:type="simple" xlink:href="#__RefHeading__119_1603272880" text:style-name="Index_20_Link" text:visited-style-name="Index_20_Link"><text:s/>2.2 U</text:a>pdate the Coupon Discount Request<text:tab/>6</text:p>
          <text:p text:style-name="P135"><text:a xlink:type="simple" xlink:href="#__RefHeading__123_1603272880" text:style-name="Index_20_Link" text:visited-style-name="Index_20_Link"><text:s/>2.3 F</text:a>etch coupon codes specified in a Coupon Discount Request<text:tab/>7</text:p>
          <text:p text:style-name="P135"><text:a xlink:type="simple" xlink:href="#__RefHeading__125_1603272880" text:style-name="Index_20_Link" text:visited-style-name="Index_20_Link"><text:s/>2.4 F</text:a>etch products specified in a Coupon Discount Request<text:tab/>8</text:p>
          <text:p text:style-name="P135"><text:a xlink:type="simple" xlink:href="#__RefHeading__127_1603272880" text:style-name="Index_20_Link" text:visited-style-name="Index_20_Link"><text:s/>2.5 A</text:a>dd a coupon code to a Coupon Discount Request<text:tab/>8</text:p>
          <text:p text:style-name="P135"><text:a xlink:type="simple" xlink:href="#__RefHeading__129_1603272880" text:style-name="Index_20_Link" text:visited-style-name="Index_20_Link"><text:s/>2.6 D</text:a>elete a coupon code from a Coupon Discount Request<text:tab/>9</text:p>
          <text:p text:style-name="P135"><text:a xlink:type="simple" xlink:href="#__RefHeading__131_1603272880" text:style-name="Index_20_Link" text:visited-style-name="Index_20_Link"><text:s/>2.7 A</text:a>dd a product to a Coupon Discount Request<text:tab/>9</text:p>
          <text:p text:style-name="P135"><text:a xlink:type="simple" xlink:href="#__RefHeading__133_1603272880" text:style-name="Index_20_Link" text:visited-style-name="Index_20_Link"><text:s/>2.8 D</text:a>elete a product from a Coupon Discount Request<text:tab/>9</text:p>
          <text:p text:style-name="P135"><text:a xlink:type="simple" xlink:href="#__RefHeading__135_1603272880" text:style-name="Index_20_Link" text:visited-style-name="Index_20_Link"><text:s/>2.9 F</text:a>etch the applicable discount amount<text:tab/>10</text:p>
          <text:p text:style-name="P135"><text:a xlink:type="simple" xlink:href="#__RefHeading__3153_1338190879" text:style-name="Index_20_Link" text:visited-style-name="Index_20_Link"><text:s/>2.10 G</text:a>et the coupon attributes given a coupon code<text:tab/>10</text:p>
          <text:p text:style-name="P135"><text:a xlink:type="simple" xlink:href="#__RefHeading__137_1603272880" text:style-name="Index_20_Link" text:visited-style-name="Index_20_Link"><text:s/>2.11 G</text:a>et the status for a Coupon Discount Request<text:tab/>11</text:p>
          <text:p text:style-name="P135"><text:a xlink:type="simple" xlink:href="#__RefHeading__139_1603272880" text:style-name="Index_20_Link" text:visited-style-name="Index_20_Link"><text:s/>2.12 C</text:a>ancel the Coupon Discount Request<text:tab/>11</text:p>
          <text:p text:style-name="P135"><text:a xlink:type="simple" xlink:href="#__RefHeading__141_1603272880" text:style-name="Index_20_Link" text:visited-style-name="Index_20_Link"><text:s/>2.13 A</text:a>pply the Coupon Discount Request<text:tab/>12</text:p>
          <text:p text:style-name="P135"><text:a xlink:type="simple" xlink:href="#__RefHeading__3082_527137411" text:style-name="Index_20_Link" text:visited-style-name="Index_20_Link"><text:s/>2.14 C</text:a>ommit the Coupon Discount Request<text:tab/>12</text:p>
          <text:p text:style-name="P136"><text:a xlink:type="simple" xlink:href="#__RefHeading__247_1603272880" text:style-name="Index_20_Link" text:visited-style-name="Index_20_Link">3 Use Cases<text:tab/>12</text:a></text:p>
          <text:p text:style-name="P135"><text:a xlink:type="simple" xlink:href="#__RefHeading__2092_1603272880" text:style-name="Index_20_Link" text:visited-style-name="Index_20_Link"><text:s/>3.1 C</text:a>reating and applying a request<text:tab/>12</text:p>
          <text:p text:style-name="P135"><text:a xlink:type="simple" xlink:href="#__RefHeading__2094_1603272880" text:style-name="Index_20_Link" text:visited-style-name="Index_20_Link"><text:s/>3.2 C</text:a>ancellation of an existing request<text:tab/>12</text:p>
          <text:p text:style-name="P135"><text:a xlink:type="simple" xlink:href="#__RefHeading__2096_1603272880" text:style-name="Index_20_Link" text:visited-style-name="Index_20_Link"><text:s/>3.3 C</text:a>ommitting an applied request<text:tab/>13</text:p>
          <text:p text:style-name="P136"><text:a xlink:type="simple" xlink:href="#__RefHeading__2098_1603272880" text:style-name="Index_20_Link" text:visited-style-name="Index_20_Link">4 Error Codes<text:tab/>13</text:a></text:p>
          <text:p text:style-name="P135"><text:a xlink:type="simple" xlink:href="#__RefHeading__10041_1603272880" text:style-name="Index_20_Link" text:visited-style-name="Index_20_Link"><text:s/>4.1 C</text:a>PNE01 - RESERVED_FOR_ANOTHER_USER<text:tab/>13</text:p>
          <text:p text:style-name="P135"><text:a xlink:type="simple" xlink:href="#__RefHeading__10043_1603272880" text:style-name="Index_20_Link" text:visited-style-name="Index_20_Link"><text:s/>4.2 C</text:a>PNE02 - COUPON_VALIDITY_EXPIRED<text:tab/>13</text:p>
          <text:p text:style-name="P135"><text:a xlink:type="simple" xlink:href="#__RefHeading__10045_1603272880" text:style-name="Index_20_Link" text:visited-style-name="Index_20_Link"><text:s/>4.3 C</text:a>PNE03 - MULTIPLE_EXCLUSIVE_COUPONS<text:tab/>14</text:p>
          <text:p text:style-name="P135"><text:a xlink:type="simple" xlink:href="#__RefHeading__10047_1603272880" text:style-name="Index_20_Link" text:visited-style-name="Index_20_Link"><text:s/>4.4 C</text:a>PNE04 - TRANSACTION_VALUE_OUT_OF_RANGE<text:tab/>15</text:p>
          <text:p text:style-name="P135"><text:a xlink:type="simple" xlink:href="#__RefHeading__10049_1603272880" text:style-name="Index_20_Link" text:visited-style-name="Index_20_Link"><text:s/>4.5 C</text:a>PNE05 - COUPON_CODE_TIMEOUT<text:tab/>15</text:p>
          <text:p text:style-name="P135"><text:a xlink:type="simple" xlink:href="#__RefHeading__10051_1603272880" text:style-name="Index_20_Link" text:visited-style-name="Index_20_Link"><text:s/>4.6 C</text:a>PNE06 - COUPON_INACTIVE<text:tab/>15</text:p>
          <text:p text:style-name="P135"><text:a xlink:type="simple" xlink:href="#__RefHeading__10053_1603272880" text:style-name="Index_20_Link" text:visited-style-name="Index_20_Link"><text:s/>4.7 C</text:a>PNE07 - COUPON_EXHAUSTED<text:tab/>15</text:p>
          <text:p text:style-name="P135"><text:a xlink:type="simple" xlink:href="#__RefHeading__10055_1603272880" text:style-name="Index_20_Link" text:visited-style-name="Index_20_Link"><text:s/>4.8 C</text:a>PNE08 - COUPON_INVALID<text:tab/>15</text:p>
          <text:p text:style-name="P135"><text:a xlink:type="simple" xlink:href="#__RefHeading__10057_1603272880" text:style-name="Index_20_Link" text:visited-style-name="Index_20_Link"><text:s/>4.9 C</text:a>PNE09 - REQUEST_ALREADY_COMPLETED<text:tab/>16</text:p>
          <text:p text:style-name="P135"><text:a xlink:type="simple" xlink:href="#__RefHeading__10059_1603272880" text:style-name="Index_20_Link" text:visited-style-name="Index_20_Link"><text:s/>4.10 C</text:a>PNE10 - PRODUCT_INVALID<text:tab/>16</text:p>
          <text:p text:style-name="P135"><text:a xlink:type="simple" xlink:href="#__RefHeading__10061_1603272880" text:style-name="Index_20_Link" text:visited-style-name="Index_20_Link"><text:s/>4.11 C</text:a>PNE11 - CONSUMER_INVALID<text:tab/>16</text:p>
          <text:p text:style-name="P135"><text:a xlink:type="simple" xlink:href="#__RefHeading__10063_1603272880" text:style-name="Index_20_Link" text:visited-style-name="Index_20_Link"><text:s/>4.12 C</text:a>PNE12 - COUPON_INAPPLICABLE<text:tab/>16</text:p>
          <text:p text:style-name="P135"><text:a xlink:type="simple" xlink:href="#__RefHeading__10069_1603272880" text:style-name="Index_20_Link" text:visited-style-name="Index_20_Link"><text:s/>4.13 C</text:a>PNE13 - COUPON_DISCOUNT_REQUEST_INVALID<text:tab/>16</text:p>
          <text:p text:style-name="P135"><text:a xlink:type="simple" xlink:href="#__RefHeading__10071_1603272880" text:style-name="Index_20_Link" text:visited-style-name="Index_20_Link"><text:s/>4.14 C</text:a>PNE14 - COUPON_BRAND_MAPPING_INVALID<text:tab/>17</text:p>
          <text:p text:style-name="P135"><text:a xlink:type="simple" xlink:href="#__RefHeading__10073_1603272880" text:style-name="Index_20_Link" text:visited-style-name="Index_20_Link"><text:s/>4.15 C</text:a>PNE15 - INVALID_PRODUCT_TYPE<text:tab/>17</text:p>
          <text:p text:style-name="P135"><text:a xlink:type="simple" xlink:href="#__RefHeading__10077_1603272880" text:style-name="Index_20_Link" text:visited-style-name="Index_20_Link"><text:s/>4.16 C</text:a>PNE16 - CONTEXT_TYPE_INAPPLICABLE<text:tab/>17</text:p>
          <text:p text:style-name="P135"><text:a xlink:type="simple" xlink:href="#__RefHeading__10079_1603272880" text:style-name="Index_20_Link" text:visited-style-name="Index_20_Link"><text:s/>4.17 C</text:a>PNE17 - SOURCE_NAME_UNRECOGNIZED<text:tab/>17</text:p>
          <text:p text:style-name="P135"><text:a xlink:type="simple" xlink:href="#__RefHeading__10081_1603272880" text:style-name="Index_20_Link" text:visited-style-name="Index_20_Link"><text:s/>4.18 C</text:a>PNE18 - COUPON_DISCOUNT_REQUEST_TIMEOUT<text:tab/>17</text:p>
          <text:p text:style-name="P135"><text:a xlink:type="simple" xlink:href="#__RefHeading__10083_1603272880" text:style-name="Index_20_Link" text:visited-style-name="Index_20_Link"><text:s/>4.19 C</text:a>PNE19 - COUPON_ACTOR_TYPE_INVALID<text:tab/>18</text:p>
          <text:p text:style-name="P135"><text:a xlink:type="simple" xlink:href="#__RefHeading__10085_1603272880" text:style-name="Index_20_Link" text:visited-style-name="Index_20_Link"><text:s/>4.20 C</text:a>PNE20 - INCOMPLETE_REQUEST<text:tab/>18</text:p>
          <text:p text:style-name="P135"><text:a xlink:type="simple" xlink:href="#__RefHeading__12345_729405323" text:style-name="Index_20_Link" text:visited-style-name="Index_20_Link"><text:s/>4.21 C</text:a>PNE21 - APPLICABLE_COUNT_EXCEEDED<text:tab/>18</text:p>
          <text:p text:style-name="P135"><text:a xlink:type="simple" xlink:href="#__RefHeading__12349_729405323" text:style-name="Index_20_Link" text:visited-style-name="Index_20_Link"><text:s/>4.22 C</text:a>PNE22 - MULTIPLE_CODES_FOR_COUPON<text:tab/>18</text:p>
          <text:p text:style-name="P135"><text:a xlink:type="simple" xlink:href="#__RefHeading__12351_729405323" text:style-name="Index_20_Link" text:visited-style-name="Index_20_Link"><text:s/>4.23 C</text:a>PNE23 - NON_NTH_TIME_TRANSACTION<text:tab/>19</text:p>
          <text:p text:style-name="P135"><text:a xlink:type="simple" xlink:href="#__RefHeading__12353_729405323" text:style-name="Index_20_Link" text:visited-style-name="Index_20_Link"><text:s/>4.24 C</text:a>PNE24 - ILLEGAL_CDR_APPLY_STATE<text:tab/>19</text:p>
          <text:p text:style-name="P135"><text:soft-page-break/><text:a xlink:type="simple" xlink:href="#__RefHeading__12355_729405323" text:style-name="Index_20_Link" text:visited-style-name="Index_20_Link"><text:s/>4.25 C</text:a>PNE25 - NOT_WITHIN_SUBSCRIPTION<text:tab/>19</text:p>
          <text:p text:style-name="P135"><text:a xlink:type="simple" xlink:href="#__RefHeading__2739_352236872" text:style-name="Index_20_Link" text:visited-style-name="Index_20_Link"><text:s/>4.26 C</text:a>PNE26 - INVALID_REQUEST<text:tab/>19</text:p>
          <text:p text:style-name="P135"><text:a xlink:type="simple" xlink:href="#__RefHeading__2741_352236872" text:style-name="Index_20_Link" text:visited-style-name="Index_20_Link"><text:s/>4.27 C</text:a>PNE27 - ILLEGAL_CDR_CANCEL_STATE<text:tab/>19</text:p>
          <text:p text:style-name="P135"><text:a xlink:type="simple" xlink:href="#__RefHeading__2743_352236872" text:style-name="Index_20_Link" text:visited-style-name="Index_20_Link"><text:s/>4.28 C</text:a>PNE28 - ILLEGAL_CDR_COMMIT_STATE<text:tab/>20</text:p>
          <text:p text:style-name="P135"><text:a xlink:type="simple" xlink:href="#__RefHeading__2745_352236872" text:style-name="Index_20_Link" text:visited-style-name="Index_20_Link"><text:s/>4.29 C</text:a>PNE29 - CONTEXT_ID_INAPPLICABLE<text:tab/>20</text:p>
          <text:p text:style-name="P135"><text:a xlink:type="simple" xlink:href="#__RefHeading__2747_352236872" text:style-name="Index_20_Link" text:visited-style-name="Index_20_Link"><text:s/>4.30 C</text:a>PNE30 - CONTEXT_ID_REQUIRED<text:tab/>20</text:p>
          <text:p text:style-name="P135"><text:a xlink:type="simple" xlink:href="#__RefHeading__2750_352236872" text:style-name="Index_20_Link" text:visited-style-name="Index_20_Link"><text:s/>4.31 C</text:a>PNE31 - COUPON_REFERRER_MAPPING_INVALID<text:tab/>20</text:p>
          <text:p text:style-name="P135"><text:a xlink:type="simple" xlink:href="#__RefHeading__2752_352236872" text:style-name="Index_20_Link" text:visited-style-name="Index_20_Link"><text:s/>4.32 C</text:a>PNE32 - COUPON_REFERRER_MAPPING_INVALID<text:tab/>20</text:p>
          <text:p text:style-name="P136"><text:a xlink:type="simple" xlink:href="#__RefHeading__3161_729405323" text:style-name="Index_20_Link" text:visited-style-name="Index_20_Link">5 TODO<text:tab/>21</text:a></text:p>
        </text:index-body>
      </text:table-of-content>
      <text:p text:style-name="P3"/>
      <text:p text:style-name="P3"/>
      <text:p text:style-name="P3"/>
      <text:p text:style-name="P3"/>
      <text:p text:style-name="P3"/>
      <text:p text:style-name="P3"/>
      <text:p text:style-name="P23">Revision History</text:p>
      <text:p text:style-name="P23"/>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66">Name</text:p>
          </table:table-cell>
          <table:table-cell table:style-name="Table15.A1" office:value-type="string">
            <text:p text:style-name="P66">Date</text:p>
          </table:table-cell>
          <table:table-cell table:style-name="Table15.A1" office:value-type="string">
            <text:p text:style-name="P66">Reason for changes</text:p>
          </table:table-cell>
          <table:table-cell table:style-name="Table15.D1" office:value-type="string">
            <text:p text:style-name="P66">Version</text:p>
          </table:table-cell>
        </table:table-row>
        <table:table-row>
          <table:table-cell table:style-name="Table15.A2" office:value-type="string">
            <text:p text:style-name="P68">G Karthik</text:p>
          </table:table-cell>
          <table:table-cell table:style-name="Table15.A2" office:value-type="string">
            <text:p text:style-name="P67">2 <text:span text:style-name="T9">Dec</text:span> 2015</text:p>
          </table:table-cell>
          <table:table-cell table:style-name="Table15.A2" office:value-type="string">
            <text:p text:style-name="P67">Initial version</text:p>
          </table:table-cell>
          <table:table-cell table:style-name="Table15.D2" office:value-type="string">
            <text:p text:style-name="P67">0.1</text:p>
          </table:table-cell>
        </table:table-row>
        <table:table-row>
          <table:table-cell table:style-name="Table15.A2" office:value-type="string">
            <text:p text:style-name="P89">G Karthik</text:p>
          </table:table-cell>
          <table:table-cell table:style-name="Table15.A2" office:value-type="string">
            <text:p text:style-name="P89">21 Dec 2015</text:p>
          </table:table-cell>
          <table:table-cell table:style-name="Table15.A2" office:value-type="string">
            <text:p text:style-name="P89">Revised as per review comments. <text:span text:style-name="T80">Updated error section with new layout. Revised few API URI to RESTful nature</text:span></text:p>
          </table:table-cell>
          <table:table-cell table:style-name="Table15.D2" office:value-type="string">
            <text:p text:style-name="P89">0.2</text:p>
          </table:table-cell>
        </table:table-row>
        <table:table-row>
          <table:table-cell table:style-name="Table15.A2" office:value-type="string">
            <text:p text:style-name="P106">G Karthik</text:p>
          </table:table-cell>
          <table:table-cell table:style-name="Table15.A2" office:value-type="string">
            <text:p text:style-name="P106">1 Feb 2016</text:p>
          </table:table-cell>
          <table:table-cell table:style-name="Table15.A2" office:value-type="string">
            <text:p text:style-name="P106">V2.0 requirements</text:p>
            <text:p text:style-name="P106">- Coupon mapped to areas</text:p>
            <text:p text:style-name="P106">- Coupon mapped to referrer sources</text:p>
            <text:p text:style-name="P107">Updated Error sections with new req.</text:p>
            <text:p text:style-name="P107">Updated JSON for CDR</text:p>
          </table:table-cell>
          <table:table-cell table:style-name="Table15.D2" office:value-type="string">
            <text:p text:style-name="P106">0.3</text:p>
          </table:table-cell>
        </table:table-row>
      </table:table>
      <text:p text:style-name="P2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111_1603272880"/>Introduction<text:bookmark-end text:name="__RefHeading__111_1603272880"/></text:h>
      <text:p text:style-name="P24">This document provides detailed specification of a REST API, using which coupon discount requests can be put to Portea Coupon Engine. The users of this API are various sister applications that will interact with Portea Coupon Engine. Th<text:span text:style-name="T37">is REST</text:span> API uses JSON as payload format.</text:p>
      <text:p text:style-name="P3"/>
      <text:p text:style-name="P29">The Portea Coupon Engine responds with applicable response and error codes when the API calls are made.</text:p>
      <text:p text:style-name="P3"/>
      <text:p text:style-name="P25">Each subsection of section 2 (Rest API), describes a REST API URI, using which a certain goal can be achieved. The section describes <text:span text:style-name="T38">HTTP method used, required input</text:span> and relevant response. <text:span text:style-name="T38">The required input is illusrated with a sample JSON document, which does not necessarily reflect all applicable use cases. The 'Notes' section clarifies the various combination of input elements that are permissible.</text:span></text:p>
      <text:p text:style-name="P25"/>
      <text:p text:style-name="P27">Please refer section <text:span text:style-name="T41">4</text:span> <text:span text:style-name="T41">for description of various error codes and associated explanatory messages that the Portea Coupon Engine may return.</text:span></text:p>
      <text:h text:style-name="Heading_20_1" text:outline-level="1"><text:bookmark-start text:name="__RefHeading__113_1603272880"/>Rest API<text:bookmark-end text:name="__RefHeading__113_1603272880"/></text:h>
      <text:h text:style-name="Heading_20_2" text:outline-level="2"><text:bookmark-start text:name="__RefHeading__115_1603272880"/>Create Coupon Discount Request<text:bookmark-end text:name="__RefHeading__115_1603272880"/></text:h>
      <text:p text:style-name="P36">Create a new coupon discount request <text:span text:style-name="T42">by</text:span> specifying relevant paramters.</text:p>
      <text:p text:style-name="P5"/>
      <table:table table:name="Table1" table:style-name="Table1">
        <table:table-column table:style-name="Table1.A"/>
        <table:table-column table:style-name="Table1.B"/>
        <table:table-row>
          <table:table-cell table:style-name="Table1.A1" office:value-type="string">
            <text:p text:style-name="P48">URL</text:p>
          </table:table-cell>
          <table:table-cell table:style-name="Table1.B1" office:value-type="string">
            <text:p text:style-name="P48">http://&lt;ip&gt;:&lt;port&gt;/rapi/cdr</text:p>
          </table:table-cell>
        </table:table-row>
        <table:table-row>
          <table:table-cell table:style-name="Table1.A2" office:value-type="string">
            <text:p text:style-name="P59">HTTP Method</text:p>
          </table:table-cell>
          <table:table-cell table:style-name="Table1.B2" office:value-type="string">
            <text:p text:style-name="P59">POST</text:p>
          </table:table-cell>
        </table:table-row>
        <table:table-row>
          <table:table-cell table:style-name="Table1.A2" office:value-type="string">
            <text:p text:style-name="P48">JSON</text:p>
          </table:table-cell>
          <table:table-cell table:style-name="Table1.B2" office:value-type="string">
            <text:p text:style-name="P85">{</text:p>
            <text:p text:style-name="P85"><text:tab/> <text:s text:c="3"/>"requesterId" : "1",</text:p>
            <text:p text:style-name="P85"><text:tab/> <text:s text:c="3"/>"beneficiaryId" : "1",</text:p>
            <text:p text:style-name="P85"><text:s text:c="19"/>“<text:span text:style-name="T97">patientBrandId” : “1”,</text:span></text:p>
            <text:p text:style-name="P85"><text:s text:c="19"/>“<text:span text:style-name="T95">areaId” : “1”,</text:span></text:p>
            <text:p text:style-name="P85"><text:s text:c="19"/>“<text:span text:style-name="T95">referrerId” : “2”,</text:span></text:p>
            <text:p text:style-name="P85"><text:tab/> <text:s text:c="3"/>"contextType" : "APPOINTMENT",</text:p>
            <text:p text:style-name="P85"><text:tab/> <text:s text:c="3"/>"totalCost" : "2000",</text:p>
            <text:p text:style-name="P85"><text:tab/> <text:s text:c="3"/>"codes" : [</text:p>
            <text:p text:style-name="P85"><text:tab/><text:tab/>"X1Y1"</text:p>
            <text:p text:style-name="P85"><text:tab/> <text:s text:c="3"/>],</text:p>
            <text:p text:style-name="P85"><text:soft-page-break/><text:tab/> <text:s text:c="3"/>"products": [</text:p>
            <text:p text:style-name="P85"><text:tab/><text:tab/>{</text:p>
            <text:p text:style-name="P85"><text:tab/><text:tab/> <text:s text:c="3"/>"id" : 1,</text:p>
            <text:p text:style-name="P85"><text:tab/><text:tab/> <text:s text:c="3"/>"count" : <text:span text:style-name="T28">1</text:span>,</text:p>
            <text:p text:style-name="P85"><text:tab/><text:tab/> <text:s text:c="3"/>"unitCost" : 2000,</text:p>
            <text:p text:style-name="P85"><text:tab/><text:tab/> <text:s text:c="3"/>"productType" : "SERVICE",</text:p>
            <text:p text:style-name="P85"><text:tab/><text:tab/> <text:s text:c="3"/>"purchaseCount" : 1,</text:p>
            <text:p text:style-name="P85"><text:tab/><text:tab/> <text:s text:c="3"/>"remarks" : "<text:span text:style-name="T43">Sample Remarks</text:span>"</text:p>
            <text:p text:style-name="P85"><text:tab/><text:tab/>}</text:p>
            <text:p text:style-name="P85"><text:tab/> <text:s text:c="3"/>]</text:p>
            <text:p text:style-name="P85"><text:s text:c="16"/><text:span text:style-name="T27">"sourceName" : "CLINICIAN_APP" ,</text:span></text:p>
            <text:p text:style-name="P85"><text:s text:c="16"/>“<text:span text:style-name="T32">withinSubscription” : “true”</text:span></text:p>
            <text:p text:style-name="P85"><text:tab/>}<text:span text:style-name="T27"><text:tab/></text:span></text:p>
          </table:table-cell>
        </table:table-row>
        <table:table-row>
          <table:table-cell table:style-name="Table1.A2" office:value-type="string">
            <text:p text:style-name="P76">Notes</text:p>
          </table:table-cell>
          <table:table-cell table:style-name="Table1.B2" office:value-type="string">
            <text:list xml:id="list7228581527670662477" text:style-name="L1">
              <text:list-header>
                <text:p text:style-name="P137"/>
              </text:list-header>
              <text:list-item>
                <text:p text:style-name="P138">Requestor Id – <text:span text:style-name="T57">The logged in user who is doing the business transaction. It may be a customer or a staff who is doing the business transaction on a customer's behalf</text:span></text:p>
              </text:list-item>
              <text:list-item>
                <text:p text:style-name="P138">Beneficiary Id – <text:span text:style-name="T58">The user who will recieve the benefit in the form of coupon discount</text:span></text:p>
              </text:list-item>
              <text:list-item>
                <text:p text:style-name="P143">Patient Brand Id – The Patient's Brand on behalf of whom the business transaction is being requested</text:p>
              </text:list-item>
              <text:list-item>
                <text:p text:style-name="P139">Area Id – Beneficiary's location where services have been requested.</text:p>
              </text:list-item>
              <text:list-item>
                <text:p text:style-name="P139">ReferrerId – The Referrer source who has referred this patient.</text:p>
              </text:list-item>
              <text:list-item>
                <text:p text:style-name="P138">Products</text:p>
                <text:list>
                  <text:list-item>
                    <text:p text:style-name="P140">Product Id – <text:span text:style-name="T58">System identifier for a product</text:span></text:p>
                  </text:list-item>
                  <text:list-item>
                    <text:p text:style-name="P140">Product Type – <text:span text:style-name="T58">The type of the product. For e.g. SERVICE, PACKAGE, etc.</text:span></text:p>
                  </text:list-item>
                  <text:list-item>
                    <text:p text:style-name="P140">Product Count – <text:span text:style-name="T58">The number of product instances being purchases</text:span></text:p>
                  </text:list-item>
                  <text:list-item>
                    <text:p text:style-name="P140">Product Purchase Instance Count – <text:span text:style-name="T58">The current purchase instance count. For e.g. if the user has already successfully purchases the product 4 times in past then current instance count will be 5. Thi field is meaningful for coupon having nth-time type variants. For any other type, -1 can be specified as the value.</text:span></text:p>
                  </text:list-item>
                  <text:list-item>
                    <text:p text:style-name="P140">Product Unit Cost – <text:span text:style-name="T58">The unit cost of the product</text:span></text:p>
                  </text:list-item>
                  <text:list-item>
                    <text:p text:style-name="P140">Product Brand – <text:span text:style-name="T58">The brand of the product being purchased</text:span></text:p>
                  </text:list-item>
                </text:list>
              </text:list-item>
              <text:list-item>
                <text:p text:style-name="P138">Coupon Codes – <text:span text:style-name="T59">The codes that need to be applied to get the discount</text:span></text:p>
              </text:list-item>
              <text:list-item>
                <text:p text:style-name="P138">Total transaction cost – <text:span text:style-name="T59">Total cost of the transaction on which the discount will apply</text:span></text:p>
              </text:list-item>
              <text:list-item>
                <text:p text:style-name="P140"><text:soft-page-break/>Transaction Context <text:span text:style-name="T59">Type</text:span> – <text:span text:style-name="T59">The type of business transaction. For e.g. SUBSCRIPTION, APPOINTMENT.</text:span> </text:p>
              </text:list-item>
              <text:list-item>
                <text:p text:style-name="P141">Source Name – <text:span text:style-name="T59">The name of Portea sister system from where the request is originating. For e.g PATIENT_APP , PATIENT_PORTAL etc.</text:span></text:p>
              </text:list-item>
              <text:list-item>
                <text:p text:style-name="P142">Within Subscription – <text:span text:style-name="T56">A boolean flag that, when true, determines whether current business transaction is within a subscription's scope.</text:span></text:p>
              </text:list-item>
            </text:list>
            <text:p text:style-name="P41">All above parameters are mandatory to be specified.</text:p>
            <text:p text:style-name="P76">1) ContextType : ContextType specifies in what context the discount is being requested for. <text:s/>Applicable values are 'APPOINTMENT' &amp; 'SUBSCRIPTION'.</text:p>
            <text:p text:style-name="P76"/>
            <text:p text:style-name="P76">2) ProductType : ProductType specifies the type of Product discount is being requested. Applicable values are 'PACKAGE' &amp; 'SERVICE'.</text:p>
            <text:p text:style-name="P76"/>
            <text:p text:style-name="P76">3) SourceName : Source Name specifies from which sister application the discount is being requested. Applicable values are 'PATIENT_APP' , 'PATIENT_PORTAL', 'OPS_PORTAL' , 'CLINICIAN_APP' <text:span text:style-name="T33">&amp; 'COORDINATOR_APP'</text:span></text:p>
          </table:table-cell>
        </table:table-row>
        <table:table-row>
          <table:table-cell table:style-name="Table1.A2" office:value-type="string">
            <text:p text:style-name="P48">Success/Failure Responses</text:p>
          </table:table-cell>
          <table:table-cell table:style-name="Table1.B2" office:value-type="string">
            <text:p text:style-name="P48">Status 200 OK </text:p>
            <text:p text:style-name="P84">{ </text:p>
            <text:p text:style-name="P84">"discount": 10, </text:p>
            <text:p text:style-name="P84">"<text:span text:style-name="T72">cdrId</text:span>": 1 </text:p>
            <text:p text:style-name="P84">}</text:p>
            <text:p text:style-name="P84"/>
            <text:p text:style-name="P48">Status Conflict 409</text:p>
          </table:table-cell>
        </table:table-row>
        <table:table-row>
          <table:table-cell table:style-name="Table1.A2" office:value-type="string">
            <text:p text:style-name="P72">Open Issue(s)</text:p>
          </table:table-cell>
          <table:table-cell table:style-name="Table1.B2" office:value-type="string">
            <text:p text:style-name="P75">Current scope does not include a coupon that provides special discounts for Portea employees and their relatives. </text:p>
          </table:table-cell>
        </table:table-row>
      </table:table>
      <text:p text:style-name="P26"/>
      <text:h text:style-name="Heading_20_2" text:outline-level="2"><text:bookmark-start text:name="__RefHeading__119_1603272880"/>Update the Coupon Discount Request<text:bookmark-end text:name="__RefHeading__119_1603272880"/></text:h>
      <text:p text:style-name="P6">Update the existing Coupon discount request <text:span text:style-name="T44">by specifying the </text:span>coupon discount request id and the updated coupon discount request <text:span text:style-name="T44">details</text:span>.</text:p>
      <text:p text:style-name="P4"/>
      <table:table table:name="Table3" table:style-name="Table3">
        <table:table-column table:style-name="Table3.A"/>
        <table:table-column table:style-name="Table3.B"/>
        <table:table-row>
          <table:table-cell table:style-name="Table3.A1" office:value-type="string">
            <text:p text:style-name="P49">URL</text:p>
          </table:table-cell>
          <table:table-cell table:style-name="Table3.B1" office:value-type="string">
            <text:p text:style-name="P49">http://&lt;ip&gt;:&lt;port&gt;/rapi/cdr/<text:span text:style-name="T1">{cdrId}</text:span></text:p>
          </table:table-cell>
        </table:table-row>
        <table:table-row>
          <table:table-cell table:style-name="Table3.A2" office:value-type="string">
            <text:p text:style-name="P63">HTTP <text:span text:style-name="T9">Method</text:span></text:p>
          </table:table-cell>
          <table:table-cell table:style-name="Table3.B2" office:value-type="string">
            <text:p text:style-name="P63">PUT</text:p>
          </table:table-cell>
        </table:table-row>
        <table:table-row>
          <table:table-cell table:style-name="Table3.A2" office:value-type="string">
            <text:p text:style-name="P49">JSON</text:p>
          </table:table-cell>
          <table:table-cell table:style-name="Table3.B2" office:value-type="string">
            <text:p text:style-name="P55"><text:s text:c="4"/><text:span text:style-name="T29">{</text:span></text:p>
            <text:p text:style-name="P73"><text:tab/> <text:s text:c="3"/>"totalCost":"2000",</text:p>
            <text:p text:style-name="P73"><text:tab/> <text:s text:c="3"/>"codes": [</text:p>
            <text:p text:style-name="P73"><text:tab/><text:tab/>"X1Y1"</text:p>
            <text:p text:style-name="P73"><text:tab/> <text:s text:c="3"/>],</text:p>
            <text:p text:style-name="P73"><text:tab/> <text:s text:c="3"/>"products": [</text:p>
            <text:p text:style-name="P73"><text:tab/><text:tab/>{</text:p>
            <text:p text:style-name="P73"><text:tab/><text:tab/> <text:s text:c="3"/>"id": 1,</text:p>
            <text:p text:style-name="P73"><text:tab/><text:tab/> <text:s text:c="3"/>"count":<text:span text:style-name="T28">1</text:span>,</text:p>
            <text:p text:style-name="P73"><text:soft-page-break/><text:tab/><text:tab/> <text:s text:c="3"/>"unitCost":2000,</text:p>
            <text:p text:style-name="P73"><text:tab/><text:tab/> <text:s text:c="3"/>"productType": "SERVICE",</text:p>
            <text:p text:style-name="P73"><text:tab/><text:tab/> <text:s text:c="3"/>"purchaseCount": 1,</text:p>
            <text:p text:style-name="P73"><text:tab/><text:tab/> <text:s text:c="3"/>"productBrand": 2,</text:p>
            <text:p text:style-name="P73"><text:tab/><text:tab/> <text:s text:c="3"/>"remarks": "<text:span text:style-name="T70">Sample remarks</text:span>"</text:p>
            <text:p text:style-name="P73"><text:tab/><text:tab/>}</text:p>
            <text:p text:style-name="P73"><text:tab/> <text:s text:c="3"/>]</text:p>
            <text:p text:style-name="P73"><text:tab/>}<text:tab/></text:p>
          </table:table-cell>
        </table:table-row>
        <table:table-row>
          <table:table-cell table:style-name="Table3.A2" office:value-type="string">
            <text:p text:style-name="P78">Notes</text:p>
          </table:table-cell>
          <table:table-cell table:style-name="Table3.B2" office:value-type="string">
            <text:p text:style-name="P86">Following are the valid combinations of input elements</text:p>
            <text:p text:style-name="P78"/>
            <text:p text:style-name="P78">1) Adding only codes.</text:p>
            <text:p text:style-name="P78">2) Adding Products along with the total cost.</text:p>
            <text:p text:style-name="P78">3) Adding codes, products and total cost.</text:p>
          </table:table-cell>
        </table:table-row>
        <table:table-row>
          <table:table-cell table:style-name="Table3.A2" office:value-type="string">
            <text:p text:style-name="P49">Success/Failure Responses</text:p>
          </table:table-cell>
          <table:table-cell table:style-name="Table3.B2" office:value-type="string">
            <text:p text:style-name="P49">Status 200 OK </text:p>
            <text:p text:style-name="P49">Status Conflict 409</text:p>
          </table:table-cell>
        </table:table-row>
      </table:table>
      <text:p text:style-name="P4"/>
      <text:p text:style-name="P3"/>
      <text:h text:style-name="P145" text:outline-level="2"><text:bookmark-start text:name="__RefHeading__123_1603272880"/>Fetch coupon codes <text:span text:style-name="T50">specified in a Coupon Discount Request</text:span><text:bookmark-end text:name="__RefHeading__123_1603272880"/></text:h>
      <text:p text:style-name="P6">Fetch the list of coupon codes <text:span text:style-name="T5">for a </text:span>given coupon discount request id.</text:p>
      <text:p text:style-name="P6"/>
      <table:table table:name="Table5" table:style-name="Table5">
        <table:table-column table:style-name="Table5.A"/>
        <table:table-column table:style-name="Table5.B"/>
        <table:table-row>
          <table:table-cell table:style-name="Table5.A1" office:value-type="string">
            <text:p text:style-name="P49">URL</text:p>
          </table:table-cell>
          <table:table-cell table:style-name="Table5.B1" office:value-type="string">
            <text:p text:style-name="P49">http://&lt;ip&gt;:&lt;port&gt;/rapi/cdr/<text:span text:style-name="T1">{cdrId}/codes</text:span></text:p>
          </table:table-cell>
        </table:table-row>
        <table:table-row>
          <table:table-cell table:style-name="Table5.A2" office:value-type="string">
            <text:p text:style-name="P63">HTTP <text:span text:style-name="T9">Method</text:span></text:p>
          </table:table-cell>
          <table:table-cell table:style-name="Table5.B2" office:value-type="string">
            <text:p text:style-name="P63">GET</text:p>
          </table:table-cell>
        </table:table-row>
        <table:table-row>
          <table:table-cell table:style-name="Table5.A2" office:value-type="string">
            <text:p text:style-name="P49">JSON</text:p>
          </table:table-cell>
          <table:table-cell table:style-name="Table5.B2" office:value-type="string">
            <text:p text:style-name="P54"><text:s/><text:span text:style-name="T20">NA<text:tab/></text:span></text:p>
          </table:table-cell>
        </table:table-row>
        <table:table-row>
          <table:table-cell table:style-name="Table5.A2" office:value-type="string">
            <text:p text:style-name="P54">Body</text:p>
          </table:table-cell>
          <table:table-cell table:style-name="Table5.B2" office:value-type="string">
            <text:p text:style-name="P54">[</text:p>
            <text:p text:style-name="P54"><text:s text:c="2"/>{</text:p>
            <text:p text:style-name="P54"><text:s text:c="4"/>"id": <text:span text:style-name="T46">12</text:span>,</text:p>
            <text:p text:style-name="P54"><text:s text:c="4"/>"code": "<text:span text:style-name="T47">SEASON-DISCOUNT</text:span>",</text:p>
            <text:p text:style-name="P54"><text:s text:c="4"/>"channelName": “<text:span text:style-name="T47">Facebook</text:span>”,</text:p>
            <text:p text:style-name="P54"><text:s text:c="4"/>"createdOn": “<text:span text:style-name="T69">date</text:span>”,</text:p>
            <text:p text:style-name="P54"><text:s text:c="4"/>"createdBy": “<text:span text:style-name="T45">Sample User Id</text:span>”,</text:p>
            <text:p text:style-name="P54"><text:s text:c="4"/>"deactivatedOn": “<text:span text:style-name="T69">date</text:span>”,</text:p>
            <text:p text:style-name="P54"><text:s text:c="4"/>"deactivatedBy": “<text:span text:style-name="T46">Sample User Id</text:span>”</text:p>
            <text:p text:style-name="P54"><text:s text:c="2"/>},</text:p>
            <text:p text:style-name="P54"><text:s text:c="2"/>{</text:p>
            <text:p text:style-name="P9"><text:s text:c="4"/>"id": <text:span text:style-name="T46">12</text:span>,</text:p>
            <text:p text:style-name="P58"><text:s text:c="4"/>"code": "<text:span text:style-name="T47">DIWALI-DHAMAKA</text:span>",</text:p>
            <text:p text:style-name="P58"><text:s text:c="4"/>"channelName": “<text:span text:style-name="T47">News Paper</text:span>”,</text:p>
            <text:p text:style-name="P58"><text:s text:c="4"/>"createdOn": “<text:span text:style-name="T69">date</text:span>”,</text:p>
            <text:p text:style-name="P58"><text:s text:c="4"/>"createdBy": “<text:span text:style-name="T45">Sample User Id</text:span>”,</text:p>
            <text:p text:style-name="P58"><text:s text:c="4"/>"deactivatedOn": “<text:span text:style-name="T69">date</text:span>”,</text:p>
            <text:p text:style-name="P58"><text:s text:c="4"/>"deactivatedBy": “<text:span text:style-name="T46">Sample User Id</text:span>”</text:p>
            <text:p text:style-name="P54"><text:s text:c="2"/>}</text:p>
            <text:p text:style-name="P54">]</text:p>
          </table:table-cell>
        </table:table-row>
        <text:soft-page-break/>
        <table:table-row>
          <table:table-cell table:style-name="Table5.A2" office:value-type="string">
            <text:p text:style-name="P49">Success/Failure Responses</text:p>
          </table:table-cell>
          <table:table-cell table:style-name="Table5.B2" office:value-type="string">
            <text:p text:style-name="P49">Status 200 OK </text:p>
            <text:p text:style-name="P49">Status Conflict 409</text:p>
          </table:table-cell>
        </table:table-row>
      </table:table>
      <text:p text:style-name="P4"/>
      <text:p text:style-name="P3"/>
      <text:h text:style-name="Heading_20_2" text:outline-level="2"><text:bookmark-start text:name="__RefHeading__125_1603272880"/>Fetch <text:span text:style-name="T50">p</text:span>roducts <text:span text:style-name="T50">specified in a Coupon Discount Request</text:span><text:bookmark-end text:name="__RefHeading__125_1603272880"/></text:h>
      <text:p text:style-name="P6"/>
      <text:p text:style-name="P10">Fetch the list of <text:span text:style-name="T48">products for a </text:span>given coupon discount request id.</text:p>
      <text:p text:style-name="P6"/>
      <text:p text:style-name="P6"/>
      <table:table table:name="Table6" table:style-name="Table6">
        <table:table-column table:style-name="Table6.A"/>
        <table:table-column table:style-name="Table6.B"/>
        <table:table-row>
          <table:table-cell table:style-name="Table6.A1" office:value-type="string">
            <text:p text:style-name="P49">URL</text:p>
          </table:table-cell>
          <table:table-cell table:style-name="Table6.B1" office:value-type="string">
            <text:p text:style-name="P49">http://&lt;ip&gt;:&lt;port&gt;/rapi/cdr/<text:span text:style-name="T1">{cdrId}/products</text:span></text:p>
          </table:table-cell>
        </table:table-row>
        <table:table-row>
          <table:table-cell table:style-name="Table6.A2" office:value-type="string">
            <text:p text:style-name="P63">HTTP <text:span text:style-name="T9">Method</text:span></text:p>
          </table:table-cell>
          <table:table-cell table:style-name="Table6.B2" office:value-type="string">
            <text:p text:style-name="P63">GET</text:p>
          </table:table-cell>
        </table:table-row>
        <table:table-row>
          <table:table-cell table:style-name="Table6.A2" office:value-type="string">
            <text:p text:style-name="P49">JSON</text:p>
          </table:table-cell>
          <table:table-cell table:style-name="Table6.B2" office:value-type="string">
            <text:p text:style-name="P54"><text:s/><text:span text:style-name="T20">NA<text:tab/></text:span></text:p>
          </table:table-cell>
        </table:table-row>
        <table:table-row>
          <table:table-cell table:style-name="Table6.A2" office:value-type="string">
            <text:p text:style-name="P54">Body</text:p>
          </table:table-cell>
          <table:table-cell table:style-name="Table6.B2" office:value-type="string">
            <text:p text:style-name="P54">[</text:p>
            <text:p text:style-name="P55"><text:s text:c="2"/><text:span text:style-name="T29">{</text:span></text:p>
            <text:p text:style-name="P73"><text:tab/><text:tab/> <text:s text:c="3"/>"id": 1,</text:p>
            <text:p text:style-name="P73"><text:tab/><text:tab/> <text:s text:c="3"/>"count":<text:span text:style-name="T28">1</text:span>,</text:p>
            <text:p text:style-name="P73"><text:tab/><text:tab/> <text:s text:c="3"/>"unitCost":2000,</text:p>
            <text:p text:style-name="P73"><text:tab/><text:tab/> <text:s text:c="3"/>"productType": "SERVICE",</text:p>
            <text:p text:style-name="P73"><text:tab/><text:tab/> <text:s text:c="3"/>"purchaseCount": 1,</text:p>
            <text:p text:style-name="P73"><text:tab/><text:tab/> <text:s text:c="3"/>"productBrand": 2,</text:p>
            <text:p text:style-name="P73"><text:tab/><text:tab/> <text:s text:c="3"/>"remarks": "<text:span text:style-name="T49">Sample Remarks</text:span>"</text:p>
            <text:p text:style-name="P55"><text:span text:style-name="T29"><text:tab/><text:tab/>}</text:span>,</text:p>
            <text:p text:style-name="P55"><text:s text:c="2"/><text:span text:style-name="T29">{</text:span></text:p>
            <text:p text:style-name="P73"><text:tab/><text:tab/> <text:s text:c="3"/>"id": <text:span text:style-name="T30">2</text:span>,</text:p>
            <text:p text:style-name="P73"><text:tab/><text:tab/> <text:s text:c="3"/>"count":<text:span text:style-name="T28">1</text:span>,</text:p>
            <text:p text:style-name="P73"><text:tab/><text:tab/> <text:s text:c="3"/>"unitCost":2000,</text:p>
            <text:p text:style-name="P73"><text:tab/><text:tab/> <text:s text:c="3"/>"productType": "SERVICE",</text:p>
            <text:p text:style-name="P73"><text:tab/><text:tab/> <text:s text:c="3"/>"purchaseCount": 1,</text:p>
            <text:p text:style-name="P73"><text:tab/><text:tab/> <text:s text:c="3"/>"productBrand": 2,</text:p>
            <text:p text:style-name="P73"><text:tab/><text:tab/> <text:s text:c="3"/>"remarks": "<text:span text:style-name="T49">Sample Remarks</text:span>"</text:p>
            <text:p text:style-name="P73"><text:tab/><text:tab/>}</text:p>
            <text:p text:style-name="P54">]</text:p>
          </table:table-cell>
        </table:table-row>
        <table:table-row>
          <table:table-cell table:style-name="Table6.A2" office:value-type="string">
            <text:p text:style-name="P49">Success/Failure Responses</text:p>
          </table:table-cell>
          <table:table-cell table:style-name="Table6.B2" office:value-type="string">
            <text:p text:style-name="P49">Status 200 OK </text:p>
            <text:p text:style-name="P49">Status Conflict 409</text:p>
          </table:table-cell>
        </table:table-row>
      </table:table>
      <text:p text:style-name="P12"/>
      <text:h text:style-name="Heading_20_2" text:outline-level="2"><text:bookmark-start text:name="__RefHeading__127_1603272880"/>Add a coupon code to a Coupon Discount Request<text:bookmark-end text:name="__RefHeading__127_1603272880"/></text:h>
      <text:p text:style-name="P6">Given a coupon Discount Request and a coupon code update the Coupon Discount Request with the new coupon code</text:p>
      <text:p text:style-name="P6"/>
      <table:table table:name="Table7" table:style-name="Table7">
        <table:table-column table:style-name="Table7.A"/>
        <table:table-column table:style-name="Table7.B"/>
        <table:table-row>
          <table:table-cell table:style-name="Table7.A1" office:value-type="string">
            <text:p text:style-name="P49">URL</text:p>
          </table:table-cell>
          <table:table-cell table:style-name="Table7.B1" office:value-type="string">
            <text:p text:style-name="P49">http://&lt;ip&gt;:&lt;port&gt;/rapi/cdr/<text:span text:style-name="T1">{cdrId}/code/{couponCode}</text:span></text:p>
          </table:table-cell>
        </table:table-row>
        <table:table-row>
          <table:table-cell table:style-name="Table7.A2" office:value-type="string">
            <text:p text:style-name="P63">HTTP <text:span text:style-name="T9">Method</text:span></text:p>
          </table:table-cell>
          <table:table-cell table:style-name="Table7.B2" office:value-type="string">
            <text:p text:style-name="P87">PUT</text:p>
          </table:table-cell>
        </table:table-row>
        <table:table-row>
          <table:table-cell table:style-name="Table7.A2" office:value-type="string">
            <text:p text:style-name="P49">JSON</text:p>
          </table:table-cell>
          <table:table-cell table:style-name="Table7.B2" office:value-type="string">
            <text:p text:style-name="P49"><text:span text:style-name="T20">NA</text:span><text:tab/></text:p>
          </table:table-cell>
        </table:table-row>
        <text:soft-page-break/>
        <table:table-row>
          <table:table-cell table:style-name="Table7.A2" office:value-type="string">
            <text:p text:style-name="P49">Success/Failure Responses</text:p>
          </table:table-cell>
          <table:table-cell table:style-name="Table7.B2" office:value-type="string">
            <text:p text:style-name="P49">Status 200 OK </text:p>
            <text:p text:style-name="P49">Status Conflict 409</text:p>
          </table:table-cell>
        </table:table-row>
      </table:table>
      <text:p text:style-name="P12"/>
      <text:h text:style-name="Heading_20_2" text:outline-level="2"><text:bookmark-start text:name="__RefHeading__129_1603272880"/>Delete a coupon code from a Coupon Discount Request<text:bookmark-end text:name="__RefHeading__129_1603272880"/></text:h>
      <text:p text:style-name="P30">Delete an existing coupon code from an existing coupon discount request.</text:p>
      <text:p text:style-name="P6"/>
      <text:p text:style-name="P6"/>
      <text:p text:style-name="P6"/>
      <table:table table:name="Table8" table:style-name="Table8">
        <table:table-column table:style-name="Table8.A"/>
        <table:table-column table:style-name="Table8.B"/>
        <table:table-row>
          <table:table-cell table:style-name="Table8.A1" office:value-type="string">
            <text:p text:style-name="P49">URL</text:p>
          </table:table-cell>
          <table:table-cell table:style-name="Table8.B1" office:value-type="string">
            <text:p text:style-name="P49">http://&lt;ip&gt;:&lt;port&gt;/rapi/cdr/<text:span text:style-name="T1">{cdrId}/code/{couponCode}</text:span></text:p>
          </table:table-cell>
        </table:table-row>
        <table:table-row>
          <table:table-cell table:style-name="Table8.A2" office:value-type="string">
            <text:p text:style-name="P63">HTTP <text:span text:style-name="T9">Method</text:span></text:p>
          </table:table-cell>
          <table:table-cell table:style-name="Table8.B2" office:value-type="string">
            <text:p text:style-name="P63">DELETE</text:p>
          </table:table-cell>
        </table:table-row>
        <table:table-row>
          <table:table-cell table:style-name="Table8.A2" office:value-type="string">
            <text:p text:style-name="P49">JSON</text:p>
          </table:table-cell>
          <table:table-cell table:style-name="Table8.B2" office:value-type="string">
            <text:p text:style-name="P69">NA</text:p>
          </table:table-cell>
        </table:table-row>
        <table:table-row>
          <table:table-cell table:style-name="Table8.A2" office:value-type="string">
            <text:p text:style-name="P49">Success/Failure Responses</text:p>
          </table:table-cell>
          <table:table-cell table:style-name="Table8.B2" office:value-type="string">
            <text:p text:style-name="P49">Status 200 OK </text:p>
            <text:p text:style-name="P49">Status Conflict 409</text:p>
          </table:table-cell>
        </table:table-row>
      </table:table>
      <text:p text:style-name="P6"/>
      <text:h text:style-name="Heading_20_2" text:outline-level="2"><text:bookmark-start text:name="__RefHeading__131_1603272880"/>Add a <text:span text:style-name="T3">product</text:span> to a Coupon Discount Request<text:bookmark-end text:name="__RefHeading__131_1603272880"/></text:h>
      <text:p text:style-name="P7"/>
      <text:p text:style-name="P7">Given a coupon Discount Request and a <text:span text:style-name="T3">product resource</text:span> update the Coupon Discount Request with the new <text:span text:style-name="T3">product details</text:span></text:p>
      <text:p text:style-name="P7"/>
      <text:p text:style-name="P7"/>
      <table:table table:name="Table9" table:style-name="Table9">
        <table:table-column table:style-name="Table9.A"/>
        <table:table-column table:style-name="Table9.B"/>
        <table:table-row>
          <table:table-cell table:style-name="Table9.A1" office:value-type="string">
            <text:p text:style-name="P50">URL</text:p>
          </table:table-cell>
          <table:table-cell table:style-name="Table9.B1" office:value-type="string">
            <text:p text:style-name="P50">http://&lt;ip&gt;:&lt;port&gt;/rapi/cdr/<text:span text:style-name="T1">{cdrId}/product</text:span></text:p>
          </table:table-cell>
        </table:table-row>
        <table:table-row>
          <table:table-cell table:style-name="Table9.A2" office:value-type="string">
            <text:p text:style-name="P63">HTTP <text:span text:style-name="T9">Method</text:span></text:p>
          </table:table-cell>
          <table:table-cell table:style-name="Table9.B2" office:value-type="string">
            <text:p text:style-name="P88">PUT</text:p>
          </table:table-cell>
        </table:table-row>
        <table:table-row>
          <table:table-cell table:style-name="Table9.A2" office:value-type="string">
            <text:p text:style-name="P50">JSON</text:p>
          </table:table-cell>
          <table:table-cell table:style-name="Table9.B2" office:value-type="string">
            <text:p text:style-name="P78"><text:s text:c="4"/>{</text:p>
            <text:p text:style-name="P56"><text:span text:style-name="T29"><text:s text:c="17"/>"totalCost":"2000",</text:span> <text:s text:c="3"/></text:p>
            <text:p text:style-name="P74"><text:s text:c="27"/>{</text:p>
            <text:p text:style-name="P73"><text:tab/><text:tab/> <text:s text:c="3"/>"id": 1,</text:p>
            <text:p text:style-name="P73"><text:tab/><text:tab/> <text:s text:c="3"/>"count":<text:span text:style-name="T28">1</text:span>,</text:p>
            <text:p text:style-name="P73"><text:tab/><text:tab/> <text:s text:c="3"/>"unitCost":2000,</text:p>
            <text:p text:style-name="P73"><text:tab/><text:tab/> <text:s text:c="3"/>"productType": "SERVICE",</text:p>
            <text:p text:style-name="P73"><text:tab/><text:tab/> <text:s text:c="3"/>"purchaseCount": 1,</text:p>
            <text:p text:style-name="P73"><text:tab/><text:tab/> <text:s text:c="3"/>"productBrand": 2,</text:p>
            <text:p text:style-name="P73"><text:tab/><text:tab/> <text:s text:c="3"/>"remarks": "<text:span text:style-name="T52">Sample Remarks</text:span>"</text:p>
            <text:p text:style-name="P73"><text:tab/><text:tab/>}</text:p>
            <text:p text:style-name="P78">}</text:p>
            <text:p text:style-name="P50"><text:tab/></text:p>
          </table:table-cell>
        </table:table-row>
        <table:table-row>
          <table:table-cell table:style-name="Table9.A2" office:value-type="string">
            <text:p text:style-name="P79">Notes</text:p>
          </table:table-cell>
          <table:table-cell table:style-name="Table9.B2" office:value-type="string">
            <text:p text:style-name="P79"><text:bookmark-start text:name="__DdeLink__1962_1338190879"/>Total cost <text:span text:style-name="T51">of the complete transaction (which may be affected by addition of this product) must be specified, </text:span>along with the product being added<text:bookmark-end text:name="__DdeLink__1962_1338190879"/></text:p>
          </table:table-cell>
        </table:table-row>
        <table:table-row>
          <table:table-cell table:style-name="Table9.A2" office:value-type="string">
            <text:p text:style-name="P50">Success/Failure Responses</text:p>
          </table:table-cell>
          <table:table-cell table:style-name="Table9.B2" office:value-type="string">
            <text:p text:style-name="P50">Status 200 OK </text:p>
            <text:p text:style-name="P50">Status Conflict 409</text:p>
          </table:table-cell>
        </table:table-row>
      </table:table>
      <text:p text:style-name="P13"/>
      <text:h text:style-name="Heading_20_2" text:outline-level="2"><text:bookmark-start text:name="__RefHeading__133_1603272880"/><text:soft-page-break/>Delete a <text:span text:style-name="T2">product</text:span> from a Coupon Discount Request<text:bookmark-end text:name="__RefHeading__133_1603272880"/></text:h>
      <text:p text:style-name="P7"/>
      <text:p text:style-name="P7">Given a Coupon Discount Request and a <text:span text:style-name="T2">product</text:span> delete the <text:span text:style-name="T2">product</text:span> from the Coupon Discount Request</text:p>
      <text:p text:style-name="P7"/>
      <text:p text:style-name="P7"/>
      <table:table table:name="Table10" table:style-name="Table10">
        <table:table-column table:style-name="Table10.A"/>
        <table:table-column table:style-name="Table10.B"/>
        <table:table-row>
          <table:table-cell table:style-name="Table10.A1" office:value-type="string">
            <text:p text:style-name="P50">URL</text:p>
          </table:table-cell>
          <table:table-cell table:style-name="Table10.B1" office:value-type="string">
            <text:p text:style-name="P50">http://&lt;ip&gt;:&lt;port&gt;/rapi/cdr/<text:span text:style-name="T1">{cdrId}/product/{productId}/{productType}</text:span></text:p>
          </table:table-cell>
        </table:table-row>
        <table:table-row>
          <table:table-cell table:style-name="Table10.A2" office:value-type="string">
            <text:p text:style-name="P63">HTTP <text:span text:style-name="T9">Method</text:span></text:p>
          </table:table-cell>
          <table:table-cell table:style-name="Table10.B2" office:value-type="string">
            <text:p text:style-name="P63">DELETE</text:p>
          </table:table-cell>
        </table:table-row>
        <table:table-row>
          <table:table-cell table:style-name="Table10.A2" office:value-type="string">
            <text:p text:style-name="P50">JSON</text:p>
          </table:table-cell>
          <table:table-cell table:style-name="Table10.B2" office:value-type="string">
            <text:p text:style-name="P83">{</text:p>
            <text:p text:style-name="P57"><text:s text:c="5"/><text:span text:style-name="T36">totalCost : “2000”</text:span></text:p>
            <text:p text:style-name="P82">}</text:p>
          </table:table-cell>
        </table:table-row>
        <table:table-row>
          <table:table-cell table:style-name="Table10.A2" office:value-type="string">
            <text:p text:style-name="P81">Notes</text:p>
          </table:table-cell>
          <table:table-cell table:style-name="Table10.B2" office:value-type="string">
            <text:p text:style-name="P80">Total cost <text:span text:style-name="T51">of the complete transaction (which may be affected by removal of this product) must be specified, </text:span>along with the product being <text:span text:style-name="T54">removed</text:span></text:p>
          </table:table-cell>
        </table:table-row>
        <table:table-row>
          <table:table-cell table:style-name="Table10.A2" office:value-type="string">
            <text:p text:style-name="P50">Success/Failure Responses</text:p>
          </table:table-cell>
          <table:table-cell table:style-name="Table10.B2" office:value-type="string">
            <text:p text:style-name="P50">Status 200 OK </text:p>
            <text:p text:style-name="P50">Status Conflict 409</text:p>
          </table:table-cell>
        </table:table-row>
      </table:table>
      <text:p text:style-name="P7"/>
      <text:p text:style-name="P7"/>
      <text:h text:style-name="Heading_20_2" text:outline-level="2"><text:bookmark-start text:name="__RefHeading__135_1603272880"/>Fetch the applicable discount amount<text:bookmark-end text:name="__RefHeading__135_1603272880"/></text:h>
      <text:p text:style-name="P14">Given a coupon discount request id give the applicable discount possible</text:p>
      <text:p text:style-name="P8"/>
      <table:table table:name="Table11" table:style-name="Table11">
        <table:table-column table:style-name="Table11.A"/>
        <table:table-column table:style-name="Table11.B"/>
        <table:table-row>
          <table:table-cell table:style-name="Table11.A1" office:value-type="string">
            <text:p text:style-name="P51">URL</text:p>
          </table:table-cell>
          <table:table-cell table:style-name="Table11.B1" office:value-type="string">
            <text:p text:style-name="P51">http://&lt;ip&gt;:&lt;port&gt;/rapi/cdr/<text:span text:style-name="T1">{cdrId}/discountAmt</text:span></text:p>
          </table:table-cell>
        </table:table-row>
        <table:table-row>
          <table:table-cell table:style-name="Table11.A2" office:value-type="string">
            <text:p text:style-name="P63">HTTP <text:span text:style-name="T9">Method</text:span></text:p>
          </table:table-cell>
          <table:table-cell table:style-name="Table11.B2" office:value-type="string">
            <text:p text:style-name="P63">GET</text:p>
          </table:table-cell>
        </table:table-row>
        <table:table-row>
          <table:table-cell table:style-name="Table11.A2" office:value-type="string">
            <text:p text:style-name="P51">JSON</text:p>
          </table:table-cell>
          <table:table-cell table:style-name="Table11.B2" office:value-type="string">
            <text:p text:style-name="P69">NA</text:p>
          </table:table-cell>
        </table:table-row>
        <table:table-row>
          <table:table-cell table:style-name="Table11.A2" office:value-type="string">
            <text:p text:style-name="P60">Body</text:p>
          </table:table-cell>
          <table:table-cell table:style-name="Table11.B2" office:value-type="string">
            <text:p text:style-name="P90">{</text:p>
            <text:p text:style-name="P61"><text:s text:c="2"/><text:span text:style-name="T55"><text:s/>discountAmount : </text:span>200 </text:p>
            <text:p text:style-name="P90">}</text:p>
          </table:table-cell>
        </table:table-row>
        <table:table-row>
          <table:table-cell table:style-name="Table11.A2" office:value-type="string">
            <text:p text:style-name="P51">Success/Failure Responses</text:p>
          </table:table-cell>
          <table:table-cell table:style-name="Table11.B2" office:value-type="string">
            <text:p text:style-name="P51">Status 200 OK </text:p>
            <text:p text:style-name="P51">Status Conflict 409</text:p>
          </table:table-cell>
        </table:table-row>
      </table:table>
      <text:p text:style-name="P8"/>
      <text:h text:style-name="P146" text:outline-level="2"><text:bookmark-start text:name="__RefHeading__3153_1338190879"/>Get the <text:span text:style-name="T66">coupon attributes</text:span> <text:span text:style-name="T67">given a coupon code</text:span><text:bookmark-end text:name="__RefHeading__3153_1338190879"/></text:h>
      <text:p text:style-name="P16">Given a<text:span text:style-name="T67"> coupon code give the coupon attributes</text:span></text:p>
      <text:p text:style-name="P11"/>
      <table:table table:name="Table27" table:style-name="Table27">
        <table:table-column table:style-name="Table27.A"/>
        <table:table-column table:style-name="Table27.B"/>
        <table:table-row>
          <table:table-cell table:style-name="Table27.A1" office:value-type="string">
            <text:p text:style-name="P53">URL</text:p>
          </table:table-cell>
          <table:table-cell table:style-name="Table27.B1" office:value-type="string">
            <text:p text:style-name="P53">http://&lt;ip&gt;:&lt;port&gt;/rapi/c<text:span text:style-name="T68">oupon?code={code}</text:span></text:p>
          </table:table-cell>
        </table:table-row>
        <table:table-row>
          <table:table-cell table:style-name="Table27.A2" office:value-type="string">
            <text:p text:style-name="P65">HTTP <text:span text:style-name="T9">Method</text:span></text:p>
          </table:table-cell>
          <table:table-cell table:style-name="Table27.B2" office:value-type="string">
            <text:p text:style-name="P65">GET</text:p>
          </table:table-cell>
        </table:table-row>
        <table:table-row>
          <table:table-cell table:style-name="Table27.A2" office:value-type="string">
            <text:p text:style-name="P53">JSON</text:p>
          </table:table-cell>
          <table:table-cell table:style-name="Table27.B2" office:value-type="string">
            <text:p text:style-name="P71">NA</text:p>
          </table:table-cell>
        </table:table-row>
        <table:table-row>
          <table:table-cell table:style-name="Table27.A2" office:value-type="string">
            <text:p text:style-name="P62">Body</text:p>
          </table:table-cell>
          <table:table-cell table:style-name="Table27.B2" office:value-type="string">
            <text:p text:style-name="P103"><text:s text:c="4"/><text:span text:style-name="T71">{ </text:span></text:p>
            <text:p text:style-name="P105"><text:s text:c="4"/>"name": "Sample Coupon", </text:p>
            <text:p text:style-name="P105"><text:s text:c="4"/>"nthTimeRecurring": false, </text:p>
            <text:p text:style-name="P105"><text:s text:c="4"/>"applicableUseCount": "100", </text:p>
            <text:p text:style-name="P105"><text:soft-page-break/><text:s text:c="4"/>"nthTime": "2", </text:p>
            <text:p text:style-name="P105"><text:s text:c="4"/>"inclusive": false, </text:p>
            <text:p text:style-name="P105"><text:s text:c="4"/>"applicationType": "ONE_TIME", </text:p>
            <text:p text:style-name="P105"><text:s text:c="4"/>"productMapping": [{ </text:p>
            <text:p text:style-name="P105"><text:s text:c="8"/>"productId": 1, </text:p>
            <text:p text:style-name="P105"><text:s text:c="8"/>"name": "DummyPackage1", </text:p>
            <text:p text:style-name="P105"><text:s text:c="8"/>"type": "PACKAGE" </text:p>
            <text:p text:style-name="P105"><text:s text:c="4"/>}, { </text:p>
            <text:p text:style-name="P105"><text:s text:c="8"/>"productId": 2, </text:p>
            <text:p text:style-name="P105"><text:s text:c="8"/>"name": "DummyPackage2", </text:p>
            <text:p text:style-name="P105"><text:s text:c="8"/>"type": "PACKAGE" </text:p>
            <text:p text:style-name="P105"><text:s text:c="4"/>}], </text:p>
            <text:p text:style-name="P105"><text:s text:c="4"/>"contextType": "SUBSCRIPTION", </text:p>
            <text:p text:style-name="P105"><text:s text:c="4"/>"global": false </text:p>
            <text:p text:style-name="P105">}</text:p>
            <text:p text:style-name="P62"/>
          </table:table-cell>
        </table:table-row>
        <table:table-row>
          <table:table-cell table:style-name="Table27.A2" office:value-type="string">
            <text:p text:style-name="P104">Notes</text:p>
          </table:table-cell>
          <table:table-cell table:style-name="Table27.B2" office:value-type="string">
            <text:p text:style-name="P104">If the coupon is not global then product mapping<text:span text:style-name="T81">s are returned otherwise empty product mappings are returned</text:span></text:p>
          </table:table-cell>
        </table:table-row>
        <table:table-row>
          <table:table-cell table:style-name="Table27.A2" office:value-type="string">
            <text:p text:style-name="P53">Success/Failure Responses</text:p>
          </table:table-cell>
          <table:table-cell table:style-name="Table27.B2" office:value-type="string">
            <text:p text:style-name="P53">Status 200 OK </text:p>
            <text:p text:style-name="P53">Status Conflict 409</text:p>
          </table:table-cell>
        </table:table-row>
      </table:table>
      <text:p text:style-name="P11"/>
      <text:h text:style-name="Heading_20_2" text:outline-level="2"><text:bookmark-start text:name="__RefHeading__137_1603272880"/>Get the status for a <text:span text:style-name="T4">C</text:span>oupon <text:span text:style-name="T4">D</text:span>iscount <text:span text:style-name="T4">R</text:span>equest<text:bookmark-end text:name="__RefHeading__137_1603272880"/></text:h>
      <text:p text:style-name="P14">Given a coupon discount request id give<text:span text:style-name="T53">s</text:span> the status of the coupon discount request </text:p>
      <text:p text:style-name="P8"/>
      <table:table table:name="Table12" table:style-name="Table12">
        <table:table-column table:style-name="Table12.A"/>
        <table:table-column table:style-name="Table12.B"/>
        <table:table-row>
          <table:table-cell table:style-name="Table12.A1" office:value-type="string">
            <text:p text:style-name="P51">URL</text:p>
          </table:table-cell>
          <table:table-cell table:style-name="Table12.B1" office:value-type="string">
            <text:p text:style-name="P51">http://&lt;ip&gt;:&lt;port&gt;/rapi/cdr/<text:span text:style-name="T1">{cdrId}/status</text:span></text:p>
          </table:table-cell>
        </table:table-row>
        <table:table-row>
          <table:table-cell table:style-name="Table12.A2" office:value-type="string">
            <text:p text:style-name="P63">HTTP <text:span text:style-name="T9">Method</text:span></text:p>
          </table:table-cell>
          <table:table-cell table:style-name="Table12.B2" office:value-type="string">
            <text:p text:style-name="P63">GET</text:p>
          </table:table-cell>
        </table:table-row>
        <table:table-row>
          <table:table-cell table:style-name="Table12.A2" office:value-type="string">
            <text:p text:style-name="P51">JSON</text:p>
          </table:table-cell>
          <table:table-cell table:style-name="Table12.B2" office:value-type="string">
            <text:p text:style-name="P69">NA</text:p>
          </table:table-cell>
        </table:table-row>
        <table:table-row>
          <table:table-cell table:style-name="Table12.A2" office:value-type="string">
            <text:p text:style-name="P60">Body</text:p>
          </table:table-cell>
          <table:table-cell table:style-name="Table12.B2" office:value-type="string">
            <text:p text:style-name="P90">{</text:p>
            <text:p text:style-name="P61"><text:s text:c="2"/><text:span text:style-name="T60">status : REQUESTED</text:span></text:p>
            <text:p text:style-name="P90">}</text:p>
          </table:table-cell>
        </table:table-row>
        <table:table-row>
          <table:table-cell table:style-name="Table12.A2" office:value-type="string">
            <text:p text:style-name="P102">Notes</text:p>
          </table:table-cell>
          <table:table-cell table:style-name="Table12.B2" office:value-type="string">
            <text:p text:style-name="P77"><text:span text:style-name="T66">status</text:span> : <text:span text:style-name="T73">Specifies the status of the coupon discount request</text:span>. Applicable values are '<text:span text:style-name="T66">REQUESTED</text:span>', <text:span text:style-name="T66">'CANCELED'</text:span>&amp; '<text:span text:style-name="T66">APPLIED</text:span>'.</text:p>
          </table:table-cell>
        </table:table-row>
        <table:table-row>
          <table:table-cell table:style-name="Table12.A2" office:value-type="string">
            <text:p text:style-name="P51">Success/Failure Responses</text:p>
          </table:table-cell>
          <table:table-cell table:style-name="Table12.B2" office:value-type="string">
            <text:p text:style-name="P51">Status 200 OK </text:p>
            <text:p text:style-name="P51">Status Conflict 409</text:p>
          </table:table-cell>
        </table:table-row>
      </table:table>
      <text:p text:style-name="P8"/>
      <text:p text:style-name="P8"/>
      <text:p text:style-name="P8"/>
      <text:h text:style-name="Heading_20_2" text:outline-level="2"><text:bookmark-start text:name="__RefHeading__139_1603272880"/>Cancel the Coupon Discount Request<text:bookmark-end text:name="__RefHeading__139_1603272880"/></text:h>
      <text:p text:style-name="P28">Cancel a given Coupon Discount Request</text:p>
      <text:p text:style-name="P14"/>
      <table:table table:name="Table13" table:style-name="Table13">
        <table:table-column table:style-name="Table13.A"/>
        <table:table-column table:style-name="Table13.B"/>
        <table:table-row>
          <table:table-cell table:style-name="Table13.A1" office:value-type="string">
            <text:p text:style-name="P51">URL</text:p>
          </table:table-cell>
          <table:table-cell table:style-name="Table13.B1" office:value-type="string">
            <text:p text:style-name="P51">http://&lt;ip&gt;:&lt;port&gt;/rapi/cdr/<text:span text:style-name="T1">{cdrId}/cancel </text:span></text:p>
          </table:table-cell>
        </table:table-row>
        <text:soft-page-break/>
        <table:table-row>
          <table:table-cell table:style-name="Table13.A2" office:value-type="string">
            <text:p text:style-name="P63">HTTP <text:span text:style-name="T9">Method</text:span></text:p>
          </table:table-cell>
          <table:table-cell table:style-name="Table13.B2" office:value-type="string">
            <text:p text:style-name="P63">PATCH</text:p>
          </table:table-cell>
        </table:table-row>
        <table:table-row>
          <table:table-cell table:style-name="Table13.A2" office:value-type="string">
            <text:p text:style-name="P51">JSON</text:p>
          </table:table-cell>
          <table:table-cell table:style-name="Table13.B2" office:value-type="string">
            <text:p text:style-name="P69">NA</text:p>
            <text:p text:style-name="P51"><text:tab/></text:p>
          </table:table-cell>
        </table:table-row>
        <table:table-row>
          <table:table-cell table:style-name="Table13.A2" office:value-type="string">
            <text:p text:style-name="P60">HTTP HEADER</text:p>
          </table:table-cell>
          <table:table-cell table:style-name="Table13.B2" office:value-type="string">
            <text:p text:style-name="P60">PATCH</text:p>
          </table:table-cell>
        </table:table-row>
        <table:table-row>
          <table:table-cell table:style-name="Table13.A2" office:value-type="string">
            <text:p text:style-name="P51">Success/Failure Responses</text:p>
          </table:table-cell>
          <table:table-cell table:style-name="Table13.B2" office:value-type="string">
            <text:p text:style-name="P51">Status 200 OK </text:p>
            <text:p text:style-name="P51">Status Conflict 409</text:p>
          </table:table-cell>
        </table:table-row>
      </table:table>
      <text:p text:style-name="P17"/>
      <text:h text:style-name="Heading_20_2" text:outline-level="2"><text:bookmark-start text:name="__RefHeading__141_1603272880"/>Apply the Coupon Discount Request<text:bookmark-end text:name="__RefHeading__141_1603272880"/></text:h>
      <text:p text:style-name="P14">Given a Coupon Discount Request and the client context id update the status of coupon discount request to APPLIED</text:p>
      <text:p text:style-name="P14"/>
      <table:table table:name="Table14" table:style-name="Table14">
        <table:table-column table:style-name="Table14.A"/>
        <table:table-column table:style-name="Table14.B"/>
        <table:table-row>
          <table:table-cell table:style-name="Table14.A1" office:value-type="string">
            <text:p text:style-name="P51">URL</text:p>
          </table:table-cell>
          <table:table-cell table:style-name="Table14.B1" office:value-type="string">
            <text:p text:style-name="P51">http://&lt;ip&gt;:&lt;port&gt;/rapi/cdr/<text:span text:style-name="T1">{cdrId}/apply</text:span><text:bookmark-start text:name="__DdeLink__3157_1338190879"/><text:span text:style-name="T1">?clientContextId={clientContextId}</text:span><text:bookmark-end text:name="__DdeLink__3157_1338190879"/></text:p>
          </table:table-cell>
        </table:table-row>
        <table:table-row>
          <table:table-cell table:style-name="Table14.A2" office:value-type="string">
            <text:p text:style-name="P63">HTTP <text:span text:style-name="T9">Method</text:span></text:p>
          </table:table-cell>
          <table:table-cell table:style-name="Table14.B2" office:value-type="string">
            <text:p text:style-name="P63">PATCH</text:p>
          </table:table-cell>
        </table:table-row>
        <table:table-row>
          <table:table-cell table:style-name="Table14.A2" office:value-type="string">
            <text:p text:style-name="P51">JSON</text:p>
          </table:table-cell>
          <table:table-cell table:style-name="Table14.B2" office:value-type="string">
            <text:p text:style-name="P69">NA</text:p>
            <text:p text:style-name="P51"><text:tab/></text:p>
          </table:table-cell>
        </table:table-row>
        <table:table-row>
          <table:table-cell table:style-name="Table14.A2" office:value-type="string">
            <text:p text:style-name="P51">Success/Failure Responses</text:p>
          </table:table-cell>
          <table:table-cell table:style-name="Table14.B2" office:value-type="string">
            <text:p text:style-name="P51">Status 200 OK </text:p>
            <text:p text:style-name="P51">Status Conflict 409</text:p>
          </table:table-cell>
        </table:table-row>
      </table:table>
      <text:p text:style-name="P14"/>
      <text:h text:style-name="P147" text:outline-level="2"><text:bookmark-start text:name="__RefHeading__3082_527137411"/><text:span text:style-name="T24">Commit </text:span><text:s/>the Coupon Discount Request<text:bookmark-end text:name="__RefHeading__3082_527137411"/></text:h>
      <text:p text:style-name="P15">Given a Coupon Discount Request and the client context id <text:span text:style-name="T25">commit the request for record keeping purposes.</text:span></text:p>
      <text:p text:style-name="P15"/>
      <table:table table:name="Table2" table:style-name="Table2">
        <table:table-column table:style-name="Table2.A"/>
        <table:table-column table:style-name="Table2.B"/>
        <table:table-row>
          <table:table-cell table:style-name="Table2.A1" office:value-type="string">
            <text:p text:style-name="P52">URL</text:p>
          </table:table-cell>
          <table:table-cell table:style-name="Table2.B1" office:value-type="string">
            <text:p text:style-name="P52">http://&lt;ip&gt;:&lt;port&gt;/rapi/cdr/<text:span text:style-name="T1">{cdrId}/commit?clientContextId={clientContextId} </text:span></text:p>
          </table:table-cell>
        </table:table-row>
        <table:table-row>
          <table:table-cell table:style-name="Table2.A2" office:value-type="string">
            <text:p text:style-name="P64">HTTP <text:span text:style-name="T9">Method</text:span></text:p>
          </table:table-cell>
          <table:table-cell table:style-name="Table2.B2" office:value-type="string">
            <text:p text:style-name="P64">PATCH</text:p>
          </table:table-cell>
        </table:table-row>
        <table:table-row>
          <table:table-cell table:style-name="Table2.A2" office:value-type="string">
            <text:p text:style-name="P52">JSON</text:p>
          </table:table-cell>
          <table:table-cell table:style-name="Table2.B2" office:value-type="string">
            <text:p text:style-name="P70">NA</text:p>
            <text:p text:style-name="P52"><text:tab/></text:p>
          </table:table-cell>
        </table:table-row>
        <table:table-row>
          <table:table-cell table:style-name="Table2.A2" office:value-type="string">
            <text:p text:style-name="P52">Success/Failure Responses</text:p>
          </table:table-cell>
          <table:table-cell table:style-name="Table2.B2" office:value-type="string">
            <text:p text:style-name="P52">Status 200 OK </text:p>
            <text:p text:style-name="P52">Status Conflict 409</text:p>
          </table:table-cell>
        </table:table-row>
      </table:table>
      <text:p text:style-name="P15"/>
      <text:p text:style-name="P14"/>
      <text:h text:style-name="P144" text:outline-level="1"><text:bookmark-start text:name="__RefHeading__247_1603272880"/>Use Case<text:span text:style-name="T39">s</text:span><text:bookmark-end text:name="__RefHeading__247_1603272880"/></text:h>
      <text:h text:style-name="Heading_20_2" text:outline-level="2"><text:bookmark-start text:name="__RefHeading__2092_1603272880"/>Creati<text:span text:style-name="T40">ng</text:span> <text:span text:style-name="T23">and applying </text:span>a request <text:bookmark-end text:name="__RefHeading__2092_1603272880"/></text:h>
      <text:p text:style-name="P33">Creation of a Coupon Discount Request is the first step in the process of r<text:span text:style-name="T18">equesting for a discount. Once the request has been created we can apply the same and if optionally the transaction identifier is known then the request will be committed as well.</text:span></text:p>
      <text:h text:style-name="P148" text:outline-level="2"><text:bookmark-start text:name="__RefHeading__2094_1603272880"/><text:soft-page-break/><text:span text:style-name="T40">Cancellation </text:span>of a<text:span text:style-name="T40">n existing</text:span> request <text:bookmark-end text:name="__RefHeading__2094_1603272880"/></text:h>
      <text:p text:style-name="P34">In this stage of the process the Coupon Discount Request which has been created can be cancelled . Once cancelled it cannot be committed <text:span text:style-name="T23">i.e this Coupon Discount Request will be deemed invalid.</text:span></text:p>
      <text:h text:style-name="Heading_20_2" text:outline-level="2"><text:bookmark-start text:name="__RefHeading__2096_1603272880"/>Commit<text:span text:style-name="T40">ting</text:span> a<text:span text:style-name="T40">n applied</text:span> request<text:bookmark-end text:name="__RefHeading__2096_1603272880"/></text:h>
      <text:p text:style-name="P33">Once a coupon discount request has been applied then the <text:span text:style-name="T35">transaction identifier</text:span> come<text:span text:style-name="T34">s</text:span> into picture , without which a Coupon Discount Request cannot be committed. <text:span text:style-name="T26">This is for record keeping purposes.</text:span></text:p>
      <text:h text:style-name="Heading_20_1" text:outline-level="1" text:is-list-header="true"/>
      <text:p text:style-name="Text_20_body"/>
      <text:p text:style-name="Text_20_body"/>
      <text:h text:style-name="Heading_20_1" text:outline-level="1"><text:bookmark-start text:name="__RefHeading__2098_1603272880"/><text:span text:style-name="T31">E</text:span>rror <text:span text:style-name="T10">Codes</text:span><text:bookmark-end text:name="__RefHeading__2098_1603272880"/></text:h>
      <text:p text:style-name="P35"><text:span text:style-name="T11">Below are the list of all possible Error Codes applicable </text:span><text:span text:style-name="T12">along with the Error Message </text:span><text:span text:style-name="T11">when the end user is using the Coupon Engine.</text:span></text:p>
      <text:p text:style-name="P43"><text:span text:style-name="T14">W</text:span><text:span text:style-name="T13">hen an error is returned there are two headers that need to be considered in order to process the error </text:span></text:p>
      <text:p text:style-name="P44"><text:span text:style-name="T17">1) </text:span><text:span text:style-name="T87">X-Cpnen-Error – </text:span><text:span text:style-name="T84">This header gives the Error Code along with the Error phrase</text:span></text:p>
      <text:p text:style-name="P45"><text:span text:style-name="T85">2</text:span><text:span text:style-name="T86">) </text:span><text:span text:style-name="T88">X-Cpnen-Error-Detail</text:span><text:span text:style-name="T86"> – This header gives a parseable explanatory message</text:span></text:p>
      <text:p text:style-name="P46">For e.g When the transaction value is out of range , the header details are as follows</text:p>
      <text:p text:style-name="P40"><text:span text:style-name="T90"><text:s/></text:span><text:span text:style-name="T92">X-Cpnen-Error - </text:span><text:span text:style-name="T89">CPNE</text:span><text:span text:style-name="T91">04</text:span><text:span text:style-name="T89">::</text:span><text:span text:style-name="T78">Transaction value is out of valid range</text:span></text:p>
      <text:p text:style-name="P42"><text:span text:style-name="T83">X-Cpnen-Error-Detail <text:s/>- </text:span><text:span text:style-name="T82">Transaction value is out of range for coupon code {0}. The range is from {1} to {2}::{0}|{1}|{2}</text:span></text:p>
      <text:p text:style-name="P108"/>
      <text:h text:style-name="P150" text:outline-level="2"><text:bookmark-start text:name="__RefHeading__10041_1603272880"/>CPNE01 - RESERVED_FOR_ANOTHER_USER<text:bookmark-end text:name="__RefHeading__10041_1603272880"/></text:h>
      <table:table table:name="Table4" table:style-name="Table4">
        <table:table-column table:style-name="Table4.A"/>
        <table:table-column table:style-name="Table4.B"/>
        <table:table-row>
          <table:table-cell table:style-name="Table4.A1" office:value-type="string">
            <text:p text:style-name="P91">Error Code</text:p>
          </table:table-cell>
          <table:table-cell table:style-name="Table4.B1" office:value-type="string">
            <text:p text:style-name="P91">CPNE01</text:p>
          </table:table-cell>
        </table:table-row>
        <table:table-row>
          <table:table-cell table:style-name="Table4.A2" office:value-type="string">
            <text:p text:style-name="P91">Message format</text:p>
          </table:table-cell>
          <table:table-cell table:style-name="Table4.B2" office:value-type="string">
            <text:p text:style-name="P125">Coupon code {0} is reserved for another user::{0}</text:p>
          </table:table-cell>
        </table:table-row>
        <table:table-row>
          <table:table-cell table:style-name="Table4.A2" office:value-type="string">
            <text:p text:style-name="P91">Message tokens</text:p>
          </table:table-cell>
          <table:table-cell table:style-name="Table4.B2" office:value-type="string">
            <text:p text:style-name="P91">{0} : Coupon Code</text:p>
          </table:table-cell>
        </table:table-row>
      </table:table>
      <text:p text:style-name="P39"/>
      <text:h text:style-name="P151" text:outline-level="2"><text:bookmark-start text:name="__RefHeading__10043_1603272880"/><text:soft-page-break/>CPNE02 - COUPON_VALIDITY_EXPIRED<text:bookmark-end text:name="__RefHeading__10043_1603272880"/></text:h>
      <table:table table:name="Table16" table:style-name="Table16">
        <table:table-column table:style-name="Table16.A"/>
        <table:table-column table:style-name="Table16.B"/>
        <table:table-row>
          <table:table-cell table:style-name="Table16.A1" office:value-type="string">
            <text:p text:style-name="P91">Error Code</text:p>
          </table:table-cell>
          <table:table-cell table:style-name="Table16.B1" office:value-type="string">
            <text:p text:style-name="P91">CPNE0<text:span text:style-name="T61">2</text:span></text:p>
          </table:table-cell>
        </table:table-row>
        <table:table-row>
          <table:table-cell table:style-name="Table16.A2" office:value-type="string">
            <text:p text:style-name="P91">Message format</text:p>
          </table:table-cell>
          <table:table-cell table:style-name="Table16.B2" office:value-type="string">
            <text:p text:style-name="P126">Coupon code {0} was valid from [{1}] to [{2}]::{0}|{1}|{2}</text:p>
          </table:table-cell>
        </table:table-row>
        <table:table-row>
          <table:table-cell table:style-name="Table16.A2" office:value-type="string">
            <text:p text:style-name="P91">Message tokens</text:p>
          </table:table-cell>
          <table:table-cell table:style-name="Table16.B2" office:value-type="string">
            <text:p text:style-name="P91">{0} : Coupon Code</text:p>
            <text:p text:style-name="P91">{1} : valid from</text:p>
            <text:p text:style-name="P91">{2} : valid to</text:p>
          </table:table-cell>
        </table:table-row>
      </table:table>
      <text:p text:style-name="P109"/>
      <text:p text:style-name="P117"/>
      <text:h text:style-name="P152" text:outline-level="2"><text:bookmark-start text:name="__RefHeading__10045_1603272880"/>CPNE03 - MULTIPLE_EXCLUSIVE_COUPONS<text:bookmark-end text:name="__RefHeading__10045_1603272880"/></text:h>
      <table:table table:name="Table17" table:style-name="Table17">
        <table:table-column table:style-name="Table17.A"/>
        <table:table-column table:style-name="Table17.B"/>
        <table:table-row>
          <table:table-cell table:style-name="Table17.A1" office:value-type="string">
            <text:p text:style-name="P92">Error Code</text:p>
          </table:table-cell>
          <table:table-cell table:style-name="Table17.B1" office:value-type="string">
            <text:p text:style-name="P92">CPNE0<text:span text:style-name="T61">3</text:span></text:p>
          </table:table-cell>
        </table:table-row>
        <table:table-row>
          <table:table-cell table:style-name="Table17.A2" office:value-type="string">
            <text:p text:style-name="P92">Message format</text:p>
          </table:table-cell>
          <table:table-cell table:style-name="Table17.B2" office:value-type="string">
            <text:p text:style-name="P127">Coupon code {0} is exclusive and in conflict with {1}::{0}|{1}</text:p>
          </table:table-cell>
        </table:table-row>
        <table:table-row>
          <table:table-cell table:style-name="Table17.A2" office:value-type="string">
            <text:p text:style-name="P92">Message tokens</text:p>
          </table:table-cell>
          <table:table-cell table:style-name="Table17.B2" office:value-type="string">
            <text:p text:style-name="P92">{0} : <text:span text:style-name="T61">Conflicting code</text:span></text:p>
            <text:p text:style-name="P92">{1} : <text:span text:style-name="T61">requesting code</text:span></text:p>
          </table:table-cell>
        </table:table-row>
      </table:table>
      <text:p text:style-name="P118"/>
      <text:h text:style-name="P155" text:outline-level="2"/>
      <text:h text:style-name="P159" text:outline-level="2"><text:bookmark-start text:name="__RefHeading__10047_1603272880"/><text:span text:style-name="T22">CPNE04 - </text:span><text:span text:style-name="T21">TRANSACTION_VALUE_OUT_OF_RANGE</text:span><text:bookmark-end text:name="__RefHeading__10047_1603272880"/></text:h>
      <table:table table:name="Table18" table:style-name="Table18">
        <table:table-column table:style-name="Table18.A"/>
        <table:table-column table:style-name="Table18.B"/>
        <table:table-row>
          <table:table-cell table:style-name="Table18.A1" office:value-type="string">
            <text:p text:style-name="P92">Error Code</text:p>
          </table:table-cell>
          <table:table-cell table:style-name="Table18.B1" office:value-type="string">
            <text:p text:style-name="P92">CPNE0<text:span text:style-name="T61">4</text:span></text:p>
          </table:table-cell>
        </table:table-row>
        <table:table-row>
          <table:table-cell table:style-name="Table18.A2" office:value-type="string">
            <text:p text:style-name="P92">Message format</text:p>
          </table:table-cell>
          <table:table-cell table:style-name="Table18.B2" office:value-type="string">
            <text:p text:style-name="P127">Transaction value is out of range for coupon code {0}. The range is from {1} to {2}::{0}|{1}|{2}</text:p>
          </table:table-cell>
        </table:table-row>
        <table:table-row>
          <table:table-cell table:style-name="Table18.A2" office:value-type="string">
            <text:p text:style-name="P92">Message tokens</text:p>
          </table:table-cell>
          <table:table-cell table:style-name="Table18.B2" office:value-type="string">
            <text:p text:style-name="P92">{0} : <text:span text:style-name="T61">coupon code</text:span></text:p>
            <text:p text:style-name="P92">{1} : <text:span text:style-name="T61">range start</text:span></text:p>
            <text:p text:style-name="P98">{2} : range end</text:p>
          </table:table-cell>
        </table:table-row>
      </table:table>
      <text:p text:style-name="P121"/>
      <text:p text:style-name="P117"/>
      <text:h text:style-name="P153" text:outline-level="2"><text:bookmark-start text:name="__RefHeading__10049_1603272880"/>CPNE05 - COUPON_CODE_TIMEOUT<text:bookmark-end text:name="__RefHeading__10049_1603272880"/></text:h>
      <table:table table:name="Table19" table:style-name="Table19">
        <table:table-column table:style-name="Table19.A"/>
        <table:table-column table:style-name="Table19.B"/>
        <table:table-row>
          <table:table-cell table:style-name="Table19.A1" office:value-type="string">
            <text:p text:style-name="P92">Error Code</text:p>
          </table:table-cell>
          <table:table-cell table:style-name="Table19.B1" office:value-type="string">
            <text:p text:style-name="P92">CPNE0<text:span text:style-name="T61">5</text:span></text:p>
          </table:table-cell>
        </table:table-row>
        <table:table-row>
          <table:table-cell table:style-name="Table19.A2" office:value-type="string">
            <text:p text:style-name="P92">Message format</text:p>
          </table:table-cell>
          <table:table-cell table:style-name="Table19.B2" office:value-type="string">
            <text:p text:style-name="P127">Coupon code {0} has timed-out::{0}</text:p>
          </table:table-cell>
        </table:table-row>
        <table:table-row>
          <table:table-cell table:style-name="Table19.A2" office:value-type="string">
            <text:p text:style-name="P92">Message tokens</text:p>
          </table:table-cell>
          <table:table-cell table:style-name="Table19.B2" office:value-type="string">
            <text:p text:style-name="P92">{0} : <text:span text:style-name="T61">coupon code</text:span></text:p>
          </table:table-cell>
        </table:table-row>
      </table:table>
      <text:p text:style-name="P121"/>
      <text:p text:style-name="P115"/>
      <text:h text:style-name="P158" text:outline-level="2"><text:bookmark-start text:name="__RefHeading__10051_1603272880"/><text:span text:style-name="T77">CPNE06 - </text:span><text:span text:style-name="T75">COUPON_INACTIVE</text:span><text:bookmark-end text:name="__RefHeading__10051_1603272880"/></text:h>
      <table:table table:name="Table20" table:style-name="Table20">
        <table:table-column table:style-name="Table20.A"/>
        <table:table-column table:style-name="Table20.B"/>
        <table:table-row>
          <table:table-cell table:style-name="Table20.A1" office:value-type="string">
            <text:p text:style-name="P92">Error Code</text:p>
          </table:table-cell>
          <table:table-cell table:style-name="Table20.B1" office:value-type="string">
            <text:p text:style-name="P92">CPNE0<text:span text:style-name="T61">6</text:span></text:p>
          </table:table-cell>
        </table:table-row>
        <table:table-row>
          <table:table-cell table:style-name="Table20.A2" office:value-type="string">
            <text:p text:style-name="P92">Message format</text:p>
          </table:table-cell>
          <table:table-cell table:style-name="Table20.B2" office:value-type="string">
            <text:p text:style-name="P127">Coupon code {0} is deactivated::{0}</text:p>
          </table:table-cell>
        </table:table-row>
        <table:table-row>
          <table:table-cell table:style-name="Table20.A2" office:value-type="string">
            <text:p text:style-name="P92">Message tokens</text:p>
          </table:table-cell>
          <table:table-cell table:style-name="Table20.B2" office:value-type="string">
            <text:p text:style-name="P92">{0} : <text:span text:style-name="T61">Coupon code</text:span></text:p>
          </table:table-cell>
        </table:table-row>
      </table:table>
      <text:p text:style-name="P121"/>
      <text:h text:style-name="P158" text:outline-level="2"><text:bookmark-start text:name="__RefHeading__10053_1603272880"/><text:span text:style-name="T77">CPNE07 - </text:span><text:span text:style-name="T75">COUPON_EXHAUSTED</text:span><text:bookmark-end text:name="__RefHeading__10053_1603272880"/></text:h>
      <table:table table:name="Table21" table:style-name="Table21">
        <table:table-column table:style-name="Table21.A"/>
        <table:table-column table:style-name="Table21.B"/>
        <table:table-row>
          <table:table-cell table:style-name="Table21.A1" office:value-type="string">
            <text:p text:style-name="P92">Error Code</text:p>
          </table:table-cell>
          <table:table-cell table:style-name="Table21.B1" office:value-type="string">
            <text:p text:style-name="P92">CPNE0<text:span text:style-name="T61">7</text:span></text:p>
          </table:table-cell>
        </table:table-row>
        <table:table-row>
          <table:table-cell table:style-name="Table21.A2" office:value-type="string">
            <text:p text:style-name="P92">Message format</text:p>
          </table:table-cell>
          <table:table-cell table:style-name="Table21.B2" office:value-type="string">
            <text:p text:style-name="P127">Coupon code {0} is exhausted::{0}</text:p>
          </table:table-cell>
        </table:table-row>
        <table:table-row>
          <table:table-cell table:style-name="Table21.A2" office:value-type="string">
            <text:p text:style-name="P92">Message tokens</text:p>
          </table:table-cell>
          <table:table-cell table:style-name="Table21.B2" office:value-type="string">
            <text:p text:style-name="P92">{0} : <text:span text:style-name="T61">Coupon code</text:span></text:p>
          </table:table-cell>
        </table:table-row>
      </table:table>
      <text:p text:style-name="P118"/>
      <text:h text:style-name="P153" text:outline-level="2"><text:bookmark-start text:name="__RefHeading__10055_1603272880"/>CPNE08 - COUPON_INVALID<text:bookmark-end text:name="__RefHeading__10055_1603272880"/></text:h>
      <table:table table:name="Table22" table:style-name="Table22">
        <table:table-column table:style-name="Table22.A"/>
        <table:table-column table:style-name="Table22.B"/>
        <table:table-row>
          <table:table-cell table:style-name="Table22.A1" office:value-type="string">
            <text:p text:style-name="P92">Error Code</text:p>
          </table:table-cell>
          <table:table-cell table:style-name="Table22.B1" office:value-type="string">
            <text:p text:style-name="P92">CPNE0<text:span text:style-name="T61">8</text:span></text:p>
          </table:table-cell>
        </table:table-row>
        <table:table-row>
          <table:table-cell table:style-name="Table22.A2" office:value-type="string">
            <text:p text:style-name="P92">Message format</text:p>
          </table:table-cell>
          <table:table-cell table:style-name="Table22.B2" office:value-type="string">
            <text:p text:style-name="P127">Coupon code {0} is invalid::{0}</text:p>
          </table:table-cell>
        </table:table-row>
        <table:table-row>
          <table:table-cell table:style-name="Table22.A2" office:value-type="string">
            <text:p text:style-name="P92">Message tokens</text:p>
          </table:table-cell>
          <table:table-cell table:style-name="Table22.B2" office:value-type="string">
            <text:p text:style-name="P92">{0} : <text:span text:style-name="T61">Coupon code</text:span></text:p>
          </table:table-cell>
        </table:table-row>
      </table:table>
      <text:p text:style-name="P121"/>
      <text:p text:style-name="P115"/>
      <text:p text:style-name="P117"/>
      <text:h text:style-name="P153" text:outline-level="2"><text:bookmark-start text:name="__RefHeading__10057_1603272880"/><text:soft-page-break/>CPNE09 - REQUEST_ALREADY_COMPLETED<text:bookmark-end text:name="__RefHeading__10057_1603272880"/></text:h>
      <table:table table:name="Table23" table:style-name="Table23">
        <table:table-column table:style-name="Table23.A"/>
        <table:table-column table:style-name="Table23.B"/>
        <table:table-row>
          <table:table-cell table:style-name="Table23.A1" office:value-type="string">
            <text:p text:style-name="P92">Error Code</text:p>
          </table:table-cell>
          <table:table-cell table:style-name="Table23.B1" office:value-type="string">
            <text:p text:style-name="P92">CPNE0<text:span text:style-name="T61">9</text:span></text:p>
          </table:table-cell>
        </table:table-row>
        <table:table-row>
          <table:table-cell table:style-name="Table23.A2" office:value-type="string">
            <text:p text:style-name="P92">Message format</text:p>
          </table:table-cell>
          <table:table-cell table:style-name="Table23.B2" office:value-type="string">
            <text:p text:style-name="P127">Coupon discount request already marked completed::{0}</text:p>
          </table:table-cell>
        </table:table-row>
        <table:table-row>
          <table:table-cell table:style-name="Table23.A2" office:value-type="string">
            <text:p text:style-name="P92">Message tokens</text:p>
          </table:table-cell>
          <table:table-cell table:style-name="Table23.B2" office:value-type="string">
            <text:p text:style-name="P92">{0} : <text:span text:style-name="T61">Coupon code</text:span></text:p>
          </table:table-cell>
        </table:table-row>
      </table:table>
      <text:p text:style-name="P121"/>
      <text:h text:style-name="P158" text:outline-level="2"><text:bookmark-start text:name="__RefHeading__10059_1603272880"/><text:span text:style-name="T77">CPNE10 - </text:span><text:span text:style-name="T75">PRODUCT_INVALID</text:span><text:bookmark-end text:name="__RefHeading__10059_1603272880"/></text:h>
      <table:table table:name="Table24" table:style-name="Table24">
        <table:table-column table:style-name="Table24.A"/>
        <table:table-column table:style-name="Table24.B"/>
        <table:table-row>
          <table:table-cell table:style-name="Table24.A1" office:value-type="string">
            <text:p text:style-name="P92">Error Code</text:p>
          </table:table-cell>
          <table:table-cell table:style-name="Table24.B1" office:value-type="string">
            <text:p text:style-name="P92">CPNE<text:span text:style-name="T61">10</text:span></text:p>
          </table:table-cell>
        </table:table-row>
        <table:table-row>
          <table:table-cell table:style-name="Table24.A2" office:value-type="string">
            <text:p text:style-name="P92">Message format</text:p>
          </table:table-cell>
          <table:table-cell table:style-name="Table24.B2" office:value-type="string">
            <text:p text:style-name="P132">Product code {0} of type {1} is invalid::{0}|{1}</text:p>
          </table:table-cell>
        </table:table-row>
        <table:table-row>
          <table:table-cell table:style-name="Table24.A2" office:value-type="string">
            <text:p text:style-name="P92">Message tokens</text:p>
          </table:table-cell>
          <table:table-cell table:style-name="Table24.B2" office:value-type="string">
            <text:p text:style-name="P92">{0} : <text:span text:style-name="T61">Product Id</text:span></text:p>
            <text:p text:style-name="P100">{1} : Product Type</text:p>
          </table:table-cell>
        </table:table-row>
      </table:table>
      <text:p text:style-name="P118"/>
      <text:h text:style-name="P153" text:outline-level="2"><text:bookmark-start text:name="__RefHeading__10061_1603272880"/>CPNE11 - CONSUMER_INVALID<text:bookmark-end text:name="__RefHeading__10061_1603272880"/></text:h>
      <table:table table:name="Table25" table:style-name="Table25">
        <table:table-column table:style-name="Table25.A"/>
        <table:table-column table:style-name="Table25.B"/>
        <table:table-row>
          <table:table-cell table:style-name="Table25.A1" office:value-type="string">
            <text:p text:style-name="P92">Error Code</text:p>
          </table:table-cell>
          <table:table-cell table:style-name="Table25.B1" office:value-type="string">
            <text:p text:style-name="P92">CPNE<text:span text:style-name="T61">11</text:span></text:p>
          </table:table-cell>
        </table:table-row>
        <table:table-row>
          <table:table-cell table:style-name="Table25.A2" office:value-type="string">
            <text:p text:style-name="P92">Message format</text:p>
          </table:table-cell>
          <table:table-cell table:style-name="Table25.B2" office:value-type="string">
            <text:p text:style-name="P128">Consumer id {0} is invalid::{0}</text:p>
          </table:table-cell>
        </table:table-row>
        <table:table-row>
          <table:table-cell table:style-name="Table25.A2" office:value-type="string">
            <text:p text:style-name="P92">Message tokens</text:p>
          </table:table-cell>
          <table:table-cell table:style-name="Table25.B2" office:value-type="string">
            <text:p text:style-name="P92">{0} : <text:span text:style-name="T62">Consumer id</text:span></text:p>
          </table:table-cell>
        </table:table-row>
      </table:table>
      <text:p text:style-name="P118"/>
      <text:h text:style-name="P153" text:outline-level="2"><text:bookmark-start text:name="__RefHeading__10063_1603272880"/>CPNE12 - COUPON_INAPPLICABLE<text:bookmark-end text:name="__RefHeading__10063_1603272880"/></text:h>
      <table:table table:name="Table26" table:style-name="Table26">
        <table:table-column table:style-name="Table26.A"/>
        <table:table-column table:style-name="Table26.B"/>
        <table:table-row>
          <table:table-cell table:style-name="Table26.A1" office:value-type="string">
            <text:p text:style-name="P92">Error Code</text:p>
          </table:table-cell>
          <table:table-cell table:style-name="Table26.B1" office:value-type="string">
            <text:p text:style-name="P92">CPNE<text:span text:style-name="T62">12</text:span></text:p>
          </table:table-cell>
        </table:table-row>
        <table:table-row>
          <table:table-cell table:style-name="Table26.A2" office:value-type="string">
            <text:p text:style-name="P92">Message format</text:p>
          </table:table-cell>
          <table:table-cell table:style-name="Table26.B2" office:value-type="string">
            <text:p text:style-name="P128">Coupon code {0} is not applicable on the product {1}::{0}|{1}</text:p>
          </table:table-cell>
        </table:table-row>
        <table:table-row>
          <table:table-cell table:style-name="Table26.A2" office:value-type="string">
            <text:p text:style-name="P92">Message tokens</text:p>
          </table:table-cell>
          <table:table-cell table:style-name="Table26.B2" office:value-type="string">
            <text:p text:style-name="P92">{0} : <text:span text:style-name="T61">Coupon code</text:span></text:p>
            <text:p text:style-name="P92">{1} : <text:span text:style-name="T62">Product Id</text:span></text:p>
          </table:table-cell>
        </table:table-row>
      </table:table>
      <text:p text:style-name="P121"/>
      <text:h text:style-name="P158" text:outline-level="2"><text:bookmark-start text:name="__RefHeading__10069_1603272880"/><text:span text:style-name="T77">CPNE13 - </text:span><text:span text:style-name="T75">COUPON_DISCOUNT_REQUEST_INVALID</text:span><text:bookmark-end text:name="__RefHeading__10069_1603272880"/></text:h>
      <table:table table:name="Table29" table:style-name="Table29">
        <table:table-column table:style-name="Table29.A"/>
        <table:table-column table:style-name="Table29.B"/>
        <table:table-row>
          <table:table-cell table:style-name="Table29.A1" office:value-type="string">
            <text:p text:style-name="P92">Error Code</text:p>
          </table:table-cell>
          <table:table-cell table:style-name="Table29.B1" office:value-type="string">
            <text:p text:style-name="P92">CPNE<text:span text:style-name="T65">13</text:span></text:p>
          </table:table-cell>
        </table:table-row>
        <table:table-row>
          <table:table-cell table:style-name="Table29.A2" office:value-type="string">
            <text:p text:style-name="P92">Message format</text:p>
          </table:table-cell>
          <table:table-cell table:style-name="Table29.B2" office:value-type="string">
            <text:p text:style-name="P128">Coupon discount request {0} is invalid::{0}</text:p>
          </table:table-cell>
        </table:table-row>
        <table:table-row>
          <table:table-cell table:style-name="Table29.A2" office:value-type="string">
            <text:p text:style-name="P92">Message tokens</text:p>
          </table:table-cell>
          <table:table-cell table:style-name="Table29.B2" office:value-type="string">
            <text:p text:style-name="P92">{0} : <text:span text:style-name="T62">Coupon discount request Id</text:span></text:p>
          </table:table-cell>
        </table:table-row>
      </table:table>
      <text:p text:style-name="P121"/>
      <text:h text:style-name="P161" text:outline-level="2"><text:bookmark-start text:name="__RefHeading__10071_1603272880"/><text:span text:style-name="T77">CPNE14 - </text:span><text:span text:style-name="T75">COUPON_BRAND_MAPPING_INVALID</text:span><text:bookmark-end text:name="__RefHeading__10071_1603272880"/></text:h>
      <table:table table:name="Table30" table:style-name="Table30">
        <table:table-column table:style-name="Table30.A"/>
        <table:table-column table:style-name="Table30.B"/>
        <table:table-row>
          <table:table-cell table:style-name="Table30.A1" office:value-type="string">
            <text:p text:style-name="P92">Error Code</text:p>
          </table:table-cell>
          <table:table-cell table:style-name="Table30.B1" office:value-type="string">
            <text:p text:style-name="P92">CPNE<text:span text:style-name="T65">14</text:span></text:p>
          </table:table-cell>
        </table:table-row>
        <table:table-row>
          <table:table-cell table:style-name="Table30.A2" office:value-type="string">
            <text:p text:style-name="P92">Message format</text:p>
          </table:table-cell>
          <table:table-cell table:style-name="Table30.B2" office:value-type="string">
            <text:p text:style-name="P128">Coupon code {0} is not applicable on the brand {1}::{0}|{1}</text:p>
          </table:table-cell>
        </table:table-row>
        <table:table-row>
          <table:table-cell table:style-name="Table30.A2" office:value-type="string">
            <text:p text:style-name="P92">Message tokens</text:p>
          </table:table-cell>
          <table:table-cell table:style-name="Table30.B2" office:value-type="string">
            <text:p text:style-name="P92">{0} : <text:span text:style-name="T61">Conflicting code</text:span></text:p>
            <text:p text:style-name="P92">{1} : <text:span text:style-name="T62">Brand Id</text:span></text:p>
          </table:table-cell>
        </table:table-row>
      </table:table>
      <text:p text:style-name="P121"/>
      <text:h text:style-name="P158" text:outline-level="2"><text:bookmark-start text:name="__RefHeading__10073_1603272880"/><text:span text:style-name="T77">CPNE15 - </text:span><text:span text:style-name="T75">INVALID_PRODUCT_TYPE</text:span><text:bookmark-end text:name="__RefHeading__10073_1603272880"/></text:h>
      <table:table table:name="Table31" table:style-name="Table31">
        <table:table-column table:style-name="Table31.A"/>
        <table:table-column table:style-name="Table31.B"/>
        <table:table-row>
          <table:table-cell table:style-name="Table31.A1" office:value-type="string">
            <text:p text:style-name="P92">Error Code</text:p>
          </table:table-cell>
          <table:table-cell table:style-name="Table31.B1" office:value-type="string">
            <text:p text:style-name="P92">CPNE<text:span text:style-name="T62">15</text:span></text:p>
          </table:table-cell>
        </table:table-row>
        <table:table-row>
          <table:table-cell table:style-name="Table31.A2" office:value-type="string">
            <text:p text:style-name="P92">Message format</text:p>
          </table:table-cell>
          <table:table-cell table:style-name="Table31.B2" office:value-type="string">
            <text:p text:style-name="P128">Product Id {0} is of invalid product type {1}::{0}|{1}</text:p>
          </table:table-cell>
        </table:table-row>
        <table:table-row>
          <table:table-cell table:style-name="Table31.A2" office:value-type="string">
            <text:p text:style-name="P92">Message tokens</text:p>
          </table:table-cell>
          <table:table-cell table:style-name="Table31.B2" office:value-type="string">
            <text:p text:style-name="P92">{0} : <text:span text:style-name="T62">Product Id</text:span></text:p>
            <text:p text:style-name="P92">{1} : <text:span text:style-name="T62">Product Type</text:span></text:p>
          </table:table-cell>
        </table:table-row>
      </table:table>
      <text:p text:style-name="P121"/>
      <text:h text:style-name="P158" text:outline-level="2"><text:bookmark-start text:name="__RefHeading__10077_1603272880"/><text:span text:style-name="T77">CPNE16 - </text:span><text:span text:style-name="T75">CONTEXT_TYPE_INAPPLICABLE</text:span><text:bookmark-end text:name="__RefHeading__10077_1603272880"/></text:h>
      <table:table table:name="Table32" table:style-name="Table32">
        <table:table-column table:style-name="Table32.A"/>
        <table:table-column table:style-name="Table32.B"/>
        <table:table-row>
          <table:table-cell table:style-name="Table32.A1" office:value-type="string">
            <text:p text:style-name="P92">Error Code</text:p>
          </table:table-cell>
          <table:table-cell table:style-name="Table32.B1" office:value-type="string">
            <text:p text:style-name="P92">CPNE<text:span text:style-name="T62">16</text:span></text:p>
          </table:table-cell>
        </table:table-row>
        <table:table-row>
          <table:table-cell table:style-name="Table32.A2" office:value-type="string">
            <text:p text:style-name="P92">Message format</text:p>
          </table:table-cell>
          <table:table-cell table:style-name="Table32.B2" office:value-type="string">
            <text:p text:style-name="P128">Coupon Discount Request of type {0} is not applicable for Context Type {1}::{0}|{1}</text:p>
          </table:table-cell>
        </table:table-row>
        <table:table-row>
          <table:table-cell table:style-name="Table32.A2" office:value-type="string">
            <text:p text:style-name="P92">Message tokens</text:p>
          </table:table-cell>
          <table:table-cell table:style-name="Table32.B2" office:value-type="string">
            <text:p text:style-name="P92">{0} : <text:span text:style-name="T62">Coupon discount request Id</text:span></text:p>
            <text:p text:style-name="P92">{1} : <text:span text:style-name="T62">Context Type</text:span></text:p>
          </table:table-cell>
        </table:table-row>
      </table:table>
      <text:p text:style-name="P121"/>
      <text:h text:style-name="P158" text:outline-level="2"><text:bookmark-start text:name="__RefHeading__10079_1603272880"/><text:span text:style-name="T77">CPNE17 - </text:span><text:span text:style-name="T75">SOURCE_NAME_UNRECOGNIZED</text:span><text:bookmark-end text:name="__RefHeading__10079_1603272880"/></text:h>
      <table:table table:name="Table33" table:style-name="Table33">
        <table:table-column table:style-name="Table33.A"/>
        <table:table-column table:style-name="Table33.B"/>
        <table:table-row>
          <table:table-cell table:style-name="Table33.A1" office:value-type="string">
            <text:p text:style-name="P92">Error Code</text:p>
          </table:table-cell>
          <table:table-cell table:style-name="Table33.B1" office:value-type="string">
            <text:p text:style-name="P92">CPNE<text:span text:style-name="T62">17</text:span></text:p>
          </table:table-cell>
        </table:table-row>
        <table:table-row>
          <table:table-cell table:style-name="Table33.A2" office:value-type="string">
            <text:p text:style-name="P92">Message format</text:p>
          </table:table-cell>
          <table:table-cell table:style-name="Table33.B2" office:value-type="string">
            <text:p text:style-name="P128">Source name {0} is not recognized::{0}</text:p>
          </table:table-cell>
        </table:table-row>
        <table:table-row>
          <table:table-cell table:style-name="Table33.A2" office:value-type="string">
            <text:p text:style-name="P92">Message tokens</text:p>
          </table:table-cell>
          <table:table-cell table:style-name="Table33.B2" office:value-type="string">
            <text:p text:style-name="P92">{0} : <text:span text:style-name="T62">Source name</text:span></text:p>
          </table:table-cell>
        </table:table-row>
      </table:table>
      <text:p text:style-name="P119"/>
      <text:h text:style-name="P158" text:outline-level="2"><text:bookmark-start text:name="__RefHeading__10081_1603272880"/><text:span text:style-name="T77">CPNE18 - </text:span><text:span text:style-name="T76">COUPON_DISCOUNT_REQUEST_TIMEOUT</text:span><text:bookmark-end text:name="__RefHeading__10081_1603272880"/></text:h>
      <table:table table:name="Table34" table:style-name="Table34">
        <table:table-column table:style-name="Table34.A"/>
        <table:table-column table:style-name="Table34.B"/>
        <table:table-row>
          <table:table-cell table:style-name="Table34.A1" office:value-type="string">
            <text:p text:style-name="P92">Error Code</text:p>
          </table:table-cell>
          <table:table-cell table:style-name="Table34.B1" office:value-type="string">
            <text:p text:style-name="P92">CPNE<text:span text:style-name="T65">18</text:span></text:p>
          </table:table-cell>
        </table:table-row>
        <table:table-row>
          <table:table-cell table:style-name="Table34.A2" office:value-type="string">
            <text:p text:style-name="P92">Message format</text:p>
          </table:table-cell>
          <table:table-cell table:style-name="Table34.B2" office:value-type="string">
            <text:p text:style-name="P128">Coupon discount request id {0} has timed-out::{0}</text:p>
          </table:table-cell>
        </table:table-row>
        <table:table-row>
          <table:table-cell table:style-name="Table34.A2" office:value-type="string">
            <text:p text:style-name="P92">Message tokens</text:p>
          </table:table-cell>
          <table:table-cell table:style-name="Table34.B2" office:value-type="string">
            <text:p text:style-name="P92">{0} : <text:span text:style-name="T62">Coupon discount request Id</text:span></text:p>
          </table:table-cell>
        </table:table-row>
      </table:table>
      <text:p text:style-name="P124"/>
      <text:p text:style-name="P116"/>
      <text:h text:style-name="P153" text:outline-level="2"><text:bookmark-start text:name="__RefHeading__10083_1603272880"/><text:soft-page-break/>CPNE19 - COUPON_ACTOR_TYPE_INVALID<text:bookmark-end text:name="__RefHeading__10083_1603272880"/></text:h>
      <table:table table:name="Table35" table:style-name="Table35">
        <table:table-column table:style-name="Table35.A"/>
        <table:table-column table:style-name="Table35.B"/>
        <table:table-row>
          <table:table-cell table:style-name="Table35.A1" office:value-type="string">
            <text:p text:style-name="P92">Error Code</text:p>
          </table:table-cell>
          <table:table-cell table:style-name="Table35.B1" office:value-type="string">
            <text:p text:style-name="P92">CPNE<text:span text:style-name="T65">19</text:span></text:p>
          </table:table-cell>
        </table:table-row>
        <table:table-row>
          <table:table-cell table:style-name="Table35.A2" office:value-type="string">
            <text:p text:style-name="P92">Message format</text:p>
          </table:table-cell>
          <table:table-cell table:style-name="Table35.B2" office:value-type="string">
            <text:p text:style-name="P128">Requester id {0} of actor type CUSTOMER cannot apply coupon code of type STAFF::{0}</text:p>
          </table:table-cell>
        </table:table-row>
        <table:table-row>
          <table:table-cell table:style-name="Table35.A2" office:value-type="string">
            <text:p text:style-name="P92">Message tokens</text:p>
          </table:table-cell>
          <table:table-cell table:style-name="Table35.B2" office:value-type="string">
            <text:p text:style-name="P92">{0} : <text:span text:style-name="T62">Requester Id</text:span></text:p>
          </table:table-cell>
        </table:table-row>
      </table:table>
      <text:p text:style-name="P121"/>
      <text:p text:style-name="P116"/>
      <text:h text:style-name="P158" text:outline-level="2"><text:bookmark-start text:name="__RefHeading__10085_1603272880"/><text:span text:style-name="T16">CPNE20 - </text:span><text:span text:style-name="T15">INCOMPLETE_REQUEST</text:span><text:bookmark-end text:name="__RefHeading__10085_1603272880"/></text:h>
      <table:table table:name="Table36" table:style-name="Table36">
        <table:table-column table:style-name="Table36.A"/>
        <table:table-column table:style-name="Table36.B"/>
        <table:table-row>
          <table:table-cell table:style-name="Table36.A1" office:value-type="string">
            <text:p text:style-name="P92">Error Code</text:p>
          </table:table-cell>
          <table:table-cell table:style-name="Table36.B1" office:value-type="string">
            <text:p text:style-name="P92">CPNE<text:span text:style-name="T62">20</text:span></text:p>
          </table:table-cell>
        </table:table-row>
        <table:table-row>
          <table:table-cell table:style-name="Table36.A2" office:value-type="string">
            <text:p text:style-name="P92">Message format</text:p>
          </table:table-cell>
          <table:table-cell table:style-name="Table36.B2" office:value-type="string">
            <text:p text:style-name="P128">Parameter {0} is incomplete ::{0}</text:p>
          </table:table-cell>
        </table:table-row>
        <table:table-row>
          <table:table-cell table:style-name="Table36.A2" office:value-type="string">
            <text:p text:style-name="P92">Message tokens</text:p>
          </table:table-cell>
          <table:table-cell table:style-name="Table36.B2" office:value-type="string">
            <text:p text:style-name="P92">{0} : <text:span text:style-name="T62">Incomplete Parameter</text:span></text:p>
          </table:table-cell>
        </table:table-row>
      </table:table>
      <text:p text:style-name="P123"/>
      <text:h text:style-name="P156" text:outline-level="2"><text:bookmark-start text:name="__RefHeading__12345_729405323"/><text:span text:style-name="T79">CPNE21 - </text:span>APPLICABLE_COUNT_EXCEEDED<text:bookmark-end text:name="__RefHeading__12345_729405323"/></text:h>
      <table:table table:name="Table39" table:style-name="Table39">
        <table:table-column table:style-name="Table39.A"/>
        <table:table-column table:style-name="Table39.B"/>
        <table:table-row>
          <table:table-cell table:style-name="Table39.A1" office:value-type="string">
            <text:p text:style-name="P93">Error Code</text:p>
          </table:table-cell>
          <table:table-cell table:style-name="Table39.B1" office:value-type="string">
            <text:p text:style-name="P93">CPNE<text:span text:style-name="T63">21</text:span></text:p>
          </table:table-cell>
        </table:table-row>
        <table:table-row>
          <table:table-cell table:style-name="Table39.A2" office:value-type="string">
            <text:p text:style-name="P93">Message format</text:p>
          </table:table-cell>
          <table:table-cell table:style-name="Table39.B2" office:value-type="string">
            <text:p text:style-name="P130">The maximum applicable count {0} has exhausted for this coupon::{0}|{1}</text:p>
          </table:table-cell>
        </table:table-row>
        <table:table-row>
          <table:table-cell table:style-name="Table39.A2" office:value-type="string">
            <text:p text:style-name="P93">Message tokens</text:p>
          </table:table-cell>
          <table:table-cell table:style-name="Table39.B2" office:value-type="string">
            <text:p text:style-name="P93">{0} : <text:span text:style-name="T63">Applicable count</text:span></text:p>
            <text:p text:style-name="P93">{1} : <text:span text:style-name="T63">Coupon code</text:span></text:p>
          </table:table-cell>
        </table:table-row>
      </table:table>
      <text:p text:style-name="P113"/>
      <text:h text:style-name="P156" text:outline-level="2"><text:bookmark-start text:name="__RefHeading__12349_729405323"/><text:span text:style-name="T79">CPNE22 - </text:span>MULTIPLE_CODES_FOR_COUPON<text:bookmark-end text:name="__RefHeading__12349_729405323"/></text:h>
      <table:table table:name="Table37" table:style-name="Table37">
        <table:table-column table:style-name="Table37.A"/>
        <table:table-column table:style-name="Table37.B"/>
        <table:table-row>
          <table:table-cell table:style-name="Table37.A1" office:value-type="string">
            <text:p text:style-name="P93">Error Code</text:p>
          </table:table-cell>
          <table:table-cell table:style-name="Table37.B1" office:value-type="string">
            <text:p text:style-name="P93">CPNE<text:span text:style-name="T63">22</text:span></text:p>
          </table:table-cell>
        </table:table-row>
        <table:table-row>
          <table:table-cell table:style-name="Table37.A2" office:value-type="string">
            <text:p text:style-name="P93">Message format</text:p>
          </table:table-cell>
          <table:table-cell table:style-name="Table37.B2" office:value-type="string">
            <text:p text:style-name="P130">Coupon codes {0} and {1} belong to same coupon</text:p>
          </table:table-cell>
        </table:table-row>
        <table:table-row>
          <table:table-cell table:style-name="Table37.A2" office:value-type="string">
            <text:p text:style-name="P93">Message tokens</text:p>
          </table:table-cell>
          <table:table-cell table:style-name="Table37.B2" office:value-type="string">
            <text:p text:style-name="P93">{0} : <text:span text:style-name="T63">Coupon code</text:span></text:p>
            <text:p text:style-name="P93">{1} : <text:span text:style-name="T63">Conflicting code</text:span></text:p>
          </table:table-cell>
        </table:table-row>
      </table:table>
      <text:p text:style-name="P110"/>
      <text:h text:style-name="P160" text:outline-level="2"><text:bookmark-start text:name="__RefHeading__12351_729405323"/>CPNE23 - NON_NTH_TIME_TRANSACTION<text:bookmark-end text:name="__RefHeading__12351_729405323"/></text:h>
      <table:table table:name="Table38" table:style-name="Table38">
        <table:table-column table:style-name="Table38.A"/>
        <table:table-column table:style-name="Table38.B"/>
        <table:table-row>
          <table:table-cell table:style-name="Table38.A1" office:value-type="string">
            <text:p text:style-name="P94">Error Code</text:p>
          </table:table-cell>
          <table:table-cell table:style-name="Table38.B1" office:value-type="string">
            <text:p text:style-name="P94">CPNE<text:span text:style-name="T62">23</text:span></text:p>
          </table:table-cell>
        </table:table-row>
        <table:table-row>
          <table:table-cell table:style-name="Table38.A2" office:value-type="string">
            <text:p text:style-name="P94">Message format</text:p>
          </table:table-cell>
          <table:table-cell table:style-name="Table38.B2" office:value-type="string">
            <text:p text:style-name="P131">Coupon Application Type {0} : {1} Recurring: {2} current product purchase count span: {3}::{0}|{1}|{2}|{3}"</text:p>
          </table:table-cell>
        </table:table-row>
        <table:table-row>
          <table:table-cell table:style-name="Table38.A2" office:value-type="string">
            <text:p text:style-name="P94">Message tokens</text:p>
          </table:table-cell>
          <table:table-cell table:style-name="Table38.B2" office:value-type="string">
            <text:p text:style-name="P94">{0} : <text:span text:style-name="T64">Coupon Application Type</text:span></text:p>
            <text:p text:style-name="P99">{1} : nth time</text:p>
            <text:p text:style-name="P99">{2} : Is nth time recurring</text:p>
            <text:p text:style-name="P99">{3} : Product purchase count span</text:p>
          </table:table-cell>
        </table:table-row>
      </table:table>
      <text:p text:style-name="P112"/>
      <text:h text:style-name="P154" text:outline-level="2"><text:bookmark-start text:name="__RefHeading__12353_729405323"/>CPNE24 - <text:span text:style-name="T94">ILLEGAL_CDR_APPLY_STATE</text:span><text:bookmark-end text:name="__RefHeading__12353_729405323"/></text:h>
      <table:table table:name="Table40" table:style-name="Table40">
        <table:table-column table:style-name="Table40.A"/>
        <table:table-column table:style-name="Table40.B"/>
        <table:table-row>
          <table:table-cell table:style-name="Table40.A1" office:value-type="string">
            <text:p text:style-name="P94">Error Code</text:p>
          </table:table-cell>
          <table:table-cell table:style-name="Table40.B1" office:value-type="string">
            <text:p text:style-name="P94">CPNE<text:span text:style-name="T62">24</text:span></text:p>
          </table:table-cell>
        </table:table-row>
        <table:table-row>
          <table:table-cell table:style-name="Table40.A2" office:value-type="string">
            <text:p text:style-name="P94">Message format</text:p>
          </table:table-cell>
          <table:table-cell table:style-name="Table40.B2" office:value-type="string">
            <text:p text:style-name="P131">Coupon discount request with id {0} is already applied ::{0}</text:p>
          </table:table-cell>
        </table:table-row>
        <table:table-row>
          <table:table-cell table:style-name="Table40.A2" office:value-type="string">
            <text:p text:style-name="P94">Message tokens</text:p>
          </table:table-cell>
          <table:table-cell table:style-name="Table40.B2" office:value-type="string">
            <text:p text:style-name="P94">{0} : <text:span text:style-name="T64">Coupon Discount Request Id</text:span></text:p>
          </table:table-cell>
        </table:table-row>
      </table:table>
      <text:p text:style-name="P112"/>
      <text:h text:style-name="P153" text:outline-level="2"><text:bookmark-start text:name="__RefHeading__12355_729405323"/>CPNE25 - NOT_WITHIN_SUBSCRIPTION<text:bookmark-end text:name="__RefHeading__12355_729405323"/></text:h>
      <table:table table:name="Table41" table:style-name="Table41">
        <table:table-column table:style-name="Table41.A"/>
        <table:table-column table:style-name="Table41.B"/>
        <table:table-row>
          <table:table-cell table:style-name="Table41.A1" office:value-type="string">
            <text:p text:style-name="P94">Error Code</text:p>
          </table:table-cell>
          <table:table-cell table:style-name="Table41.B1" office:value-type="string">
            <text:p text:style-name="P94">CPNE<text:span text:style-name="T62">25</text:span></text:p>
          </table:table-cell>
        </table:table-row>
        <table:table-row>
          <table:table-cell table:style-name="Table41.A2" office:value-type="string">
            <text:p text:style-name="P94">Message format</text:p>
          </table:table-cell>
          <table:table-cell table:style-name="Table41.B2" office:value-type="string">
            <text:p text:style-name="P131">Not applicable as given cdr context {0} is not within subscription::{0}</text:p>
          </table:table-cell>
        </table:table-row>
        <table:table-row>
          <table:table-cell table:style-name="Table41.A2" office:value-type="string">
            <text:p text:style-name="P94">Message tokens</text:p>
          </table:table-cell>
          <table:table-cell table:style-name="Table41.B2" office:value-type="string">
            <text:p text:style-name="P94">{0} : <text:span text:style-name="T64">Coupon discount request context</text:span></text:p>
          </table:table-cell>
        </table:table-row>
      </table:table>
      <text:p text:style-name="P112"/>
      <text:h text:style-name="P154" text:outline-level="2"><text:bookmark-start text:name="__RefHeading__2739_352236872"/>CPNE2<text:span text:style-name="T96">6</text:span> - <text:span text:style-name="T94">INVALID_REQUEST</text:span><text:bookmark-end text:name="__RefHeading__2739_352236872"/></text:h>
      <table:table table:name="Table28" table:style-name="Table28">
        <table:table-column table:style-name="Table28.A"/>
        <table:table-column table:style-name="Table28.B"/>
        <table:table-row>
          <table:table-cell table:style-name="Table28.A1" office:value-type="string">
            <text:p text:style-name="P95">Error Code</text:p>
          </table:table-cell>
          <table:table-cell table:style-name="Table28.B1" office:value-type="string">
            <text:p text:style-name="P95">CPNE<text:span text:style-name="T62">26</text:span></text:p>
          </table:table-cell>
        </table:table-row>
        <table:table-row>
          <table:table-cell table:style-name="Table28.A2" office:value-type="string">
            <text:p text:style-name="P95">Message format</text:p>
          </table:table-cell>
          <table:table-cell table:style-name="Table28.B2" office:value-type="string">
            <text:p text:style-name="P133">The given value {0} for the parameter {1} is invalid::{1}|{0}</text:p>
          </table:table-cell>
        </table:table-row>
        <table:table-row>
          <table:table-cell table:style-name="Table28.A2" office:value-type="string">
            <text:p text:style-name="P95">Message tokens</text:p>
          </table:table-cell>
          <table:table-cell table:style-name="Table28.B2" office:value-type="string">
            <text:p text:style-name="P95">{0} : <text:span text:style-name="T93">parameter value</text:span></text:p>
            <text:p text:style-name="P101">{1} : parameter</text:p>
          </table:table-cell>
        </table:table-row>
      </table:table>
      <text:p text:style-name="P111"/>
      <text:h text:style-name="P154" text:outline-level="2"><text:bookmark-start text:name="__RefHeading__2741_352236872"/>CPNE2<text:span text:style-name="T96">7</text:span> - <text:span text:style-name="T94">ILLEGAL_CDR_CANCEL_STATE</text:span><text:bookmark-end text:name="__RefHeading__2741_352236872"/></text:h>
      <table:table table:name="Table42" table:style-name="Table42">
        <table:table-column table:style-name="Table42.A"/>
        <table:table-column table:style-name="Table42.B"/>
        <table:table-row>
          <table:table-cell table:style-name="Table42.A1" office:value-type="string">
            <text:p text:style-name="P95">Error Code</text:p>
          </table:table-cell>
          <table:table-cell table:style-name="Table42.B1" office:value-type="string">
            <text:p text:style-name="P95">CPNE<text:span text:style-name="T62">27</text:span></text:p>
          </table:table-cell>
        </table:table-row>
        <table:table-row>
          <table:table-cell table:style-name="Table42.A2" office:value-type="string">
            <text:p text:style-name="P95">Message format</text:p>
          </table:table-cell>
          <table:table-cell table:style-name="Table42.B2" office:value-type="string">
            <text:p text:style-name="P134">Coupon discount request with id {0} is already canceled::{0}</text:p>
          </table:table-cell>
        </table:table-row>
        <table:table-row>
          <table:table-cell table:style-name="Table42.A2" office:value-type="string">
            <text:p text:style-name="P95">Message tokens</text:p>
          </table:table-cell>
          <table:table-cell table:style-name="Table42.B2" office:value-type="string">
            <text:p text:style-name="P95">{0} : <text:span text:style-name="T64">Coupon discount request Id</text:span></text:p>
          </table:table-cell>
        </table:table-row>
      </table:table>
      <text:p text:style-name="P111"/>
      <text:h text:style-name="P154" text:outline-level="2"><text:bookmark-start text:name="__RefHeading__2743_352236872"/><text:soft-page-break/>CPNE2<text:span text:style-name="T96">8</text:span> - <text:span text:style-name="T94">ILLEGAL_CDR_COMMIT_STATE</text:span><text:bookmark-end text:name="__RefHeading__2743_352236872"/></text:h>
      <table:table table:name="Table43" table:style-name="Table43">
        <table:table-column table:style-name="Table43.A"/>
        <table:table-column table:style-name="Table43.B"/>
        <table:table-row>
          <table:table-cell table:style-name="Table43.A1" office:value-type="string">
            <text:p text:style-name="P95">Error Code</text:p>
          </table:table-cell>
          <table:table-cell table:style-name="Table43.B1" office:value-type="string">
            <text:p text:style-name="P95">CPNE<text:span text:style-name="T62">28</text:span></text:p>
          </table:table-cell>
        </table:table-row>
        <table:table-row>
          <table:table-cell table:style-name="Table43.A2" office:value-type="string">
            <text:p text:style-name="P95">Message format</text:p>
          </table:table-cell>
          <table:table-cell table:style-name="Table43.B2" office:value-type="string">
            <text:p text:style-name="P134">Coupon discount request with id {0} should be applied to be commited::{0}</text:p>
          </table:table-cell>
        </table:table-row>
        <table:table-row>
          <table:table-cell table:style-name="Table43.A2" office:value-type="string">
            <text:p text:style-name="P95">Message tokens</text:p>
          </table:table-cell>
          <table:table-cell table:style-name="Table43.B2" office:value-type="string">
            <text:p text:style-name="P95">{0} : <text:span text:style-name="T64">Coupon discount request Id</text:span></text:p>
          </table:table-cell>
        </table:table-row>
      </table:table>
      <text:p text:style-name="P111"/>
      <text:h text:style-name="P154" text:outline-level="2"><text:bookmark-start text:name="__RefHeading__2745_352236872"/>CPNE2<text:span text:style-name="T96">9</text:span> - <text:span text:style-name="T94">CONTEXT_ID_INAPPLICABLE</text:span><text:bookmark-end text:name="__RefHeading__2745_352236872"/></text:h>
      <table:table table:name="Table44" table:style-name="Table44">
        <table:table-column table:style-name="Table44.A"/>
        <table:table-column table:style-name="Table44.B"/>
        <table:table-row>
          <table:table-cell table:style-name="Table44.A1" office:value-type="string">
            <text:p text:style-name="P95">Error Code</text:p>
          </table:table-cell>
          <table:table-cell table:style-name="Table44.B1" office:value-type="string">
            <text:p text:style-name="P95">CPNE<text:span text:style-name="T62">29</text:span></text:p>
          </table:table-cell>
        </table:table-row>
        <table:table-row>
          <table:table-cell table:style-name="Table44.A2" office:value-type="string">
            <text:p text:style-name="P95">Message format</text:p>
          </table:table-cell>
          <table:table-cell table:style-name="Table44.B2" office:value-type="string">
            <text:p text:style-name="P134">Context id for coupon discount request with id {0} is already set::{0}</text:p>
          </table:table-cell>
        </table:table-row>
        <table:table-row>
          <table:table-cell table:style-name="Table44.A2" office:value-type="string">
            <text:p text:style-name="P95">Message tokens</text:p>
          </table:table-cell>
          <table:table-cell table:style-name="Table44.B2" office:value-type="string">
            <text:p text:style-name="P95">{0} : <text:span text:style-name="T64">Coupon discount request Id</text:span></text:p>
          </table:table-cell>
        </table:table-row>
      </table:table>
      <text:p text:style-name="P111"/>
      <text:p text:style-name="P111"/>
      <text:h text:style-name="P154" text:outline-level="2"><text:bookmark-start text:name="__RefHeading__2747_352236872"/>CPNE<text:span text:style-name="T96">30</text:span> - <text:span text:style-name="T94">CONTEXT_ID_REQUIRED</text:span><text:bookmark-end text:name="__RefHeading__2747_352236872"/></text:h>
      <table:table table:name="Table45" table:style-name="Table45">
        <table:table-column table:style-name="Table45.A"/>
        <table:table-column table:style-name="Table45.B"/>
        <table:table-row>
          <table:table-cell table:style-name="Table45.A1" office:value-type="string">
            <text:p text:style-name="P96">Error Code</text:p>
          </table:table-cell>
          <table:table-cell table:style-name="Table45.B1" office:value-type="string">
            <text:p text:style-name="P96">CPNE<text:span text:style-name="T94">30</text:span></text:p>
          </table:table-cell>
        </table:table-row>
        <table:table-row>
          <table:table-cell table:style-name="Table45.A2" office:value-type="string">
            <text:p text:style-name="P96">Message format</text:p>
          </table:table-cell>
          <table:table-cell table:style-name="Table45.B2" office:value-type="string">
            <text:p text:style-name="P134">Context id for coupon discount request with id {0} is needed to commit the request::{0}</text:p>
          </table:table-cell>
        </table:table-row>
        <table:table-row>
          <table:table-cell table:style-name="Table45.A2" office:value-type="string">
            <text:p text:style-name="P96">Message tokens</text:p>
          </table:table-cell>
          <table:table-cell table:style-name="Table45.B2" office:value-type="string">
            <text:p text:style-name="P96">{0} : <text:span text:style-name="T64">Coupon discount request Id</text:span></text:p>
          </table:table-cell>
        </table:table-row>
      </table:table>
      <text:p text:style-name="P114"/>
      <text:p text:style-name="P114"/>
      <text:p text:style-name="P114"/>
      <text:h text:style-name="P157" text:outline-level="2"><text:bookmark-start text:name="__RefHeading__2750_352236872"/>CPNE31 - COUPON_REFERRER_MAPPING_INVALID<text:bookmark-end text:name="__RefHeading__2750_352236872"/></text:h>
      <text:p text:style-name="P114"/>
      <table:table table:name="Table46" table:style-name="Table46">
        <table:table-column table:style-name="Table46.A"/>
        <table:table-column table:style-name="Table46.B"/>
        <table:table-row>
          <table:table-cell table:style-name="Table46.A1" office:value-type="string">
            <text:p text:style-name="P97">Error Code</text:p>
          </table:table-cell>
          <table:table-cell table:style-name="Table46.B1" office:value-type="string">
            <text:p text:style-name="P97">CPNE<text:span text:style-name="T96">31</text:span></text:p>
          </table:table-cell>
        </table:table-row>
        <table:table-row>
          <table:table-cell table:style-name="Table46.A2" office:value-type="string">
            <text:p text:style-name="P97">Message format</text:p>
          </table:table-cell>
          <table:table-cell table:style-name="Table46.B2" office:value-type="string">
            <text:p text:style-name="P129">Coupon code {0} is not applicable on the <text:span text:style-name="T96">area</text:span> {1}::{0}|{1}</text:p>
          </table:table-cell>
        </table:table-row>
        <table:table-row>
          <table:table-cell table:style-name="Table46.A2" office:value-type="string">
            <text:p text:style-name="P97">Message tokens</text:p>
          </table:table-cell>
          <table:table-cell table:style-name="Table46.B2" office:value-type="string">
            <text:p text:style-name="P97">{0} : <text:span text:style-name="T61">Conflicting code</text:span></text:p>
            <text:p text:style-name="P97">{1} : <text:span text:style-name="T96">Area Id</text:span></text:p>
          </table:table-cell>
        </table:table-row>
      </table:table>
      <text:p text:style-name="P122"/>
      <text:p text:style-name="Text_20_body"/>
      <text:h text:style-name="P149" text:outline-level="2"><text:bookmark-start text:name="__RefHeading__2752_352236872"/>CPNE32 - COUPON_REFERRER_MAPPING_INVALID<text:bookmark-end text:name="__RefHeading__2752_352236872"/></text:h>
      <text:p text:style-name="P31"/>
      <table:table table:name="Table47" table:style-name="Table47">
        <table:table-column table:style-name="Table47.A"/>
        <table:table-column table:style-name="Table47.B"/>
        <table:table-row>
          <table:table-cell table:style-name="Table47.A1" office:value-type="string">
            <text:p text:style-name="P97">Error Code</text:p>
          </table:table-cell>
          <table:table-cell table:style-name="Table47.B1" office:value-type="string">
            <text:p text:style-name="P97">CPNE<text:span text:style-name="T96">32</text:span></text:p>
          </table:table-cell>
        </table:table-row>
        <table:table-row>
          <table:table-cell table:style-name="Table47.A2" office:value-type="string">
            <text:p text:style-name="P97">Message format</text:p>
          </table:table-cell>
          <table:table-cell table:style-name="Table47.B2" office:value-type="string">
            <text:p text:style-name="P129">Coupon code {0} is not applicable on the <text:span text:style-name="T96">referrer source</text:span> {1}::{0}|{1}</text:p>
          </table:table-cell>
        </table:table-row>
        <table:table-row>
          <table:table-cell table:style-name="Table47.A2" office:value-type="string">
            <text:p text:style-name="P97">Message tokens</text:p>
          </table:table-cell>
          <table:table-cell table:style-name="Table47.B2" office:value-type="string">
            <text:p text:style-name="P97">{0} : <text:span text:style-name="T61">Conflicting code</text:span></text:p>
            <text:p text:style-name="P97">{1} : <text:span text:style-name="T96">Referrer Id</text:span></text:p>
          </table:table-cell>
        </table:table-row>
      </table:table>
      <text:p text:style-name="P122"><text:soft-page-break/></text:p>
      <text:p text:style-name="P47"/>
      <text:p text:style-name="Text_20_body"/>
      <text:p text:style-name="Text_20_body"/>
      <text:p text:style-name="Text_20_body"/>
      <text:p text:style-name="Text_20_body"/>
      <text:h text:style-name="Heading_20_1" text:outline-level="1"><text:bookmark-start text:name="__RefHeading__3161_729405323"/>TODO<text:bookmark-end text:name="__RefHeading__3161_729405323"/></text:h>
      <text:p text:style-name="P37">1. API for returning type of the coupon</text:p>
      <text:p text:style-name="P38">2. Provide PATCH URI to change the count of an existing product</text:p>
      <text:p text:style-name="P1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35ef04"/>
    </style:style>
    <style:style style:name="MP2" style:family="paragraph" style:parent-style-name="Footer">
      <style:text-properties fo:font-size="10pt" officeooo:rsid="001f5ab2" officeooo:paragraph-rsid="0071f2eb"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Copyright (c) 2015, Portea Medical</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1T17:24:40.219317326</meta:creation-date>
    <dc:date>2016-02-04T17:20:59.426027939</dc:date>
    <meta:editing-duration>P4DT13H15M47S</meta:editing-duration>
    <meta:editing-cycles>268</meta:editing-cycles>
    <meta:generator>LibreOffice/4.2.8.2$Linux_X86_64 LibreOffice_project/420m0$Build-2</meta:generator>
    <meta:document-statistic meta:table-count="47" meta:image-count="0" meta:object-count="0" meta:page-count="21" meta:paragraph-count="673" meta:word-count="2927" meta:character-count="19677" meta:non-whitespace-character-count="16746"/>
  </office:meta>
</office:document-meta>
</file>